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992cm"/>
    </style:style>
    <style:style style:family="table-column" style:name="co2">
      <style:table-column-properties fo:break-before="auto" style:column-width="2.602cm"/>
    </style:style>
    <style:style style:family="table-column" style:name="co3">
      <style:table-column-properties fo:break-before="auto" style:column-width="3.888cm"/>
    </style:style>
    <style:style style:family="table-column" style:name="co4">
      <style:table-column-properties fo:break-before="auto" style:column-width="1.231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182cm"/>
    </style:style>
    <style:style style:family="table-column" style:name="co7">
      <style:table-column-properties fo:break-before="auto" style:column-width="3.104cm"/>
    </style:style>
    <style:style style:family="table-column" style:name="co8">
      <style:table-column-properties fo:break-before="auto" style:column-width="3.161cm"/>
    </style:style>
    <style:style style:family="table-column" style:name="co9">
      <style:table-column-properties fo:break-before="auto" style:column-width="8.1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2.434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36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 table:number-columns-repeated="8"/>
        <table:table-column table:style-name="co6" table:default-cell-style-name="ce2"/>
        <table:table-column table:style-name="co5" table:default-cell-style-name="Default" table:number-columns-repeated="1011"/>
        <table:table-row table:style-name="ro1">
          <table:table-cell ns41:value-type="string" table:style-name="TL Title" office:value-type="string">
            <office:annotation draw:style-name="gr1" svg:height="2.913cm" draw:caption-point-y="-0.042cm" svg:width="6.295cm" svg:x="7.411cm" draw:caption-point-x="-0.429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T RIJK [Algemeen overzigt] TWEEDE GEDEELTE- INDEELING DER BEVOLKING DES RIJKS, NAAR DEN OUDERDOM. </text:p>
          </table:table-cell>
          <table:table-cell table:style-name="ce9" table:number-columns-repeated="11"/>
          <table:table-cell table:style-name="ce3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TL RowProperty" table:number-columns-spanned="1" office:value-type="string">
            <text:p>Gebied</text:p>
          </table:table-cell>
          <table:table-cell ns41:value-type="string" table:number-rows-spanned="2" table:style-name="TL RowProperty" table:number-columns-spanned="1" office:value-type="string">
            <text:p>Geboortejaar</text:p>
          </table:table-cell>
          <table:table-cell ns41:value-type="string" table:number-rows-spanned="2" table:style-name="TL RowProperty" table:number-columns-spanned="1" office:value-type="string">
            <text:p>Ouderdom</text:p>
          </table:table-cell>
          <table:table-cell table:style-name="ce20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1" office:value-type="string">
            <text:p>Algemeen totaal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style-name="ce11"/>
          <table:covered-table-cell table:style-name="ce16"/>
          <table:table-cell table:style-name="ce21"/>
          <table:table-cell ns41:value-type="string" table:style-name="TL ColHeader" office:value-type="string">
            <text:p>Ongehuwden</text:p>
          </table:table-cell>
          <table:table-cell ns41:value-type="string" table:style-name="TL ColHeader" office:value-type="string">
            <text:p>Gehuwden</text:p>
          </table:table-cell>
          <table:table-cell ns41:value-type="string" table:style-name="TL ColHeader" office:value-type="string">
            <text:p>Weduwnaars</text:p>
          </table:table-cell>
          <table:table-cell ns41:value-type="string" table:style-name="TL ColHeader" office:value-type="string">
            <text:p>Totaal</text:p>
          </table:table-cell>
          <table:table-cell ns41:value-type="string" table:style-name="TL ColHeader" office:value-type="string">
            <text:p>Ongehuwden</text:p>
          </table:table-cell>
          <table:table-cell ns41:value-type="string" table:style-name="TL ColHeader" office:value-type="string">
            <text:p>Gehuwden</text:p>
          </table:table-cell>
          <table:table-cell ns41:value-type="string" table:style-name="TL ColHeader" office:value-type="string">
            <text:p>Weduwnaars</text:p>
          </table:table-cell>
          <table:table-cell ns41:value-type="string" table:style-name="TL ColHeader" office:value-type="string">
            <text:p>Totaal</text:p>
          </table:table-cell>
          <table:covered-table-cell table:style-name="ce16"/>
          <table:table-cell table:style-name="ce36" table:number-columns-repeated="101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13.669" office:value-type="float">
            <text:p>13.669</text:p>
          </table:table-cell>
          <table:table-cell table:style-name="TL Data" table:number-columns-repeated="2"/>
          <table:table-cell ns41:value-type="float" table:style-name="TL Data" office:value="13.669" office:value-type="float">
            <text:p>13.669</text:p>
          </table:table-cell>
          <table:table-cell ns41:value-type="float" table:style-name="TL Data" office:value="13.659" office:value-type="float">
            <text:p>13.659</text:p>
          </table:table-cell>
          <table:table-cell table:style-name="TL Data" table:number-columns-repeated="2"/>
          <table:table-cell ns41:value-type="float" table:style-name="TL Data" office:value="13.659" office:value-type="float">
            <text:p>13.659</text:p>
          </table:table-cell>
          <table:table-cell ns41:value-type="float" table:style-name="TL Data" office:value="27.328" office:value-type="float">
            <text:p>27.3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11.957" office:value-type="float">
            <text:p>11.957</text:p>
          </table:table-cell>
          <table:table-cell table:style-name="TL Data" table:number-columns-repeated="2"/>
          <table:table-cell ns41:value-type="float" table:style-name="TL Data" office:value="11.957" office:value-type="float">
            <text:p>11.957</text:p>
          </table:table-cell>
          <table:table-cell ns41:value-type="float" table:style-name="TL Data" office:value="12.089" office:value-type="float">
            <text:p>12.089</text:p>
          </table:table-cell>
          <table:table-cell table:style-name="TL Data" table:number-columns-repeated="2"/>
          <table:table-cell ns41:value-type="float" table:style-name="TL Data" office:value="12.089" office:value-type="float">
            <text:p>12.089</text:p>
          </table:table-cell>
          <table:table-cell ns41:value-type="float" table:style-name="TL Data" office:value="24.046" office:value-type="float">
            <text:p>24.0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11.215" office:value-type="float">
            <text:p>11.215</text:p>
          </table:table-cell>
          <table:table-cell table:style-name="TL Data" table:number-columns-repeated="2"/>
          <table:table-cell ns41:value-type="float" table:style-name="TL Data" office:value="11.215" office:value-type="float">
            <text:p>11.215</text:p>
          </table:table-cell>
          <table:table-cell ns41:value-type="float" table:style-name="TL Data" office:value="11.398" office:value-type="float">
            <text:p>11.398</text:p>
          </table:table-cell>
          <table:table-cell table:style-name="TL Data" table:number-columns-repeated="2"/>
          <table:table-cell ns41:value-type="float" table:style-name="TL Data" office:value="11.398" office:value-type="float">
            <text:p>11.398</text:p>
          </table:table-cell>
          <table:table-cell ns41:value-type="float" table:style-name="TL Data" office:value="22.613" office:value-type="float">
            <text:p>22.6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11.052" office:value-type="float">
            <text:p>11.052</text:p>
          </table:table-cell>
          <table:table-cell table:style-name="TL Data" table:number-columns-repeated="2"/>
          <table:table-cell ns41:value-type="float" table:style-name="TL Data" office:value="11.052" office:value-type="float">
            <text:p>11.052</text:p>
          </table:table-cell>
          <table:table-cell ns41:value-type="float" table:style-name="TL Data" office:value="11.108" office:value-type="float">
            <text:p>11.108</text:p>
          </table:table-cell>
          <table:table-cell table:style-name="TL Data" table:number-columns-repeated="2"/>
          <table:table-cell ns41:value-type="float" table:style-name="TL Data" office:value="11.108" office:value-type="float">
            <text:p>11.108</text:p>
          </table:table-cell>
          <table:table-cell ns41:value-type="float" table:style-name="TL Data" office:value="22.16" office:value-type="float">
            <text:p>22.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11.653" office:value-type="float">
            <text:p>11.653</text:p>
          </table:table-cell>
          <table:table-cell table:style-name="TL Data" table:number-columns-repeated="2"/>
          <table:table-cell ns41:value-type="float" table:style-name="TL Data" office:value="11.653" office:value-type="float">
            <text:p>11.653</text:p>
          </table:table-cell>
          <table:table-cell ns41:value-type="float" table:style-name="TL Data" office:value="11.746" office:value-type="float">
            <text:p>11.746</text:p>
          </table:table-cell>
          <table:table-cell table:style-name="TL Data" table:number-columns-repeated="2"/>
          <table:table-cell ns41:value-type="float" table:style-name="TL Data" office:value="11.746" office:value-type="float">
            <text:p>11.746</text:p>
          </table:table-cell>
          <table:table-cell ns41:value-type="float" table:style-name="TL Data" office:value="23.399" office:value-type="float">
            <text:p>23.3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12.105" office:value-type="float">
            <text:p>12.105</text:p>
          </table:table-cell>
          <table:table-cell table:style-name="TL Data" table:number-columns-repeated="2"/>
          <table:table-cell ns41:value-type="float" table:style-name="TL Data" office:value="12.105" office:value-type="float">
            <text:p>12.105</text:p>
          </table:table-cell>
          <table:table-cell ns41:value-type="float" table:style-name="TL Data" office:value="11.971" office:value-type="float">
            <text:p>11.971</text:p>
          </table:table-cell>
          <table:table-cell table:style-name="TL Data" table:number-columns-repeated="2"/>
          <table:table-cell ns41:value-type="float" table:style-name="TL Data" office:value="11.971" office:value-type="float">
            <text:p>11.971</text:p>
          </table:table-cell>
          <table:table-cell ns41:value-type="float" table:style-name="TL Data" office:value="24.076" office:value-type="float">
            <text:p>24.0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11.841" office:value-type="float">
            <text:p>11.841</text:p>
          </table:table-cell>
          <table:table-cell table:style-name="TL Data" table:number-columns-repeated="2"/>
          <table:table-cell ns41:value-type="float" table:style-name="TL Data" office:value="11.841" office:value-type="float">
            <text:p>11.841</text:p>
          </table:table-cell>
          <table:table-cell ns41:value-type="float" table:style-name="TL Data" office:value="11.717" office:value-type="float">
            <text:p>11.717</text:p>
          </table:table-cell>
          <table:table-cell table:style-name="TL Data" table:number-columns-repeated="2"/>
          <table:table-cell ns41:value-type="float" table:style-name="TL Data" office:value="11.717" office:value-type="float">
            <text:p>11.717</text:p>
          </table:table-cell>
          <table:table-cell ns41:value-type="float" table:style-name="TL Data" office:value="23.558" office:value-type="float">
            <text:p>23.5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11.68" office:value-type="float">
            <text:p>11.68</text:p>
          </table:table-cell>
          <table:table-cell table:style-name="TL Data" table:number-columns-repeated="2"/>
          <table:table-cell ns41:value-type="float" table:style-name="TL Data" office:value="11.68" office:value-type="float">
            <text:p>11.68</text:p>
          </table:table-cell>
          <table:table-cell ns41:value-type="float" table:style-name="TL Data" office:value="11.705" office:value-type="float">
            <text:p>11.705</text:p>
          </table:table-cell>
          <table:table-cell table:style-name="TL Data" table:number-columns-repeated="2"/>
          <table:table-cell ns41:value-type="float" table:style-name="TL Data" office:value="11.705" office:value-type="float">
            <text:p>11.705</text:p>
          </table:table-cell>
          <table:table-cell ns41:value-type="float" table:style-name="TL Data" office:value="23.385" office:value-type="float">
            <text:p>23.38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11.454" office:value-type="float">
            <text:p>11.454</text:p>
          </table:table-cell>
          <table:table-cell table:style-name="TL Data" table:number-columns-repeated="2"/>
          <table:table-cell ns41:value-type="float" table:style-name="TL Data" office:value="11.454" office:value-type="float">
            <text:p>11.454</text:p>
          </table:table-cell>
          <table:table-cell ns41:value-type="float" table:style-name="TL Data" office:value="11.343" office:value-type="float">
            <text:p>11.343</text:p>
          </table:table-cell>
          <table:table-cell table:style-name="TL Data" table:number-columns-repeated="2"/>
          <table:table-cell ns41:value-type="float" table:style-name="TL Data" office:value="11.343" office:value-type="float">
            <text:p>11.343</text:p>
          </table:table-cell>
          <table:table-cell ns41:value-type="float" table:style-name="TL Data" office:value="22.797" office:value-type="float">
            <text:p>22.7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11.519" office:value-type="float">
            <text:p>11.519</text:p>
          </table:table-cell>
          <table:table-cell table:style-name="TL Data" table:number-columns-repeated="2"/>
          <table:table-cell ns41:value-type="float" table:style-name="TL Data" office:value="11.519" office:value-type="float">
            <text:p>11.519</text:p>
          </table:table-cell>
          <table:table-cell ns41:value-type="float" table:style-name="TL Data" office:value="11.664" office:value-type="float">
            <text:p>11.664</text:p>
          </table:table-cell>
          <table:table-cell table:style-name="TL Data" table:number-columns-repeated="2"/>
          <table:table-cell ns41:value-type="float" table:style-name="TL Data" office:value="11.664" office:value-type="float">
            <text:p>11.664</text:p>
          </table:table-cell>
          <table:table-cell ns41:value-type="float" table:style-name="TL Data" office:value="23.183" office:value-type="float">
            <text:p>23.1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11.438" office:value-type="float">
            <text:p>11.438</text:p>
          </table:table-cell>
          <table:table-cell table:style-name="TL Data" table:number-columns-repeated="2"/>
          <table:table-cell ns41:value-type="float" table:style-name="TL Data" office:value="11.438" office:value-type="float">
            <text:p>11.438</text:p>
          </table:table-cell>
          <table:table-cell ns41:value-type="float" table:style-name="TL Data" office:value="11.658" office:value-type="float">
            <text:p>11.658</text:p>
          </table:table-cell>
          <table:table-cell table:style-name="TL Data" table:number-columns-repeated="2"/>
          <table:table-cell ns41:value-type="float" table:style-name="TL Data" office:value="11.658" office:value-type="float">
            <text:p>11.658</text:p>
          </table:table-cell>
          <table:table-cell ns41:value-type="float" table:style-name="TL Data" office:value="23.096" office:value-type="float">
            <text:p>23.0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11.199" office:value-type="float">
            <text:p>11.199</text:p>
          </table:table-cell>
          <table:table-cell table:style-name="TL Data" table:number-columns-repeated="2"/>
          <table:table-cell ns41:value-type="float" table:style-name="TL Data" office:value="11.199" office:value-type="float">
            <text:p>11.199</text:p>
          </table:table-cell>
          <table:table-cell ns41:value-type="float" table:style-name="TL Data" office:value="11.414" office:value-type="float">
            <text:p>11.414</text:p>
          </table:table-cell>
          <table:table-cell table:style-name="TL Data" table:number-columns-repeated="2"/>
          <table:table-cell ns41:value-type="float" table:style-name="TL Data" office:value="11.414" office:value-type="float">
            <text:p>11.414</text:p>
          </table:table-cell>
          <table:table-cell ns41:value-type="float" table:style-name="TL Data" office:value="22.613" office:value-type="float">
            <text:p>22.6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11.061" office:value-type="float">
            <text:p>11.061</text:p>
          </table:table-cell>
          <table:table-cell table:style-name="TL Data" table:number-columns-repeated="2"/>
          <table:table-cell ns41:value-type="float" table:style-name="TL Data" office:value="11.061" office:value-type="float">
            <text:p>11.061</text:p>
          </table:table-cell>
          <table:table-cell ns41:value-type="float" table:style-name="TL Data" office:value="11.291" office:value-type="float">
            <text:p>11.291</text:p>
          </table:table-cell>
          <table:table-cell table:style-name="TL Data" table:number-columns-repeated="2"/>
          <table:table-cell ns41:value-type="float" table:style-name="TL Data" office:value="11.291" office:value-type="float">
            <text:p>11.291</text:p>
          </table:table-cell>
          <table:table-cell ns41:value-type="float" table:style-name="TL Data" office:value="22.352" office:value-type="float">
            <text:p>22.3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10.899" office:value-type="float">
            <text:p>10.899</text:p>
          </table:table-cell>
          <table:table-cell table:style-name="TL Data" table:number-columns-repeated="2"/>
          <table:table-cell ns41:value-type="float" table:style-name="TL Data" office:value="10.899" office:value-type="float">
            <text:p>10.899</text:p>
          </table:table-cell>
          <table:table-cell ns41:value-type="float" table:style-name="TL Data" office:value="10.723" office:value-type="float">
            <text:p>10.723</text:p>
          </table:table-cell>
          <table:table-cell table:style-name="TL Data" table:number-columns-repeated="2"/>
          <table:table-cell ns41:value-type="float" table:style-name="TL Data" office:value="10.723" office:value-type="float">
            <text:p>10.723</text:p>
          </table:table-cell>
          <table:table-cell ns41:value-type="float" table:style-name="TL Data" office:value="21.622" office:value-type="float">
            <text:p>21.6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10.659" office:value-type="float">
            <text:p>10.659</text:p>
          </table:table-cell>
          <table:table-cell table:style-name="TL Data" table:number-columns-repeated="2"/>
          <table:table-cell ns41:value-type="float" table:style-name="TL Data" office:value="10.659" office:value-type="float">
            <text:p>10.659</text:p>
          </table:table-cell>
          <table:table-cell ns41:value-type="float" table:style-name="TL Data" office:value="10.807" office:value-type="float">
            <text:p>10.807</text:p>
          </table:table-cell>
          <table:table-cell table:style-name="TL Data" table:number-columns-repeated="2"/>
          <table:table-cell ns41:value-type="float" table:style-name="TL Data" office:value="10.807" office:value-type="float">
            <text:p>10.807</text:p>
          </table:table-cell>
          <table:table-cell ns41:value-type="float" table:style-name="TL Data" office:value="21.466" office:value-type="float">
            <text:p>21.4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0.053" office:value-type="float">
            <text:p>10.053</text:p>
          </table:table-cell>
          <table:table-cell table:style-name="TL Data" table:number-columns-repeated="2"/>
          <table:table-cell ns41:value-type="float" table:style-name="TL Data" office:value="10.053" office:value-type="float">
            <text:p>10.053</text:p>
          </table:table-cell>
          <table:table-cell ns41:value-type="float" table:style-name="TL Data" office:value="10.095" office:value-type="float">
            <text:p>10.095</text:p>
          </table:table-cell>
          <table:table-cell table:style-name="TL Data" table:number-columns-repeated="2"/>
          <table:table-cell ns41:value-type="float" table:style-name="TL Data" office:value="10.095" office:value-type="float">
            <text:p>10.095</text:p>
          </table:table-cell>
          <table:table-cell ns41:value-type="float" table:style-name="TL Data" office:value="20.148" office:value-type="float">
            <text:p>20.1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10.077" office:value-type="float">
            <text:p>10.077</text:p>
          </table:table-cell>
          <table:table-cell table:style-name="TL Data" table:number-columns-repeated="2"/>
          <table:table-cell ns41:value-type="float" table:style-name="TL Data" office:value="10.077" office:value-type="float">
            <text:p>10.077</text:p>
          </table:table-cell>
          <table:table-cell ns41:value-type="float" table:style-name="TL Data" office:value="10.206" office:value-type="float">
            <text:p>10.20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.216" office:value-type="float">
            <text:p>10.216</text:p>
          </table:table-cell>
          <table:table-cell ns41:value-type="float" table:style-name="TL Data" office:value="20.293" office:value-type="float">
            <text:p>20.2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9.228" office:value-type="float">
            <text:p>9.2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TL Data" office:value-type="string">
            <text:p>9,230/A</text:p>
          </table:table-cell>
          <table:table-cell ns41:value-type="float" table:style-name="TL Data" office:value="9.378" office:value-type="float">
            <text:p>9.37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.406" office:value-type="float">
            <text:p>9.406</text:p>
          </table:table-cell>
          <table:table-cell ns41:value-type="float" table:style-name="TL Data" office:value="18.636" office:value-type="float">
            <text:p>18.6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9.146" office:value-type="float">
            <text:p>9.14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.18" office:value-type="float">
            <text:p>9.18</text:p>
          </table:table-cell>
          <table:table-cell ns41:value-type="float" table:style-name="TL Data" office:value="9.338" office:value-type="float">
            <text:p>9.33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.4" office:value-type="float">
            <text:p>9.4</text:p>
          </table:table-cell>
          <table:table-cell ns41:value-type="float" table:style-name="TL Data" office:value="18.58" office:value-type="float">
            <text:p>18.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9.96" office:value-type="float">
            <text:p>9.96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string" table:style-name="TL Data" office:value-type="string">
            <text:p>10,027/B</text:p>
          </table:table-cell>
          <table:table-cell ns41:value-type="float" table:style-name="TL Data" office:value="10.256" office:value-type="float">
            <text:p>10.256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.48" office:value-type="float">
            <text:p>10.48</text:p>
          </table:table-cell>
          <table:table-cell ns41:value-type="float" table:style-name="TL Data" office:value="20.507" office:value-type="float">
            <text:p>20.5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9.987" office:value-type="float">
            <text:p>9.98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.212" office:value-type="float">
            <text:p>10.212</text:p>
          </table:table-cell>
          <table:table-cell ns41:value-type="float" table:style-name="TL Data" office:value="10.536" office:value-type="float">
            <text:p>10.536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.049" office:value-type="float">
            <text:p>11.049</text:p>
          </table:table-cell>
          <table:table-cell ns41:value-type="float" table:style-name="TL Data" office:value="21.261" office:value-type="float">
            <text:p>21.2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9.044" office:value-type="float">
            <text:p>9.044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TL Data" office:value-type="string">
            <text:p>9,342/A</text:p>
          </table:table-cell>
          <table:table-cell ns41:value-type="float" table:style-name="TL Data" office:value="9.421" office:value-type="float">
            <text:p>9.421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.127" office:value-type="float">
            <text:p>10.127</text:p>
          </table:table-cell>
          <table:table-cell ns41:value-type="float" table:style-name="TL Data" office:value="19.469" office:value-type="float">
            <text:p>19.4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8.694" office:value-type="float">
            <text:p>8.694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.25" office:value-type="float">
            <text:p>9.25</text:p>
          </table:table-cell>
          <table:table-cell ns41:value-type="float" table:style-name="TL Data" office:value="9.214" office:value-type="float">
            <text:p>9.214</text:p>
          </table:table-cell>
          <table:table-cell ns41:value-type="float" table:style-name="TL Data" office:value="1.153" office:value-type="float">
            <text:p>1.15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.402" office:value-type="float">
            <text:p>10.402</text:p>
          </table:table-cell>
          <table:table-cell ns41:value-type="float" table:style-name="TL Data" office:value="19.652" office:value-type="float">
            <text:p>19.6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8.678" office:value-type="float">
            <text:p>8.678</text:p>
          </table:table-cell>
          <table:table-cell ns41:value-type="float" table:style-name="TL Data" office:value="1.013" office:value-type="float">
            <text:p>1.013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9,711/A</text:p>
          </table:table-cell>
          <table:table-cell ns41:value-type="float" table:style-name="TL Data" office:value="9.33" office:value-type="float">
            <text:p>9.33</text:p>
          </table:table-cell>
          <table:table-cell ns41:value-type="float" table:style-name="TL Data" office:value="1.782" office:value-type="float">
            <text:p>1.782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1,154/E</text:p>
          </table:table-cell>
          <table:table-cell ns41:value-type="float" table:style-name="TL Data" office:value="20.865" office:value-type="float">
            <text:p>20.8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7.885" office:value-type="float">
            <text:p>7.885</text:p>
          </table:table-cell>
          <table:table-cell ns41:value-type="float" table:style-name="TL Data" office:value="1.609" office:value-type="float">
            <text:p>1.609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9,530/B</text:p>
          </table:table-cell>
          <table:table-cell ns41:value-type="float" table:style-name="TL Data" office:value="8.705" office:value-type="float">
            <text:p>8.705</text:p>
          </table:table-cell>
          <table:table-cell ns41:value-type="float" table:style-name="TL Data" office:value="2.441" office:value-type="float">
            <text:p>2.44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.23" office:value-type="float">
            <text:p>11.23</text:p>
          </table:table-cell>
          <table:table-cell ns41:value-type="float" table:style-name="TL Data" office:value="20.76" office:value-type="float">
            <text:p>20.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7.384" office:value-type="float">
            <text:p>7.384</text:p>
          </table:table-cell>
          <table:table-cell ns41:value-type="float" table:style-name="TL Data" office:value="2.445" office:value-type="float">
            <text:p>2.445</text:p>
          </table:table-cell>
          <table:table-cell ns41:value-type="float" table:style-name="TL Data" office:value="58" office:value-type="float">
            <text:p>58</text:p>
          </table:table-cell>
          <table:table-cell ns41:value-type="string" table:style-name="TL Data" office:value-type="string">
            <text:p>9,889/B</text:p>
          </table:table-cell>
          <table:table-cell ns41:value-type="float" table:style-name="TL Data" office:value="8.17" office:value-type="float">
            <text:p>8.17</text:p>
          </table:table-cell>
          <table:table-cell ns41:value-type="float" table:style-name="TL Data" office:value="3.178" office:value-type="float">
            <text:p>3.178</text:p>
          </table:table-cell>
          <table:table-cell ns41:value-type="float" table:style-name="TL Data" office:value="107" office:value-type="float">
            <text:p>107</text:p>
          </table:table-cell>
          <table:table-cell ns41:value-type="string" table:style-name="TL Data" office:value-type="string">
            <text:p>11,456/E</text:p>
          </table:table-cell>
          <table:table-cell ns41:value-type="float" table:style-name="TL Data" office:value="21.345" office:value-type="float">
            <text:p>21.3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6.21" office:value-type="float">
            <text:p>6.21</text:p>
          </table:table-cell>
          <table:table-cell ns41:value-type="float" table:style-name="TL Data" office:value="3.038" office:value-type="float">
            <text:p>3.038</text:p>
          </table:table-cell>
          <table:table-cell ns41:value-type="float" table:style-name="TL Data" office:value="75" office:value-type="float">
            <text:p>75</text:p>
          </table:table-cell>
          <table:table-cell ns41:value-type="string" table:style-name="TL Data" office:value-type="string">
            <text:p>9,324/A</text:p>
          </table:table-cell>
          <table:table-cell ns41:value-type="float" table:style-name="TL Data" office:value="7.129" office:value-type="float">
            <text:p>7.129</text:p>
          </table:table-cell>
          <table:table-cell ns41:value-type="float" table:style-name="TL Data" office:value="3.699" office:value-type="float">
            <text:p>3.69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.947" office:value-type="float">
            <text:p>10.947</text:p>
          </table:table-cell>
          <table:table-cell ns41:value-type="float" table:style-name="TL Data" office:value="20.271" office:value-type="float">
            <text:p>20.2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5.257" office:value-type="float">
            <text:p>5.257</text:p>
          </table:table-cell>
          <table:table-cell ns41:value-type="float" table:style-name="TL Data" office:value="3.631" office:value-type="float">
            <text:p>3.63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.994" office:value-type="float">
            <text:p>8.994</text:p>
          </table:table-cell>
          <table:table-cell ns41:value-type="float" table:style-name="TL Data" office:value="6.088" office:value-type="float">
            <text:p>6.088</text:p>
          </table:table-cell>
          <table:table-cell ns41:value-type="float" table:style-name="TL Data" office:value="4.158" office:value-type="float">
            <text:p>4.158</text:p>
          </table:table-cell>
          <table:table-cell ns41:value-type="float" table:style-name="TL Data" office:value="154" office:value-type="float">
            <text:p>154</text:p>
          </table:table-cell>
          <table:table-cell ns41:value-type="string" table:style-name="TL Data" office:value-type="string">
            <text:p>10,401/E</text:p>
          </table:table-cell>
          <table:table-cell ns41:value-type="float" table:style-name="TL Data" office:value="19.395" office:value-type="float">
            <text:p>19.3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4.301" office:value-type="float">
            <text:p>4.301</text:p>
          </table:table-cell>
          <table:table-cell ns41:value-type="float" table:style-name="TL Data" office:value="4.007" office:value-type="float">
            <text:p>4.00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.391" office:value-type="float">
            <text:p>8.391</text:p>
          </table:table-cell>
          <table:table-cell ns41:value-type="float" table:style-name="TL Data" office:value="5.448" office:value-type="float">
            <text:p>5.448</text:p>
          </table:table-cell>
          <table:table-cell ns41:value-type="float" table:style-name="TL Data" office:value="4.34" office:value-type="float">
            <text:p>4.3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9.975" office:value-type="float">
            <text:p>9.975</text:p>
          </table:table-cell>
          <table:table-cell ns41:value-type="float" table:style-name="TL Data" office:value="18.366" office:value-type="float">
            <text:p>18.3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3.802" office:value-type="float">
            <text:p>3.802</text:p>
          </table:table-cell>
          <table:table-cell ns41:value-type="float" table:style-name="TL Data" office:value="4.156" office:value-type="float">
            <text:p>4.15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.052" office:value-type="float">
            <text:p>8.052</text:p>
          </table:table-cell>
          <table:table-cell ns41:value-type="float" table:style-name="TL Data" office:value="4.542" office:value-type="float">
            <text:p>4.542</text:p>
          </table:table-cell>
          <table:table-cell ns41:value-type="float" table:style-name="TL Data" office:value="4.41" office:value-type="float">
            <text:p>4.4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9.175" office:value-type="float">
            <text:p>9.175</text:p>
          </table:table-cell>
          <table:table-cell ns41:value-type="float" table:style-name="TL Data" office:value="17.227" office:value-type="float">
            <text:p>17.2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3.501" office:value-type="float">
            <text:p>3.501</text:p>
          </table:table-cell>
          <table:table-cell ns41:value-type="float" table:style-name="TL Data" office:value="4.84" office:value-type="float">
            <text:p>4.84</text:p>
          </table:table-cell>
          <table:table-cell ns41:value-type="float" table:style-name="TL Data" office:value="141" office:value-type="float">
            <text:p>141</text:p>
          </table:table-cell>
          <table:table-cell ns41:value-type="string" table:style-name="TL Data" office:value-type="string">
            <text:p>8,484/B</text:p>
          </table:table-cell>
          <table:table-cell ns41:value-type="float" table:style-name="TL Data" office:value="4.449" office:value-type="float">
            <text:p>4.449</text:p>
          </table:table-cell>
          <table:table-cell ns41:value-type="float" table:style-name="TL Data" office:value="5.29" office:value-type="float">
            <text:p>5.2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0.013" office:value-type="float">
            <text:p>10.013</text:p>
          </table:table-cell>
          <table:table-cell ns41:value-type="float" table:style-name="TL Data" office:value="18.497" office:value-type="float">
            <text:p>18.4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2.653" office:value-type="float">
            <text:p>2.653</text:p>
          </table:table-cell>
          <table:table-cell ns41:value-type="float" table:style-name="TL Data" office:value="4.46" office:value-type="float">
            <text:p>4.4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7.257" office:value-type="float">
            <text:p>7.257</text:p>
          </table:table-cell>
          <table:table-cell ns41:value-type="float" table:style-name="TL Data" office:value="3.176" office:value-type="float">
            <text:p>3.176</text:p>
          </table:table-cell>
          <table:table-cell ns41:value-type="float" table:style-name="TL Data" office:value="4.811" office:value-type="float">
            <text:p>4.81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8.233" office:value-type="float">
            <text:p>8.233</text:p>
          </table:table-cell>
          <table:table-cell ns41:value-type="float" table:style-name="TL Data" office:value="15.49" office:value-type="float">
            <text:p>15.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2.4" office:value-type="float">
            <text:p>2.4</text:p>
          </table:table-cell>
          <table:table-cell ns41:value-type="float" table:style-name="TL Data" office:value="4.857" office:value-type="float">
            <text:p>4.85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7.409" office:value-type="float">
            <text:p>7.409</text:p>
          </table:table-cell>
          <table:table-cell ns41:value-type="float" table:style-name="TL Data" office:value="3.027" office:value-type="float">
            <text:p>3.027</text:p>
          </table:table-cell>
          <table:table-cell ns41:value-type="float" table:style-name="TL Data" office:value="5.117" office:value-type="float">
            <text:p>5.117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8.474" office:value-type="float">
            <text:p>8.474</text:p>
          </table:table-cell>
          <table:table-cell ns41:value-type="float" table:style-name="TL Data" office:value="15.883" office:value-type="float">
            <text:p>15.8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2.018" office:value-type="float">
            <text:p>2.018</text:p>
          </table:table-cell>
          <table:table-cell ns41:value-type="float" table:style-name="TL Data" office:value="5.19" office:value-type="float">
            <text:p>5.1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7.387" office:value-type="float">
            <text:p>7.387</text:p>
          </table:table-cell>
          <table:table-cell ns41:value-type="float" table:style-name="TL Data" office:value="2.761" office:value-type="float">
            <text:p>2.761</text:p>
          </table:table-cell>
          <table:table-cell ns41:value-type="float" table:style-name="TL Data" office:value="5.42" office:value-type="float">
            <text:p>5.42</text:p>
          </table:table-cell>
          <table:table-cell ns41:value-type="float" table:style-name="TL Data" office:value="370" office:value-type="float">
            <text:p>370</text:p>
          </table:table-cell>
          <table:table-cell ns41:value-type="string" table:style-name="TL Data" office:value-type="string">
            <text:p>8,552/E</text:p>
          </table:table-cell>
          <table:table-cell ns41:value-type="float" table:style-name="TL Data" office:value="15.939" office:value-type="float">
            <text:p>15.9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1.898" office:value-type="float">
            <text:p>1.898</text:p>
          </table:table-cell>
          <table:table-cell ns41:value-type="float" table:style-name="TL Data" office:value="5.193" office:value-type="float">
            <text:p>5.19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7.282" office:value-type="float">
            <text:p>7.282</text:p>
          </table:table-cell>
          <table:table-cell ns41:value-type="float" table:style-name="TL Data" office:value="2.427" office:value-type="float">
            <text:p>2.427</text:p>
          </table:table-cell>
          <table:table-cell ns41:value-type="float" table:style-name="TL Data" office:value="5.393" office:value-type="float">
            <text:p>5.393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8.26" office:value-type="float">
            <text:p>8.26</text:p>
          </table:table-cell>
          <table:table-cell ns41:value-type="float" table:style-name="TL Data" office:value="15.542" office:value-type="float">
            <text:p>15.5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1.592" office:value-type="float">
            <text:p>1.592</text:p>
          </table:table-cell>
          <table:table-cell ns41:value-type="float" table:style-name="TL Data" office:value="5.134" office:value-type="float">
            <text:p>5.134</text:p>
          </table:table-cell>
          <table:table-cell ns41:value-type="float" table:style-name="TL Data" office:value="191" office:value-type="float">
            <text:p>191</text:p>
          </table:table-cell>
          <table:table-cell ns41:value-type="string" table:style-name="TL Data" office:value-type="string">
            <text:p>6,918/A</text:p>
          </table:table-cell>
          <table:table-cell ns41:value-type="float" table:style-name="TL Data" office:value="2.175" office:value-type="float">
            <text:p>2.175</text:p>
          </table:table-cell>
          <table:table-cell ns41:value-type="float" table:style-name="TL Data" office:value="5.158" office:value-type="float">
            <text:p>5.158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7.754" office:value-type="float">
            <text:p>7.754</text:p>
          </table:table-cell>
          <table:table-cell ns41:value-type="float" table:style-name="TL Data" office:value="14.672" office:value-type="float">
            <text:p>14.67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1.443" office:value-type="float">
            <text:p>1.443</text:p>
          </table:table-cell>
          <table:table-cell ns41:value-type="float" table:style-name="TL Data" office:value="5.106" office:value-type="float">
            <text:p>5.10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6.766" office:value-type="float">
            <text:p>6.766</text:p>
          </table:table-cell>
          <table:table-cell ns41:value-type="float" table:style-name="TL Data" office:value="2.051" office:value-type="float">
            <text:p>2.051</text:p>
          </table:table-cell>
          <table:table-cell ns41:value-type="float" table:style-name="TL Data" office:value="5.449" office:value-type="float">
            <text:p>5.449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8.025" office:value-type="float">
            <text:p>8.025</text:p>
          </table:table-cell>
          <table:table-cell ns41:value-type="float" table:style-name="TL Data" office:value="14.791" office:value-type="float">
            <text:p>14.7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1.219" office:value-type="float">
            <text:p>1.219</text:p>
          </table:table-cell>
          <table:table-cell ns41:value-type="float" table:style-name="TL Data" office:value="5.178" office:value-type="float">
            <text:p>5.178</text:p>
          </table:table-cell>
          <table:table-cell ns41:value-type="float" table:style-name="TL Data" office:value="240" office:value-type="float">
            <text:p>240</text:p>
          </table:table-cell>
          <table:table-cell ns41:value-type="string" table:style-name="TL Data" office:value-type="string">
            <text:p>6,640/C</text:p>
          </table:table-cell>
          <table:table-cell ns41:value-type="float" table:style-name="TL Data" office:value="1.781" office:value-type="float">
            <text:p>1.781</text:p>
          </table:table-cell>
          <table:table-cell ns41:value-type="float" table:style-name="TL Data" office:value="5.01" office:value-type="float">
            <text:p>5.01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7.294" office:value-type="float">
            <text:p>7.294</text:p>
          </table:table-cell>
          <table:table-cell ns41:value-type="float" table:style-name="TL Data" office:value="13.934" office:value-type="float">
            <text:p>13.9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1.147" office:value-type="float">
            <text:p>1.147</text:p>
          </table:table-cell>
          <table:table-cell ns41:value-type="float" table:style-name="TL Data" office:value="5.496" office:value-type="float">
            <text:p>5.496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6.918" office:value-type="float">
            <text:p>6.918</text:p>
          </table:table-cell>
          <table:table-cell ns41:value-type="float" table:style-name="TL Data" office:value="1.896" office:value-type="float">
            <text:p>1.896</text:p>
          </table:table-cell>
          <table:table-cell ns41:value-type="float" table:style-name="TL Data" office:value="5.436" office:value-type="float">
            <text:p>5.436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7.944" office:value-type="float">
            <text:p>7.944</text:p>
          </table:table-cell>
          <table:table-cell ns41:value-type="float" table:style-name="TL Data" office:value="14.862" office:value-type="float">
            <text:p>14.8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1.06" office:value-type="float">
            <text:p>1.06</text:p>
          </table:table-cell>
          <table:table-cell ns41:value-type="float" table:style-name="TL Data" office:value="5.202" office:value-type="float">
            <text:p>5.202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6.525" office:value-type="float">
            <text:p>6.525</text:p>
          </table:table-cell>
          <table:table-cell ns41:value-type="float" table:style-name="TL Data" office:value="1.725" office:value-type="float">
            <text:p>1.725</text:p>
          </table:table-cell>
          <table:table-cell ns41:value-type="float" table:style-name="TL Data" office:value="5.348" office:value-type="float">
            <text:p>5.348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7.723" office:value-type="float">
            <text:p>7.723</text:p>
          </table:table-cell>
          <table:table-cell ns41:value-type="float" table:style-name="TL Data" office:value="14.248" office:value-type="float">
            <text:p>14.2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1.002" office:value-type="float">
            <text:p>1.002</text:p>
          </table:table-cell>
          <table:table-cell ns41:value-type="float" table:style-name="TL Data" office:value="5.071" office:value-type="float">
            <text:p>5.071</text:p>
          </table:table-cell>
          <table:table-cell ns41:value-type="float" table:style-name="TL Data" office:value="273" office:value-type="float">
            <text:p>273</text:p>
          </table:table-cell>
          <table:table-cell ns41:value-type="string" table:style-name="TL Data" office:value-type="string">
            <text:p>6,347/A</text:p>
          </table:table-cell>
          <table:table-cell ns41:value-type="float" table:style-name="TL Data" office:value="1.68" office:value-type="float">
            <text:p>1.68</text:p>
          </table:table-cell>
          <table:table-cell ns41:value-type="float" table:style-name="TL Data" office:value="5.141" office:value-type="float">
            <text:p>5.141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7.513" office:value-type="float">
            <text:p>7.513</text:p>
          </table:table-cell>
          <table:table-cell ns41:value-type="float" table:style-name="TL Data" office:value="13.86" office:value-type="float">
            <text:p>13.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4.444" office:value-type="float">
            <text:p>4.444</text:p>
          </table:table-cell>
          <table:table-cell ns41:value-type="float" table:style-name="TL Data" office:value="221" office:value-type="float">
            <text:p>221</text:p>
          </table:table-cell>
          <table:table-cell ns41:value-type="string" table:style-name="TL Data" office:value-type="string">
            <text:p>5,441/A</text:p>
          </table:table-cell>
          <table:table-cell ns41:value-type="float" table:style-name="TL Data" office:value="1.31" office:value-type="float">
            <text:p>1.31</text:p>
          </table:table-cell>
          <table:table-cell ns41:value-type="float" table:style-name="TL Data" office:value="4.399" office:value-type="float">
            <text:p>4.399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.379" office:value-type="float">
            <text:p>6.379</text:p>
          </table:table-cell>
          <table:table-cell ns41:value-type="float" table:style-name="TL Data" office:value="11.82" office:value-type="float">
            <text:p>11.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4.824" office:value-type="float">
            <text:p>4.824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5.903" office:value-type="float">
            <text:p>5.903</text:p>
          </table:table-cell>
          <table:table-cell ns41:value-type="float" table:style-name="TL Data" office:value="1.349" office:value-type="float">
            <text:p>1.349</text:p>
          </table:table-cell>
          <table:table-cell ns41:value-type="float" table:style-name="TL Data" office:value="4.857" office:value-type="float">
            <text:p>4.857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6.916" office:value-type="float">
            <text:p>6.916</text:p>
          </table:table-cell>
          <table:table-cell ns41:value-type="float" table:style-name="TL Data" office:value="12.819" office:value-type="float">
            <text:p>12.8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4.703" office:value-type="float">
            <text:p>4.703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5.641" office:value-type="float">
            <text:p>5.641</text:p>
          </table:table-cell>
          <table:table-cell ns41:value-type="float" table:style-name="TL Data" office:value="1.28" office:value-type="float">
            <text:p>1.28</text:p>
          </table:table-cell>
          <table:table-cell ns41:value-type="float" table:style-name="TL Data" office:value="4.699" office:value-type="float">
            <text:p>4.699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6.724" office:value-type="float">
            <text:p>6.724</text:p>
          </table:table-cell>
          <table:table-cell ns41:value-type="float" table:style-name="TL Data" office:value="12.365" office:value-type="float">
            <text:p>12.3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4.652" office:value-type="float">
            <text:p>4.652</text:p>
          </table:table-cell>
          <table:table-cell ns41:value-type="float" table:style-name="TL Data" office:value="327" office:value-type="float">
            <text:p>327</text:p>
          </table:table-cell>
          <table:table-cell ns41:value-type="string" table:style-name="TL Data" office:value-type="string">
            <text:p>5,701/A</text:p>
          </table:table-cell>
          <table:table-cell ns41:value-type="float" table:style-name="TL Data" office:value="1.209" office:value-type="float">
            <text:p>1.209</text:p>
          </table:table-cell>
          <table:table-cell ns41:value-type="float" table:style-name="TL Data" office:value="4.591" office:value-type="float">
            <text:p>4.591</text:p>
          </table:table-cell>
          <table:table-cell ns41:value-type="float" table:style-name="TL Data" office:value="829" office:value-type="float">
            <text:p>829</text:p>
          </table:table-cell>
          <table:table-cell ns41:value-type="string" table:style-name="TL Data" office:value-type="string">
            <text:p>6,630/E</text:p>
          </table:table-cell>
          <table:table-cell ns41:value-type="float" table:style-name="TL Data" office:value="12.331" office:value-type="float">
            <text:p>12.3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4.491" office:value-type="float">
            <text:p>4.491</text:p>
          </table:table-cell>
          <table:table-cell ns41:value-type="float" table:style-name="TL Data" office:value="310" office:value-type="float">
            <text:p>310</text:p>
          </table:table-cell>
          <table:table-cell ns41:value-type="string" table:style-name="TL Data" office:value-type="string">
            <text:p>5,467/A</text:p>
          </table:table-cell>
          <table:table-cell ns41:value-type="float" table:style-name="TL Data" office:value="1.198" office:value-type="float">
            <text:p>1.198</text:p>
          </table:table-cell>
          <table:table-cell ns41:value-type="float" table:style-name="TL Data" office:value="4.432" office:value-type="float">
            <text:p>4.432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6.479" office:value-type="float">
            <text:p>6.479</text:p>
          </table:table-cell>
          <table:table-cell ns41:value-type="float" table:style-name="TL Data" office:value="11.946" office:value-type="float">
            <text:p>11.9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4.525" office:value-type="float">
            <text:p>4.525</text:p>
          </table:table-cell>
          <table:table-cell ns41:value-type="float" table:style-name="TL Data" office:value="328" office:value-type="float">
            <text:p>328</text:p>
          </table:table-cell>
          <table:table-cell ns41:value-type="string" table:style-name="TL Data" office:value-type="string">
            <text:p>5,501/A</text:p>
          </table:table-cell>
          <table:table-cell ns41:value-type="float" table:style-name="TL Data" office:value="1.194" office:value-type="float">
            <text:p>1.194</text:p>
          </table:table-cell>
          <table:table-cell ns41:value-type="float" table:style-name="TL Data" office:value="4.334" office:value-type="float">
            <text:p>4.334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6.49" office:value-type="float">
            <text:p>6.49</text:p>
          </table:table-cell>
          <table:table-cell ns41:value-type="float" table:style-name="TL Data" office:value="11.991" office:value-type="float">
            <text:p>11.9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4.519" office:value-type="float">
            <text:p>4.519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5.436" office:value-type="float">
            <text:p>5.436</text:p>
          </table:table-cell>
          <table:table-cell ns41:value-type="float" table:style-name="TL Data" office:value="1.139" office:value-type="float">
            <text:p>1.139</text:p>
          </table:table-cell>
          <table:table-cell ns41:value-type="float" table:style-name="TL Data" office:value="4.222" office:value-type="float">
            <text:p>4.222</text:p>
          </table:table-cell>
          <table:table-cell ns41:value-type="float" table:style-name="TL Data" office:value="1.01" office:value-type="float">
            <text:p>1.01</text:p>
          </table:table-cell>
          <table:table-cell ns41:value-type="float" table:style-name="TL Data" office:value="6.371" office:value-type="float">
            <text:p>6.371</text:p>
          </table:table-cell>
          <table:table-cell ns41:value-type="float" table:style-name="TL Data" office:value="11.807" office:value-type="float">
            <text:p>11.8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4.179" office:value-type="float">
            <text:p>4.179</text:p>
          </table:table-cell>
          <table:table-cell ns41:value-type="float" table:style-name="TL Data" office:value="376" office:value-type="float">
            <text:p>376</text:p>
          </table:table-cell>
          <table:table-cell ns41:value-type="string" table:style-name="TL Data" office:value-type="string">
            <text:p>5,108/A</text:p>
          </table:table-cell>
          <table:table-cell ns41:value-type="float" table:style-name="TL Data" office:value="1.145" office:value-type="float">
            <text:p>1.145</text:p>
          </table:table-cell>
          <table:table-cell ns41:value-type="float" table:style-name="TL Data" office:value="4.106" office:value-type="float">
            <text:p>4.106</text:p>
          </table:table-cell>
          <table:table-cell ns41:value-type="float" table:style-name="TL Data" office:value="1.128" office:value-type="float">
            <text:p>1.128</text:p>
          </table:table-cell>
          <table:table-cell ns41:value-type="float" table:style-name="TL Data" office:value="6.379" office:value-type="float">
            <text:p>6.379</text:p>
          </table:table-cell>
          <table:table-cell ns41:value-type="float" table:style-name="TL Data" office:value="11.487" office:value-type="float">
            <text:p>11.48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4.514" office:value-type="float">
            <text:p>4.514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5.487" office:value-type="float">
            <text:p>5.487</text:p>
          </table:table-cell>
          <table:table-cell ns41:value-type="float" table:style-name="TL Data" office:value="1.289" office:value-type="float">
            <text:p>1.289</text:p>
          </table:table-cell>
          <table:table-cell ns41:value-type="float" table:style-name="TL Data" office:value="4.339" office:value-type="float">
            <text:p>4.339</text:p>
          </table:table-cell>
          <table:table-cell ns41:value-type="float" table:style-name="TL Data" office:value="1.378" office:value-type="float">
            <text:p>1.378</text:p>
          </table:table-cell>
          <table:table-cell ns41:value-type="float" table:style-name="TL Data" office:value="7.006" office:value-type="float">
            <text:p>7.006</text:p>
          </table:table-cell>
          <table:table-cell ns41:value-type="float" table:style-name="TL Data" office:value="12.493" office:value-type="float">
            <text:p>12.4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.405" office:value-type="float">
            <text:p>4.405</text:p>
          </table:table-cell>
          <table:table-cell ns41:value-type="float" table:style-name="TL Data" office:value="458" office:value-type="float">
            <text:p>458</text:p>
          </table:table-cell>
          <table:table-cell ns41:value-type="string" table:style-name="TL Data" office:value-type="string">
            <text:p>5,377/C</text:p>
          </table:table-cell>
          <table:table-cell ns41:value-type="float" table:style-name="TL Data" office:value="1.248" office:value-type="float">
            <text:p>1.248</text:p>
          </table:table-cell>
          <table:table-cell ns41:value-type="float" table:style-name="TL Data" office:value="4.177" office:value-type="float">
            <text:p>4.177</text:p>
          </table:table-cell>
          <table:table-cell ns41:value-type="float" table:style-name="TL Data" office:value="1.44" office:value-type="float">
            <text:p>1.44</text:p>
          </table:table-cell>
          <table:table-cell ns41:value-type="float" table:style-name="TL Data" office:value="6.865" office:value-type="float">
            <text:p>6.865</text:p>
          </table:table-cell>
          <table:table-cell ns41:value-type="float" table:style-name="TL Data" office:value="12.242" office:value-type="float">
            <text:p>12.2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3.832" office:value-type="float">
            <text:p>3.832</text:p>
          </table:table-cell>
          <table:table-cell ns41:value-type="float" table:style-name="TL Data" office:value="437" office:value-type="float">
            <text:p>437</text:p>
          </table:table-cell>
          <table:table-cell ns41:value-type="string" table:style-name="TL Data" office:value-type="string">
            <text:p>4,717/A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3.506" office:value-type="float">
            <text:p>3.506</text:p>
          </table:table-cell>
          <table:table-cell ns41:value-type="float" table:style-name="TL Data" office:value="1.162" office:value-type="float">
            <text:p>1.162</text:p>
          </table:table-cell>
          <table:table-cell ns41:value-type="float" table:style-name="TL Data" office:value="5.655" office:value-type="float">
            <text:p>5.655</text:p>
          </table:table-cell>
          <table:table-cell ns41:value-type="float" table:style-name="TL Data" office:value="10.372" office:value-type="float">
            <text:p>10.37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319.928" office:value-type="float">
            <text:p>319.928</text:p>
          </table:table-cell>
          <table:table-cell ns41:value-type="float" table:style-name="TL Data" office:value="125.862" office:value-type="float">
            <text:p>125.862</text:p>
          </table:table-cell>
          <table:table-cell ns41:value-type="float" table:style-name="TL Data" office:value="6.559" office:value-type="float">
            <text:p>6.559</text:p>
          </table:table-cell>
          <table:table-cell ns41:value-type="float" table:style-name="TL Data" office:value="452.375" office:value-type="float">
            <text:p>452.375</text:p>
          </table:table-cell>
          <table:table-cell ns41:value-type="float" table:style-name="TL Data" office:value="342.645" office:value-type="float">
            <text:p>342.645</text:p>
          </table:table-cell>
          <table:table-cell ns41:value-type="float" table:style-name="TL Data" office:value="131.894" office:value-type="float">
            <text:p>131.894</text:p>
          </table:table-cell>
          <table:table-cell ns41:value-type="float" table:style-name="TL Data" office:value="16.941" office:value-type="float">
            <text:p>16.941</text:p>
          </table:table-cell>
          <table:table-cell ns41:value-type="float" table:style-name="TL Data" office:value="491.485" office:value-type="float">
            <text:p>491.485</text:p>
          </table:table-cell>
          <table:table-cell ns41:value-type="float" table:style-name="TL Data" office:value="943.86" office:value-type="float">
            <text:p>943.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.729" office:value-type="float">
            <text:p>3.729</text:p>
          </table:table-cell>
          <table:table-cell ns41:value-type="float" table:style-name="TL Data" office:value="467" office:value-type="float">
            <text:p>467</text:p>
          </table:table-cell>
          <table:table-cell ns41:value-type="string" table:style-name="TL Data" office:value-type="string">
            <text:p>4,595/A</text:p>
          </table:table-cell>
          <table:table-cell ns41:value-type="float" table:style-name="TL Data" office:value="1.017" office:value-type="float">
            <text:p>1.017</text:p>
          </table:table-cell>
          <table:table-cell ns41:value-type="float" table:style-name="TL Data" office:value="3.471" office:value-type="float">
            <text:p>3.471</text:p>
          </table:table-cell>
          <table:table-cell ns41:value-type="float" table:style-name="TL Data" office:value="1.354" office:value-type="float">
            <text:p>1.354</text:p>
          </table:table-cell>
          <table:table-cell ns41:value-type="float" table:style-name="TL Data" office:value="5.842" office:value-type="float">
            <text:p>5.842</text:p>
          </table:table-cell>
          <table:table-cell ns41:value-type="float" table:style-name="TL Data" office:value="10.437" office:value-type="float">
            <text:p>10.4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.35" office:value-type="float">
            <text:p>3.35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.157" office:value-type="float">
            <text:p>4.157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3.123" office:value-type="float">
            <text:p>3.123</text:p>
          </table:table-cell>
          <table:table-cell ns41:value-type="float" table:style-name="TL Data" office:value="1.3" office:value-type="float">
            <text:p>1.3</text:p>
          </table:table-cell>
          <table:table-cell ns41:value-type="float" table:style-name="TL Data" office:value="5.321" office:value-type="float">
            <text:p>5.321</text:p>
          </table:table-cell>
          <table:table-cell ns41:value-type="float" table:style-name="TL Data" office:value="9.478" office:value-type="float">
            <text:p>9.47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.096" office:value-type="float">
            <text:p>3.096</text:p>
          </table:table-cell>
          <table:table-cell ns41:value-type="float" table:style-name="TL Data" office:value="433" office:value-type="float">
            <text:p>433</text:p>
          </table:table-cell>
          <table:table-cell ns41:value-type="string" table:style-name="TL Data" office:value-type="string">
            <text:p>3,883/A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2.947" office:value-type="float">
            <text:p>2.947</text:p>
          </table:table-cell>
          <table:table-cell ns41:value-type="float" table:style-name="TL Data" office:value="1.45" office:value-type="float">
            <text:p>1.45</text:p>
          </table:table-cell>
          <table:table-cell ns41:value-type="float" table:style-name="TL Data" office:value="5.392" office:value-type="float">
            <text:p>5.392</text:p>
          </table:table-cell>
          <table:table-cell ns41:value-type="float" table:style-name="TL Data" office:value="9.275" office:value-type="float">
            <text:p>9.2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.933" office:value-type="float">
            <text:p>2.933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3.751" office:value-type="float">
            <text:p>3.751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2.71" office:value-type="float">
            <text:p>2.71</text:p>
          </table:table-cell>
          <table:table-cell ns41:value-type="float" table:style-name="TL Data" office:value="1.343" office:value-type="float">
            <text:p>1.343</text:p>
          </table:table-cell>
          <table:table-cell ns41:value-type="float" table:style-name="TL Data" office:value="4.937" office:value-type="float">
            <text:p>4.937</text:p>
          </table:table-cell>
          <table:table-cell ns41:value-type="float" table:style-name="TL Data" office:value="8.688" office:value-type="float">
            <text:p>8.6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.846" office:value-type="float">
            <text:p>2.84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.588" office:value-type="float">
            <text:p>3.588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2.581" office:value-type="float">
            <text:p>2.581</text:p>
          </table:table-cell>
          <table:table-cell ns41:value-type="float" table:style-name="TL Data" office:value="1.457" office:value-type="float">
            <text:p>1.457</text:p>
          </table:table-cell>
          <table:table-cell ns41:value-type="float" table:style-name="TL Data" office:value="4.864" office:value-type="float">
            <text:p>4.864</text:p>
          </table:table-cell>
          <table:table-cell ns41:value-type="float" table:style-name="TL Data" office:value="8.452" office:value-type="float">
            <text:p>8.4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.793" office:value-type="float">
            <text:p>2.793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3.579" office:value-type="float">
            <text:p>3.579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2.572" office:value-type="float">
            <text:p>2.572</text:p>
          </table:table-cell>
          <table:table-cell ns41:value-type="float" table:style-name="TL Data" office:value="1.466" office:value-type="float">
            <text:p>1.466</text:p>
          </table:table-cell>
          <table:table-cell ns41:value-type="float" table:style-name="TL Data" office:value="4.874" office:value-type="float">
            <text:p>4.874</text:p>
          </table:table-cell>
          <table:table-cell ns41:value-type="float" table:style-name="TL Data" office:value="8.453" office:value-type="float">
            <text:p>8.45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.529" office:value-type="float">
            <text:p>2.529</text:p>
          </table:table-cell>
          <table:table-cell ns41:value-type="float" table:style-name="TL Data" office:value="467" office:value-type="float">
            <text:p>467</text:p>
          </table:table-cell>
          <table:table-cell ns41:value-type="string" table:style-name="TL Data" office:value-type="string">
            <text:p>3,256/A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2.294" office:value-type="float">
            <text:p>2.294</text:p>
          </table:table-cell>
          <table:table-cell ns41:value-type="float" table:style-name="TL Data" office:value="1.369" office:value-type="float">
            <text:p>1.369</text:p>
          </table:table-cell>
          <table:table-cell ns41:value-type="float" table:style-name="TL Data" office:value="4.462" office:value-type="float">
            <text:p>4.462</text:p>
          </table:table-cell>
          <table:table-cell ns41:value-type="float" table:style-name="TL Data" office:value="7.718" office:value-type="float">
            <text:p>7.7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.207" office:value-type="float">
            <text:p>2.207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.945" office:value-type="float">
            <text:p>2.945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2.143" office:value-type="float">
            <text:p>2.143</text:p>
          </table:table-cell>
          <table:table-cell ns41:value-type="float" table:style-name="TL Data" office:value="1.59" office:value-type="float">
            <text:p>1.59</text:p>
          </table:table-cell>
          <table:table-cell ns41:value-type="float" table:style-name="TL Data" office:value="4.577" office:value-type="float">
            <text:p>4.577</text:p>
          </table:table-cell>
          <table:table-cell ns41:value-type="float" table:style-name="TL Data" office:value="7.522" office:value-type="float">
            <text:p>7.5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.079" office:value-type="float">
            <text:p>2.079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.771" office:value-type="float">
            <text:p>2.771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.997" office:value-type="float">
            <text:p>1.997</text:p>
          </table:table-cell>
          <table:table-cell ns41:value-type="float" table:style-name="TL Data" office:value="1.7" office:value-type="float">
            <text:p>1.7</text:p>
          </table:table-cell>
          <table:table-cell ns41:value-type="string" table:style-name="TL Data" office:value-type="string">
            <text:p>4,571/E</text:p>
          </table:table-cell>
          <table:table-cell ns41:value-type="float" table:style-name="TL Data" office:value="7.342" office:value-type="float">
            <text:p>7.3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.907" office:value-type="float">
            <text:p>1.907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2.612" office:value-type="float">
            <text:p>2.612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.761" office:value-type="float">
            <text:p>1.761</text:p>
          </table:table-cell>
          <table:table-cell ns41:value-type="float" table:style-name="TL Data" office:value="1.497" office:value-type="float">
            <text:p>1.497</text:p>
          </table:table-cell>
          <table:table-cell ns41:value-type="float" table:style-name="TL Data" office:value="3.949" office:value-type="float">
            <text:p>3.949</text:p>
          </table:table-cell>
          <table:table-cell ns41:value-type="float" table:style-name="TL Data" office:value="6.561" office:value-type="float">
            <text:p>6.5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.061" office:value-type="float">
            <text:p>2.061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2.873" office:value-type="float">
            <text:p>2.873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1.739" office:value-type="float">
            <text:p>1.739</text:p>
          </table:table-cell>
          <table:table-cell ns41:value-type="float" table:style-name="TL Data" office:value="1.735" office:value-type="float">
            <text:p>1.735</text:p>
          </table:table-cell>
          <table:table-cell ns41:value-type="float" table:style-name="TL Data" office:value="4.248" office:value-type="float">
            <text:p>4.248</text:p>
          </table:table-cell>
          <table:table-cell ns41:value-type="float" table:style-name="TL Data" office:value="7.121" office:value-type="float">
            <text:p>7.1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.734" office:value-type="float">
            <text:p>1.734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2.416" office:value-type="float">
            <text:p>2.416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1.432" office:value-type="float">
            <text:p>1.432</text:p>
          </table:table-cell>
          <table:table-cell ns41:value-type="float" table:style-name="TL Data" office:value="1.611" office:value-type="float">
            <text:p>1.611</text:p>
          </table:table-cell>
          <table:table-cell ns41:value-type="float" table:style-name="TL Data" office:value="3.706" office:value-type="float">
            <text:p>3.706</text:p>
          </table:table-cell>
          <table:table-cell ns41:value-type="float" table:style-name="TL Data" office:value="6.122" office:value-type="float">
            <text:p>6.1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.545" office:value-type="float">
            <text:p>1.545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2.272" office:value-type="float">
            <text:p>2.272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.297" office:value-type="float">
            <text:p>1.297</text:p>
          </table:table-cell>
          <table:table-cell ns41:value-type="float" table:style-name="TL Data" office:value="1.602" office:value-type="float">
            <text:p>1.602</text:p>
          </table:table-cell>
          <table:table-cell ns41:value-type="float" table:style-name="TL Data" office:value="3.512" office:value-type="float">
            <text:p>3.512</text:p>
          </table:table-cell>
          <table:table-cell ns41:value-type="float" table:style-name="TL Data" office:value="5.784" office:value-type="float">
            <text:p>5.7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.398" office:value-type="float">
            <text:p>1.398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2.041" office:value-type="float">
            <text:p>2.041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.152" office:value-type="float">
            <text:p>1.152</text:p>
          </table:table-cell>
          <table:table-cell ns41:value-type="float" table:style-name="TL Data" office:value="1.472" office:value-type="float">
            <text:p>1.472</text:p>
          </table:table-cell>
          <table:table-cell ns41:value-type="float" table:style-name="TL Data" office:value="3.241" office:value-type="float">
            <text:p>3.241</text:p>
          </table:table-cell>
          <table:table-cell ns41:value-type="float" table:style-name="TL Data" office:value="5.282" office:value-type="float">
            <text:p>5.2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.268" office:value-type="float">
            <text:p>1.268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.879" office:value-type="float">
            <text:p>1.879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1.35" office:value-type="float">
            <text:p>1.35</text:p>
          </table:table-cell>
          <table:table-cell ns41:value-type="float" table:style-name="TL Data" office:value="2.864" office:value-type="float">
            <text:p>2.864</text:p>
          </table:table-cell>
          <table:table-cell ns41:value-type="float" table:style-name="TL Data" office:value="4.743" office:value-type="float">
            <text:p>4.74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.03" office:value-type="float">
            <text:p>1.03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.576" office:value-type="float">
            <text:p>1.576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1.244" office:value-type="float">
            <text:p>1.244</text:p>
          </table:table-cell>
          <table:table-cell ns41:value-type="float" table:style-name="TL Data" office:value="2.538" office:value-type="float">
            <text:p>2.538</text:p>
          </table:table-cell>
          <table:table-cell ns41:value-type="float" table:style-name="TL Data" office:value="4.114" office:value-type="float">
            <text:p>4.1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.411" office:value-type="float">
            <text:p>1.411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.175" office:value-type="float">
            <text:p>1.175</text:p>
          </table:table-cell>
          <table:table-cell ns41:value-type="float" table:style-name="TL Data" office:value="2.245" office:value-type="float">
            <text:p>2.245</text:p>
          </table:table-cell>
          <table:table-cell ns41:value-type="float" table:style-name="TL Data" office:value="3.656" office:value-type="float">
            <text:p>3.6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1.576" office:value-type="float">
            <text:p>1.576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1.421" office:value-type="float">
            <text:p>1.421</text:p>
          </table:table-cell>
          <table:table-cell ns41:value-type="float" table:style-name="TL Data" office:value="2.585" office:value-type="float">
            <text:p>2.585</text:p>
          </table:table-cell>
          <table:table-cell ns41:value-type="float" table:style-name="TL Data" office:value="4.161" office:value-type="float">
            <text:p>4.1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.394" office:value-type="float">
            <text:p>1.394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.366" office:value-type="float">
            <text:p>1.366</text:p>
          </table:table-cell>
          <table:table-cell ns41:value-type="float" table:style-name="TL Data" office:value="2.381" office:value-type="float">
            <text:p>2.381</text:p>
          </table:table-cell>
          <table:table-cell ns41:value-type="float" table:style-name="TL Data" office:value="3.775" office:value-type="float">
            <text:p>3.7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.132" office:value-type="float">
            <text:p>1.13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.006" office:value-type="float">
            <text:p>1.006</text:p>
          </table:table-cell>
          <table:table-cell ns41:value-type="float" table:style-name="TL Data" office:value="1.757" office:value-type="float">
            <text:p>1.757</text:p>
          </table:table-cell>
          <table:table-cell ns41:value-type="float" table:style-name="TL Data" office:value="2.889" office:value-type="float">
            <text:p>2.8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.218" office:value-type="float">
            <text:p>1.21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.212" office:value-type="float">
            <text:p>1.212</text:p>
          </table:table-cell>
          <table:table-cell ns41:value-type="float" table:style-name="TL Data" office:value="2.007" office:value-type="float">
            <text:p>2.007</text:p>
          </table:table-cell>
          <table:table-cell ns41:value-type="float" table:style-name="TL Data" office:value="3.225" office:value-type="float">
            <text:p>3.22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.076" office:value-type="float">
            <text:p>1.076</text:p>
          </table:table-cell>
          <table:table-cell ns41:value-type="float" table:style-name="TL Data" office:value="1.731" office:value-type="float">
            <text:p>1.731</text:p>
          </table:table-cell>
          <table:table-cell ns41:value-type="float" table:style-name="TL Data" office:value="2.726" office:value-type="float">
            <text:p>2.7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.082" office:value-type="float">
            <text:p>1.082</text:p>
          </table:table-cell>
          <table:table-cell ns41:value-type="float" table:style-name="TL Data" office:value="1.683" office:value-type="float">
            <text:p>1.683</text:p>
          </table:table-cell>
          <table:table-cell ns41:value-type="float" table:style-name="TL Data" office:value="2.609" office:value-type="float">
            <text:p>2.6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1.553" office:value-type="float">
            <text:p>1.553</text:p>
          </table:table-cell>
          <table:table-cell ns41:value-type="float" table:style-name="TL Data" office:value="2.465" office:value-type="float">
            <text:p>2.4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1.327" office:value-type="float">
            <text:p>1.327</text:p>
          </table:table-cell>
          <table:table-cell ns41:value-type="float" table:style-name="TL Data" office:value="2.165" office:value-type="float">
            <text:p>2.1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867" office:value-type="float">
            <text:p>867</text:p>
          </table:table-cell>
          <table:table-cell ns41:value-type="string" table:style-name="TL Data" office:value-type="string">
            <text:p>1,262/E</text:p>
          </table:table-cell>
          <table:table-cell ns41:value-type="float" table:style-name="TL Data" office:value="1.968" office:value-type="float">
            <text:p>1.9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1.014" office:value-type="float">
            <text:p>1.014</text:p>
          </table:table-cell>
          <table:table-cell ns41:value-type="float" table:style-name="TL Data" office:value="1.546" office:value-type="float">
            <text:p>1.5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1.033" office:value-type="float">
            <text:p>1.033</text:p>
          </table:table-cell>
          <table:table-cell ns41:value-type="float" table:style-name="TL Data" office:value="1.605" office:value-type="float">
            <text:p>1.60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.407" office:value-type="float">
            <text:p>1.4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988" office:value-type="float">
            <text:p>9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808" office:value-type="float">
            <text:p>8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807" office:value-type="float">
            <text:p>8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618" office:value-type="float">
            <text:p>6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86" office:value-type="float">
            <text:p>4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82" office:value-type="float">
            <text:p>3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01" office:value-type="float">
            <text:p>30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29" office:value-type="float">
            <text:p>2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13" office:value-type="float">
            <text:p>2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33" office:value-type="float">
            <text:p>1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tot 101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float" table:style-name="TL RowHeader" office:value="1745" office:value-type="float">
            <text:p>1745</text:p>
          </table:table-cell>
          <table:table-cell ns41:value-type="string" table:style-name="TL RowHeader" office:value-type="string">
            <text:p>van 104 tot 105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107/D</text:p>
          </table:table-cell>
          <table:table-cell ns41:value-type="float" table:style-name="TL Data" office:value="45" office:value-type="float">
            <text:p>4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string" table:style-name="TL Data" office:value-type="string">
            <text:p>71/F</text:p>
          </table:table-cell>
          <table:table-cell ns41:value-type="float" table:style-name="TL Data" office:value="178" office:value-type="float">
            <text:p>17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325.273" office:value-type="float">
            <text:p>325.273</text:p>
          </table:table-cell>
          <table:table-cell ns41:value-type="float" table:style-name="TL Data" office:value="169.701" office:value-type="float">
            <text:p>169.701</text:p>
          </table:table-cell>
          <table:table-cell ns41:value-type="float" table:style-name="TL Data" office:value="20.177" office:value-type="float">
            <text:p>20.177</text:p>
          </table:table-cell>
          <table:table-cell ns41:value-type="string" table:style-name="TL Data" office:value-type="string">
            <text:p>515,224/G</text:p>
          </table:table-cell>
          <table:table-cell ns41:value-type="float" table:style-name="TL Data" office:value="359.048" office:value-type="float">
            <text:p>359.048</text:p>
          </table:table-cell>
          <table:table-cell ns41:value-type="float" table:style-name="TL Data" office:value="170.109" office:value-type="float">
            <text:p>170.109</text:p>
          </table:table-cell>
          <table:table-cell ns41:value-type="float" table:style-name="TL Data" office:value="56.217" office:value-type="float">
            <text:p>56.217</text:p>
          </table:table-cell>
          <table:table-cell ns41:value-type="string" table:style-name="TL Data" office:value-type="string">
            <text:p>585,387/H</text:p>
          </table:table-cell>
          <table:table-cell ns41:value-type="string" table:style-name="TL Data" office:value-type="string">
            <text:p>1,100,611/I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26.675" office:value-type="float">
            <text:p>26.675</text:p>
          </table:table-cell>
          <table:table-cell table:style-name="TL Data" table:number-columns-repeated="2"/>
          <table:table-cell ns41:value-type="float" table:style-name="TL Data" office:value="26.675" office:value-type="float">
            <text:p>26.675</text:p>
          </table:table-cell>
          <table:table-cell ns41:value-type="float" table:style-name="TL Data" office:value="25.403" office:value-type="float">
            <text:p>25.403</text:p>
          </table:table-cell>
          <table:table-cell table:style-name="TL Data" table:number-columns-repeated="2"/>
          <table:table-cell ns41:value-type="float" table:style-name="TL Data" office:value="25.403" office:value-type="float">
            <text:p>25.403</text:p>
          </table:table-cell>
          <table:table-cell ns41:value-type="float" table:style-name="TL Data" office:value="52.078" office:value-type="float">
            <text:p>52.07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2.295" office:value-type="float">
            <text:p>22.295</text:p>
          </table:table-cell>
          <table:table-cell table:style-name="TL Data" table:number-columns-repeated="2"/>
          <table:table-cell ns41:value-type="float" table:style-name="TL Data" office:value="22.295" office:value-type="float">
            <text:p>22.295</text:p>
          </table:table-cell>
          <table:table-cell ns41:value-type="float" table:style-name="TL Data" office:value="21.72" office:value-type="float">
            <text:p>21.72</text:p>
          </table:table-cell>
          <table:table-cell table:style-name="TL Data" table:number-columns-repeated="2"/>
          <table:table-cell ns41:value-type="float" table:style-name="TL Data" office:value="21.72" office:value-type="float">
            <text:p>21.72</text:p>
          </table:table-cell>
          <table:table-cell ns41:value-type="float" table:style-name="TL Data" office:value="44.015" office:value-type="float">
            <text:p>44.0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0.686" office:value-type="float">
            <text:p>20.686</text:p>
          </table:table-cell>
          <table:table-cell table:style-name="TL Data" table:number-columns-repeated="2"/>
          <table:table-cell ns41:value-type="float" table:style-name="TL Data" office:value="20.686" office:value-type="float">
            <text:p>20.686</text:p>
          </table:table-cell>
          <table:table-cell ns41:value-type="float" table:style-name="TL Data" office:value="20.464" office:value-type="float">
            <text:p>20.464</text:p>
          </table:table-cell>
          <table:table-cell table:style-name="TL Data" table:number-columns-repeated="2"/>
          <table:table-cell ns41:value-type="float" table:style-name="TL Data" office:value="20.464" office:value-type="float">
            <text:p>20.464</text:p>
          </table:table-cell>
          <table:table-cell ns41:value-type="float" table:style-name="TL Data" office:value="41.15" office:value-type="float">
            <text:p>41.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1.125" office:value-type="float">
            <text:p>21.125</text:p>
          </table:table-cell>
          <table:table-cell table:style-name="TL Data" table:number-columns-repeated="2"/>
          <table:table-cell ns41:value-type="float" table:style-name="TL Data" office:value="21.125" office:value-type="float">
            <text:p>21.125</text:p>
          </table:table-cell>
          <table:table-cell ns41:value-type="float" table:style-name="TL Data" office:value="20.604" office:value-type="float">
            <text:p>20.604</text:p>
          </table:table-cell>
          <table:table-cell table:style-name="TL Data" table:number-columns-repeated="2"/>
          <table:table-cell ns41:value-type="float" table:style-name="TL Data" office:value="20.604" office:value-type="float">
            <text:p>20.604</text:p>
          </table:table-cell>
          <table:table-cell ns41:value-type="float" table:style-name="TL Data" office:value="41.729" office:value-type="float">
            <text:p>41.7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23.172" office:value-type="float">
            <text:p>23.172</text:p>
          </table:table-cell>
          <table:table-cell table:style-name="TL Data" table:number-columns-repeated="2"/>
          <table:table-cell ns41:value-type="float" table:style-name="TL Data" office:value="23.172" office:value-type="float">
            <text:p>23.172</text:p>
          </table:table-cell>
          <table:table-cell ns41:value-type="float" table:style-name="TL Data" office:value="22.837" office:value-type="float">
            <text:p>22.837</text:p>
          </table:table-cell>
          <table:table-cell table:style-name="TL Data" table:number-columns-repeated="2"/>
          <table:table-cell ns41:value-type="float" table:style-name="TL Data" office:value="22.837" office:value-type="float">
            <text:p>22.837</text:p>
          </table:table-cell>
          <table:table-cell ns41:value-type="float" table:style-name="TL Data" office:value="46.009" office:value-type="float">
            <text:p>46.0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4.163" office:value-type="float">
            <text:p>24.163</text:p>
          </table:table-cell>
          <table:table-cell table:style-name="TL Data" table:number-columns-repeated="2"/>
          <table:table-cell ns41:value-type="float" table:style-name="TL Data" office:value="24.163" office:value-type="float">
            <text:p>24.163</text:p>
          </table:table-cell>
          <table:table-cell ns41:value-type="float" table:style-name="TL Data" office:value="23.262" office:value-type="float">
            <text:p>23.262</text:p>
          </table:table-cell>
          <table:table-cell table:style-name="TL Data" table:number-columns-repeated="2"/>
          <table:table-cell ns41:value-type="float" table:style-name="TL Data" office:value="23.262" office:value-type="float">
            <text:p>23.262</text:p>
          </table:table-cell>
          <table:table-cell ns41:value-type="float" table:style-name="TL Data" office:value="47.425" office:value-type="float">
            <text:p>47.42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22.975" office:value-type="float">
            <text:p>22.975</text:p>
          </table:table-cell>
          <table:table-cell table:style-name="TL Data" table:number-columns-repeated="2"/>
          <table:table-cell ns41:value-type="float" table:style-name="TL Data" office:value="22.975" office:value-type="float">
            <text:p>22.975</text:p>
          </table:table-cell>
          <table:table-cell ns41:value-type="float" table:style-name="TL Data" office:value="22.435" office:value-type="float">
            <text:p>22.435</text:p>
          </table:table-cell>
          <table:table-cell table:style-name="TL Data" table:number-columns-repeated="2"/>
          <table:table-cell ns41:value-type="float" table:style-name="TL Data" office:value="22.435" office:value-type="float">
            <text:p>22.435</text:p>
          </table:table-cell>
          <table:table-cell ns41:value-type="float" table:style-name="TL Data" office:value="45.41" office:value-type="float">
            <text:p>45.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22.854" office:value-type="float">
            <text:p>22.854</text:p>
          </table:table-cell>
          <table:table-cell table:style-name="TL Data" table:number-columns-repeated="2"/>
          <table:table-cell ns41:value-type="float" table:style-name="TL Data" office:value="22.854" office:value-type="float">
            <text:p>22.854</text:p>
          </table:table-cell>
          <table:table-cell ns41:value-type="float" table:style-name="TL Data" office:value="22.398" office:value-type="float">
            <text:p>22.398</text:p>
          </table:table-cell>
          <table:table-cell table:style-name="TL Data" table:number-columns-repeated="2"/>
          <table:table-cell ns41:value-type="float" table:style-name="TL Data" office:value="22.398" office:value-type="float">
            <text:p>22.398</text:p>
          </table:table-cell>
          <table:table-cell ns41:value-type="float" table:style-name="TL Data" office:value="45.252" office:value-type="float">
            <text:p>45.2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3.186" office:value-type="float">
            <text:p>23.186</text:p>
          </table:table-cell>
          <table:table-cell table:style-name="TL Data" table:number-columns-repeated="2"/>
          <table:table-cell ns41:value-type="float" table:style-name="TL Data" office:value="23.186" office:value-type="float">
            <text:p>23.186</text:p>
          </table:table-cell>
          <table:table-cell ns41:value-type="float" table:style-name="TL Data" office:value="22.282" office:value-type="float">
            <text:p>22.282</text:p>
          </table:table-cell>
          <table:table-cell table:style-name="TL Data" table:number-columns-repeated="2"/>
          <table:table-cell ns41:value-type="float" table:style-name="TL Data" office:value="22.282" office:value-type="float">
            <text:p>22.282</text:p>
          </table:table-cell>
          <table:table-cell ns41:value-type="float" table:style-name="TL Data" office:value="45.468" office:value-type="float">
            <text:p>45.4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3.215" office:value-type="float">
            <text:p>23.215</text:p>
          </table:table-cell>
          <table:table-cell table:style-name="TL Data" table:number-columns-repeated="2"/>
          <table:table-cell ns41:value-type="float" table:style-name="TL Data" office:value="23.215" office:value-type="float">
            <text:p>23.215</text:p>
          </table:table-cell>
          <table:table-cell ns41:value-type="float" table:style-name="TL Data" office:value="22.507" office:value-type="float">
            <text:p>22.507</text:p>
          </table:table-cell>
          <table:table-cell table:style-name="TL Data" table:number-columns-repeated="2"/>
          <table:table-cell ns41:value-type="float" table:style-name="TL Data" office:value="22.507" office:value-type="float">
            <text:p>22.507</text:p>
          </table:table-cell>
          <table:table-cell ns41:value-type="float" table:style-name="TL Data" office:value="45.722" office:value-type="float">
            <text:p>45.7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3.265" office:value-type="float">
            <text:p>23.265</text:p>
          </table:table-cell>
          <table:table-cell table:style-name="TL Data" table:number-columns-repeated="2"/>
          <table:table-cell ns41:value-type="float" table:style-name="TL Data" office:value="23.265" office:value-type="float">
            <text:p>23.265</text:p>
          </table:table-cell>
          <table:table-cell ns41:value-type="float" table:style-name="TL Data" office:value="22.402" office:value-type="float">
            <text:p>22.402</text:p>
          </table:table-cell>
          <table:table-cell table:style-name="TL Data" table:number-columns-repeated="2"/>
          <table:table-cell ns41:value-type="float" table:style-name="TL Data" office:value="22.402" office:value-type="float">
            <text:p>22.402</text:p>
          </table:table-cell>
          <table:table-cell ns41:value-type="float" table:style-name="TL Data" office:value="45.667" office:value-type="float">
            <text:p>45.6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2.35" office:value-type="float">
            <text:p>22.35</text:p>
          </table:table-cell>
          <table:table-cell table:style-name="TL Data" table:number-columns-repeated="2"/>
          <table:table-cell ns41:value-type="float" table:style-name="TL Data" office:value="22.35" office:value-type="float">
            <text:p>22.35</text:p>
          </table:table-cell>
          <table:table-cell ns41:value-type="float" table:style-name="TL Data" office:value="21.82" office:value-type="float">
            <text:p>21.82</text:p>
          </table:table-cell>
          <table:table-cell table:style-name="TL Data" table:number-columns-repeated="2"/>
          <table:table-cell ns41:value-type="float" table:style-name="TL Data" office:value="21.82" office:value-type="float">
            <text:p>21.82</text:p>
          </table:table-cell>
          <table:table-cell ns41:value-type="float" table:style-name="TL Data" office:value="44.17" office:value-type="float">
            <text:p>44.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22.011" office:value-type="float">
            <text:p>22.011</text:p>
          </table:table-cell>
          <table:table-cell table:style-name="TL Data" table:number-columns-repeated="2"/>
          <table:table-cell ns41:value-type="float" table:style-name="TL Data" office:value="22.011" office:value-type="float">
            <text:p>22.011</text:p>
          </table:table-cell>
          <table:table-cell ns41:value-type="float" table:style-name="TL Data" office:value="21.246" office:value-type="float">
            <text:p>21.246</text:p>
          </table:table-cell>
          <table:table-cell table:style-name="TL Data" table:number-columns-repeated="2"/>
          <table:table-cell ns41:value-type="float" table:style-name="TL Data" office:value="21.246" office:value-type="float">
            <text:p>21.246</text:p>
          </table:table-cell>
          <table:table-cell ns41:value-type="float" table:style-name="TL Data" office:value="43.257" office:value-type="float">
            <text:p>43.2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21.801" office:value-type="float">
            <text:p>21.801</text:p>
          </table:table-cell>
          <table:table-cell table:style-name="TL Data" table:number-columns-repeated="2"/>
          <table:table-cell ns41:value-type="float" table:style-name="TL Data" office:value="21.801" office:value-type="float">
            <text:p>21.801</text:p>
          </table:table-cell>
          <table:table-cell ns41:value-type="float" table:style-name="TL Data" office:value="20.718" office:value-type="float">
            <text:p>20.718</text:p>
          </table:table-cell>
          <table:table-cell table:style-name="TL Data" table:number-columns-repeated="2"/>
          <table:table-cell ns41:value-type="float" table:style-name="TL Data" office:value="20.718" office:value-type="float">
            <text:p>20.718</text:p>
          </table:table-cell>
          <table:table-cell ns41:value-type="float" table:style-name="TL Data" office:value="42.519" office:value-type="float">
            <text:p>42.5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21.569" office:value-type="float">
            <text:p>21.569</text:p>
          </table:table-cell>
          <table:table-cell table:style-name="TL Data" table:number-columns-repeated="2"/>
          <table:table-cell ns41:value-type="float" table:style-name="TL Data" office:value="21.569" office:value-type="float">
            <text:p>21.569</text:p>
          </table:table-cell>
          <table:table-cell ns41:value-type="float" table:style-name="TL Data" office:value="21.024" office:value-type="float">
            <text:p>21.024</text:p>
          </table:table-cell>
          <table:table-cell table:style-name="TL Data" table:number-columns-repeated="2"/>
          <table:table-cell ns41:value-type="float" table:style-name="TL Data" office:value="21.024" office:value-type="float">
            <text:p>21.024</text:p>
          </table:table-cell>
          <table:table-cell ns41:value-type="float" table:style-name="TL Data" office:value="42.593" office:value-type="float">
            <text:p>42.5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9.853" office:value-type="float">
            <text:p>19.853</text:p>
          </table:table-cell>
          <table:table-cell table:style-name="TL Data" table:number-columns-repeated="2"/>
          <table:table-cell ns41:value-type="float" table:style-name="TL Data" office:value="19.853" office:value-type="float">
            <text:p>19.853</text:p>
          </table:table-cell>
          <table:table-cell ns41:value-type="float" table:style-name="TL Data" office:value="19.512" office:value-type="float">
            <text:p>19.5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.513" office:value-type="float">
            <text:p>19.513</text:p>
          </table:table-cell>
          <table:table-cell ns41:value-type="float" table:style-name="TL Data" office:value="39.366" office:value-type="float">
            <text:p>39.3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20.253" office:value-type="float">
            <text:p>20.253</text:p>
          </table:table-cell>
          <table:table-cell table:style-name="TL Data" table:number-columns-repeated="2"/>
          <table:table-cell ns41:value-type="float" table:style-name="TL Data" office:value="20.253" office:value-type="float">
            <text:p>20.253</text:p>
          </table:table-cell>
          <table:table-cell ns41:value-type="float" table:style-name="TL Data" office:value="19.597" office:value-type="float">
            <text:p>19.59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9.606" office:value-type="float">
            <text:p>19.606</text:p>
          </table:table-cell>
          <table:table-cell ns41:value-type="float" table:style-name="TL Data" office:value="39.859" office:value-type="float">
            <text:p>39.85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7.489" office:value-type="float">
            <text:p>17.48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.491" office:value-type="float">
            <text:p>17.491</text:p>
          </table:table-cell>
          <table:table-cell ns41:value-type="float" table:style-name="TL Data" office:value="17.585" office:value-type="float">
            <text:p>17.58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.617" office:value-type="float">
            <text:p>17.617</text:p>
          </table:table-cell>
          <table:table-cell ns41:value-type="float" table:style-name="TL Data" office:value="35.108" office:value-type="float">
            <text:p>35.1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7.666" office:value-type="float">
            <text:p>17.66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.683" office:value-type="float">
            <text:p>17.683</text:p>
          </table:table-cell>
          <table:table-cell ns41:value-type="float" table:style-name="TL Data" office:value="16.889" office:value-type="float">
            <text:p>16.88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.008" office:value-type="float">
            <text:p>17.008</text:p>
          </table:table-cell>
          <table:table-cell ns41:value-type="float" table:style-name="TL Data" office:value="34.691" office:value-type="float">
            <text:p>34.6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8.139" office:value-type="float">
            <text:p>18.13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.208" office:value-type="float">
            <text:p>18.208</text:p>
          </table:table-cell>
          <table:table-cell ns41:value-type="float" table:style-name="TL Data" office:value="17.951" office:value-type="float">
            <text:p>17.951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.347" office:value-type="float">
            <text:p>18.347</text:p>
          </table:table-cell>
          <table:table-cell ns41:value-type="float" table:style-name="TL Data" office:value="36.555" office:value-type="float">
            <text:p>36.55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8.053" office:value-type="float">
            <text:p>18.05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.242" office:value-type="float">
            <text:p>18.242</text:p>
          </table:table-cell>
          <table:table-cell ns41:value-type="float" table:style-name="TL Data" office:value="17.531" office:value-type="float">
            <text:p>17.531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.387" office:value-type="float">
            <text:p>18.387</text:p>
          </table:table-cell>
          <table:table-cell ns41:value-type="float" table:style-name="TL Data" office:value="36.629" office:value-type="float">
            <text:p>36.6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6.782" office:value-type="float">
            <text:p>16.782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.142" office:value-type="float">
            <text:p>17.142</text:p>
          </table:table-cell>
          <table:table-cell ns41:value-type="float" table:style-name="TL Data" office:value="15.251" office:value-type="float">
            <text:p>15.251</text:p>
          </table:table-cell>
          <table:table-cell ns41:value-type="float" table:style-name="TL Data" office:value="1.314" office:value-type="float">
            <text:p>1.3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.586" office:value-type="float">
            <text:p>16.586</text:p>
          </table:table-cell>
          <table:table-cell ns41:value-type="float" table:style-name="TL Data" office:value="33.728" office:value-type="float">
            <text:p>33.7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5.66" office:value-type="float">
            <text:p>15.66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.282" office:value-type="float">
            <text:p>16.282</text:p>
          </table:table-cell>
          <table:table-cell ns41:value-type="float" table:style-name="TL Data" office:value="14.288" office:value-type="float">
            <text:p>14.288</text:p>
          </table:table-cell>
          <table:table-cell ns41:value-type="float" table:style-name="TL Data" office:value="2.002" office:value-type="float">
            <text:p>2.00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.319" office:value-type="float">
            <text:p>16.319</text:p>
          </table:table-cell>
          <table:table-cell ns41:value-type="float" table:style-name="TL Data" office:value="32.601" office:value-type="float">
            <text:p>32.60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6.194" office:value-type="float">
            <text:p>16.194</text:p>
          </table:table-cell>
          <table:table-cell ns41:value-type="float" table:style-name="TL Data" office:value="1.287" office:value-type="float">
            <text:p>1.28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.515" office:value-type="float">
            <text:p>17.515</text:p>
          </table:table-cell>
          <table:table-cell ns41:value-type="float" table:style-name="TL Data" office:value="14.119" office:value-type="float">
            <text:p>14.119</text:p>
          </table:table-cell>
          <table:table-cell ns41:value-type="float" table:style-name="TL Data" office:value="3.215" office:value-type="float">
            <text:p>3.21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7.395" office:value-type="float">
            <text:p>17.395</text:p>
          </table:table-cell>
          <table:table-cell ns41:value-type="float" table:style-name="TL Data" office:value="34.91" office:value-type="float">
            <text:p>34.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5.35" office:value-type="float">
            <text:p>15.35</text:p>
          </table:table-cell>
          <table:table-cell ns41:value-type="float" table:style-name="TL Data" office:value="2.291" office:value-type="float">
            <text:p>2.29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7.686" office:value-type="float">
            <text:p>17.686</text:p>
          </table:table-cell>
          <table:table-cell ns41:value-type="float" table:style-name="TL Data" office:value="13.059" office:value-type="float">
            <text:p>13.059</text:p>
          </table:table-cell>
          <table:table-cell ns41:value-type="float" table:style-name="TL Data" office:value="4.42" office:value-type="float">
            <text:p>4.4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7.565" office:value-type="float">
            <text:p>17.565</text:p>
          </table:table-cell>
          <table:table-cell ns41:value-type="float" table:style-name="TL Data" office:value="35.251" office:value-type="float">
            <text:p>35.2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4.884" office:value-type="float">
            <text:p>14.884</text:p>
          </table:table-cell>
          <table:table-cell ns41:value-type="float" table:style-name="TL Data" office:value="3.509" office:value-type="float">
            <text:p>3.50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8.465" office:value-type="float">
            <text:p>18.465</text:p>
          </table:table-cell>
          <table:table-cell ns41:value-type="float" table:style-name="TL Data" office:value="11.603" office:value-type="float">
            <text:p>11.603</text:p>
          </table:table-cell>
          <table:table-cell ns41:value-type="float" table:style-name="TL Data" office:value="5.592" office:value-type="float">
            <text:p>5.59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7.318" office:value-type="float">
            <text:p>17.318</text:p>
          </table:table-cell>
          <table:table-cell ns41:value-type="float" table:style-name="TL Data" office:value="35.783" office:value-type="float">
            <text:p>35.7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2.679" office:value-type="float">
            <text:p>12.679</text:p>
          </table:table-cell>
          <table:table-cell ns41:value-type="float" table:style-name="TL Data" office:value="4.369" office:value-type="float">
            <text:p>4.36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7.141" office:value-type="float">
            <text:p>17.141</text:p>
          </table:table-cell>
          <table:table-cell ns41:value-type="float" table:style-name="TL Data" office:value="9.884" office:value-type="float">
            <text:p>9.884</text:p>
          </table:table-cell>
          <table:table-cell ns41:value-type="float" table:style-name="TL Data" office:value="6.598" office:value-type="float">
            <text:p>6.59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6.632" office:value-type="float">
            <text:p>16.632</text:p>
          </table:table-cell>
          <table:table-cell ns41:value-type="float" table:style-name="TL Data" office:value="33.773" office:value-type="float">
            <text:p>33.7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1.111" office:value-type="float">
            <text:p>11.111</text:p>
          </table:table-cell>
          <table:table-cell ns41:value-type="float" table:style-name="TL Data" office:value="5.434" office:value-type="float">
            <text:p>5.43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6.677" office:value-type="float">
            <text:p>16.677</text:p>
          </table:table-cell>
          <table:table-cell ns41:value-type="float" table:style-name="TL Data" office:value="8.192" office:value-type="float">
            <text:p>8.192</text:p>
          </table:table-cell>
          <table:table-cell ns41:value-type="float" table:style-name="TL Data" office:value="7.206" office:value-type="float">
            <text:p>7.20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5.603" office:value-type="float">
            <text:p>15.603</text:p>
          </table:table-cell>
          <table:table-cell ns41:value-type="float" table:style-name="TL Data" office:value="32.28" office:value-type="float">
            <text:p>32.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9.432" office:value-type="float">
            <text:p>9.432</text:p>
          </table:table-cell>
          <table:table-cell ns41:value-type="float" table:style-name="TL Data" office:value="6.144" office:value-type="float">
            <text:p>6.14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5.752" office:value-type="float">
            <text:p>15.752</text:p>
          </table:table-cell>
          <table:table-cell ns41:value-type="float" table:style-name="TL Data" office:value="7.215" office:value-type="float">
            <text:p>7.215</text:p>
          </table:table-cell>
          <table:table-cell ns41:value-type="float" table:style-name="TL Data" office:value="7.598" office:value-type="float">
            <text:p>7.59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5.04" office:value-type="float">
            <text:p>15.04</text:p>
          </table:table-cell>
          <table:table-cell ns41:value-type="float" table:style-name="TL Data" office:value="30.792" office:value-type="float">
            <text:p>30.79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7.827" office:value-type="float">
            <text:p>7.827</text:p>
          </table:table-cell>
          <table:table-cell ns41:value-type="float" table:style-name="TL Data" office:value="6.369" office:value-type="float">
            <text:p>6.36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4.365" office:value-type="float">
            <text:p>14.365</text:p>
          </table:table-cell>
          <table:table-cell ns41:value-type="float" table:style-name="TL Data" office:value="5.875" office:value-type="float">
            <text:p>5.875</text:p>
          </table:table-cell>
          <table:table-cell ns41:value-type="float" table:style-name="TL Data" office:value="7.98" office:value-type="float">
            <text:p>7.9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4.13" office:value-type="float">
            <text:p>14.13</text:p>
          </table:table-cell>
          <table:table-cell ns41:value-type="float" table:style-name="TL Data" office:value="28.495" office:value-type="float">
            <text:p>28.4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7.509" office:value-type="float">
            <text:p>7.509</text:p>
          </table:table-cell>
          <table:table-cell ns41:value-type="float" table:style-name="TL Data" office:value="7.691" office:value-type="float">
            <text:p>7.69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5.468" office:value-type="float">
            <text:p>15.468</text:p>
          </table:table-cell>
          <table:table-cell ns41:value-type="float" table:style-name="TL Data" office:value="5.75" office:value-type="float">
            <text:p>5.75</text:p>
          </table:table-cell>
          <table:table-cell ns41:value-type="float" table:style-name="TL Data" office:value="9.049" office:value-type="float">
            <text:p>9.049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5.139" office:value-type="float">
            <text:p>15.139</text:p>
          </table:table-cell>
          <table:table-cell ns41:value-type="float" table:style-name="TL Data" office:value="30.607" office:value-type="float">
            <text:p>30.6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5.534" office:value-type="float">
            <text:p>5.534</text:p>
          </table:table-cell>
          <table:table-cell ns41:value-type="float" table:style-name="TL Data" office:value="7.381" office:value-type="float">
            <text:p>7.38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3.176" office:value-type="float">
            <text:p>13.176</text:p>
          </table:table-cell>
          <table:table-cell ns41:value-type="float" table:style-name="TL Data" office:value="3.931" office:value-type="float">
            <text:p>3.931</text:p>
          </table:table-cell>
          <table:table-cell ns41:value-type="float" table:style-name="TL Data" office:value="8.352" office:value-type="float">
            <text:p>8.352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2.645" office:value-type="float">
            <text:p>12.645</text:p>
          </table:table-cell>
          <table:table-cell ns41:value-type="float" table:style-name="TL Data" office:value="25.821" office:value-type="float">
            <text:p>25.8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5.13" office:value-type="float">
            <text:p>5.13</text:p>
          </table:table-cell>
          <table:table-cell ns41:value-type="float" table:style-name="TL Data" office:value="7.786" office:value-type="float">
            <text:p>7.78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3.199" office:value-type="float">
            <text:p>13.199</text:p>
          </table:table-cell>
          <table:table-cell ns41:value-type="float" table:style-name="TL Data" office:value="3.731" office:value-type="float">
            <text:p>3.731</text:p>
          </table:table-cell>
          <table:table-cell ns41:value-type="float" table:style-name="TL Data" office:value="8.664" office:value-type="float">
            <text:p>8.664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2.776" office:value-type="float">
            <text:p>12.776</text:p>
          </table:table-cell>
          <table:table-cell ns41:value-type="float" table:style-name="TL Data" office:value="25.975" office:value-type="float">
            <text:p>25.9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5.09" office:value-type="float">
            <text:p>5.09</text:p>
          </table:table-cell>
          <table:table-cell ns41:value-type="float" table:style-name="TL Data" office:value="8.843" office:value-type="float">
            <text:p>8.843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4.267" office:value-type="float">
            <text:p>14.267</text:p>
          </table:table-cell>
          <table:table-cell ns41:value-type="float" table:style-name="TL Data" office:value="3.77" office:value-type="float">
            <text:p>3.77</text:p>
          </table:table-cell>
          <table:table-cell ns41:value-type="float" table:style-name="TL Data" office:value="9.836" office:value-type="float">
            <text:p>9.836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4.129" office:value-type="float">
            <text:p>14.129</text:p>
          </table:table-cell>
          <table:table-cell ns41:value-type="float" table:style-name="TL Data" office:value="28.396" office:value-type="float">
            <text:p>28.3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4.239" office:value-type="float">
            <text:p>4.239</text:p>
          </table:table-cell>
          <table:table-cell ns41:value-type="float" table:style-name="TL Data" office:value="8.741" office:value-type="float">
            <text:p>8.741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3.317" office:value-type="float">
            <text:p>13.317</text:p>
          </table:table-cell>
          <table:table-cell ns41:value-type="float" table:style-name="TL Data" office:value="3.051" office:value-type="float">
            <text:p>3.051</text:p>
          </table:table-cell>
          <table:table-cell ns41:value-type="float" table:style-name="TL Data" office:value="9.281" office:value-type="float">
            <text:p>9.281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12.831" office:value-type="float">
            <text:p>12.831</text:p>
          </table:table-cell>
          <table:table-cell ns41:value-type="float" table:style-name="TL Data" office:value="26.148" office:value-type="float">
            <text:p>26.1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3.638" office:value-type="float">
            <text:p>3.638</text:p>
          </table:table-cell>
          <table:table-cell ns41:value-type="float" table:style-name="TL Data" office:value="8.731" office:value-type="float">
            <text:p>8.731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2.733" office:value-type="float">
            <text:p>12.733</text:p>
          </table:table-cell>
          <table:table-cell ns41:value-type="float" table:style-name="TL Data" office:value="2.735" office:value-type="float">
            <text:p>2.735</text:p>
          </table:table-cell>
          <table:table-cell ns41:value-type="float" table:style-name="TL Data" office:value="9.431" office:value-type="float">
            <text:p>9.431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2.742" office:value-type="float">
            <text:p>12.742</text:p>
          </table:table-cell>
          <table:table-cell ns41:value-type="float" table:style-name="TL Data" office:value="25.475" office:value-type="float">
            <text:p>25.4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3.372" office:value-type="float">
            <text:p>3.372</text:p>
          </table:table-cell>
          <table:table-cell ns41:value-type="float" table:style-name="TL Data" office:value="8.952" office:value-type="float">
            <text:p>8.952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2.745" office:value-type="float">
            <text:p>12.745</text:p>
          </table:table-cell>
          <table:table-cell ns41:value-type="float" table:style-name="TL Data" office:value="2.415" office:value-type="float">
            <text:p>2.415</text:p>
          </table:table-cell>
          <table:table-cell ns41:value-type="float" table:style-name="TL Data" office:value="9.359" office:value-type="float">
            <text:p>9.359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2.386" office:value-type="float">
            <text:p>12.386</text:p>
          </table:table-cell>
          <table:table-cell ns41:value-type="float" table:style-name="TL Data" office:value="25.131" office:value-type="float">
            <text:p>25.1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2.57" office:value-type="float">
            <text:p>2.57</text:p>
          </table:table-cell>
          <table:table-cell ns41:value-type="float" table:style-name="TL Data" office:value="8.472" office:value-type="float">
            <text:p>8.472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1.438" office:value-type="float">
            <text:p>11.438</text:p>
          </table:table-cell>
          <table:table-cell ns41:value-type="float" table:style-name="TL Data" office:value="1.994" office:value-type="float">
            <text:p>1.994</text:p>
          </table:table-cell>
          <table:table-cell ns41:value-type="float" table:style-name="TL Data" office:value="8.736" office:value-type="float">
            <text:p>8.736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1.389" office:value-type="float">
            <text:p>11.389</text:p>
          </table:table-cell>
          <table:table-cell ns41:value-type="float" table:style-name="TL Data" office:value="22.827" office:value-type="float">
            <text:p>22.8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2.488" office:value-type="float">
            <text:p>2.488</text:p>
          </table:table-cell>
          <table:table-cell ns41:value-type="float" table:style-name="TL Data" office:value="9.097" office:value-type="float">
            <text:p>9.097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2.056" office:value-type="float">
            <text:p>12.056</text:p>
          </table:table-cell>
          <table:table-cell ns41:value-type="float" table:style-name="TL Data" office:value="2.057" office:value-type="float">
            <text:p>2.057</text:p>
          </table:table-cell>
          <table:table-cell ns41:value-type="float" table:style-name="TL Data" office:value="9.202" office:value-type="float">
            <text:p>9.202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1.989" office:value-type="float">
            <text:p>11.989</text:p>
          </table:table-cell>
          <table:table-cell ns41:value-type="float" table:style-name="TL Data" office:value="24.045" office:value-type="float">
            <text:p>24.0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2.134" office:value-type="float">
            <text:p>2.134</text:p>
          </table:table-cell>
          <table:table-cell ns41:value-type="float" table:style-name="TL Data" office:value="8.717" office:value-type="float">
            <text:p>8.717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1.291" office:value-type="float">
            <text:p>11.291</text:p>
          </table:table-cell>
          <table:table-cell ns41:value-type="float" table:style-name="TL Data" office:value="1.794" office:value-type="float">
            <text:p>1.794</text:p>
          </table:table-cell>
          <table:table-cell ns41:value-type="float" table:style-name="TL Data" office:value="8.763" office:value-type="float">
            <text:p>8.763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11.321" office:value-type="float">
            <text:p>11.321</text:p>
          </table:table-cell>
          <table:table-cell ns41:value-type="float" table:style-name="TL Data" office:value="22.612" office:value-type="float">
            <text:p>22.6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2.084" office:value-type="float">
            <text:p>2.084</text:p>
          </table:table-cell>
          <table:table-cell ns41:value-type="float" table:style-name="TL Data" office:value="8.36" office:value-type="float">
            <text:p>8.36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0.954" office:value-type="float">
            <text:p>10.954</text:p>
          </table:table-cell>
          <table:table-cell ns41:value-type="float" table:style-name="TL Data" office:value="1.857" office:value-type="float">
            <text:p>1.857</text:p>
          </table:table-cell>
          <table:table-cell ns41:value-type="float" table:style-name="TL Data" office:value="8.312" office:value-type="float">
            <text:p>8.312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11.006" office:value-type="float">
            <text:p>11.006</text:p>
          </table:table-cell>
          <table:table-cell ns41:value-type="float" table:style-name="TL Data" office:value="21.96" office:value-type="float">
            <text:p>21.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.607" office:value-type="float">
            <text:p>1.607</text:p>
          </table:table-cell>
          <table:table-cell ns41:value-type="float" table:style-name="TL Data" office:value="7.642" office:value-type="float">
            <text:p>7.642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9.708" office:value-type="float">
            <text:p>9.708</text:p>
          </table:table-cell>
          <table:table-cell ns41:value-type="float" table:style-name="TL Data" office:value="1.245" office:value-type="float">
            <text:p>1.245</text:p>
          </table:table-cell>
          <table:table-cell ns41:value-type="float" table:style-name="TL Data" office:value="7.231" office:value-type="float">
            <text:p>7.231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9.172" office:value-type="float">
            <text:p>9.172</text:p>
          </table:table-cell>
          <table:table-cell ns41:value-type="float" table:style-name="TL Data" office:value="18.88" office:value-type="float">
            <text:p>18.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.55" office:value-type="float">
            <text:p>1.55</text:p>
          </table:table-cell>
          <table:table-cell ns41:value-type="float" table:style-name="TL Data" office:value="8.096" office:value-type="float">
            <text:p>8.096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0.135" office:value-type="float">
            <text:p>10.135</text:p>
          </table:table-cell>
          <table:table-cell ns41:value-type="float" table:style-name="TL Data" office:value="1.465" office:value-type="float">
            <text:p>1.465</text:p>
          </table:table-cell>
          <table:table-cell ns41:value-type="float" table:style-name="TL Data" office:value="7.872" office:value-type="float">
            <text:p>7.872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0.261" office:value-type="float">
            <text:p>10.261</text:p>
          </table:table-cell>
          <table:table-cell ns41:value-type="float" table:style-name="TL Data" office:value="20.396" office:value-type="float">
            <text:p>20.3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.531" office:value-type="float">
            <text:p>1.531</text:p>
          </table:table-cell>
          <table:table-cell ns41:value-type="float" table:style-name="TL Data" office:value="8.157" office:value-type="float">
            <text:p>8.157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0.224" office:value-type="float">
            <text:p>10.224</text:p>
          </table:table-cell>
          <table:table-cell ns41:value-type="float" table:style-name="TL Data" office:value="1.277" office:value-type="float">
            <text:p>1.277</text:p>
          </table:table-cell>
          <table:table-cell ns41:value-type="float" table:style-name="TL Data" office:value="7.742" office:value-type="float">
            <text:p>7.742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9.962" office:value-type="float">
            <text:p>9.962</text:p>
          </table:table-cell>
          <table:table-cell ns41:value-type="float" table:style-name="TL Data" office:value="20.186" office:value-type="float">
            <text:p>20.1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.48" office:value-type="float">
            <text:p>1.48</text:p>
          </table:table-cell>
          <table:table-cell ns41:value-type="float" table:style-name="TL Data" office:value="8.112" office:value-type="float">
            <text:p>8.112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10.197" office:value-type="float">
            <text:p>10.197</text:p>
          </table:table-cell>
          <table:table-cell ns41:value-type="float" table:style-name="TL Data" office:value="1.334" office:value-type="float">
            <text:p>1.334</text:p>
          </table:table-cell>
          <table:table-cell ns41:value-type="float" table:style-name="TL Data" office:value="7.748" office:value-type="float">
            <text:p>7.748</text:p>
          </table:table-cell>
          <table:table-cell ns41:value-type="float" table:style-name="TL Data" office:value="1.051" office:value-type="float">
            <text:p>1.051</text:p>
          </table:table-cell>
          <table:table-cell ns41:value-type="float" table:style-name="TL Data" office:value="10.133" office:value-type="float">
            <text:p>10.133</text:p>
          </table:table-cell>
          <table:table-cell ns41:value-type="float" table:style-name="TL Data" office:value="20.33" office:value-type="float">
            <text:p>20.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.488" office:value-type="float">
            <text:p>1.488</text:p>
          </table:table-cell>
          <table:table-cell ns41:value-type="float" table:style-name="TL Data" office:value="7.909" office:value-type="float">
            <text:p>7.909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0.026" office:value-type="float">
            <text:p>10.026</text:p>
          </table:table-cell>
          <table:table-cell ns41:value-type="float" table:style-name="TL Data" office:value="1.258" office:value-type="float">
            <text:p>1.258</text:p>
          </table:table-cell>
          <table:table-cell ns41:value-type="float" table:style-name="TL Data" office:value="7.497" office:value-type="float">
            <text:p>7.497</text:p>
          </table:table-cell>
          <table:table-cell ns41:value-type="float" table:style-name="TL Data" office:value="1.073" office:value-type="float">
            <text:p>1.073</text:p>
          </table:table-cell>
          <table:table-cell ns41:value-type="float" table:style-name="TL Data" office:value="9.828" office:value-type="float">
            <text:p>9.828</text:p>
          </table:table-cell>
          <table:table-cell ns41:value-type="float" table:style-name="TL Data" office:value="19.854" office:value-type="float">
            <text:p>19.8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1.462" office:value-type="float">
            <text:p>1.462</text:p>
          </table:table-cell>
          <table:table-cell ns41:value-type="float" table:style-name="TL Data" office:value="7.901" office:value-type="float">
            <text:p>7.901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0.022" office:value-type="float">
            <text:p>10.022</text:p>
          </table:table-cell>
          <table:table-cell ns41:value-type="float" table:style-name="TL Data" office:value="1.186" office:value-type="float">
            <text:p>1.186</text:p>
          </table:table-cell>
          <table:table-cell ns41:value-type="float" table:style-name="TL Data" office:value="7.461" office:value-type="float">
            <text:p>7.461</text:p>
          </table:table-cell>
          <table:table-cell ns41:value-type="float" table:style-name="TL Data" office:value="1.137" office:value-type="float">
            <text:p>1.137</text:p>
          </table:table-cell>
          <table:table-cell ns41:value-type="float" table:style-name="TL Data" office:value="9.784" office:value-type="float">
            <text:p>9.784</text:p>
          </table:table-cell>
          <table:table-cell ns41:value-type="float" table:style-name="TL Data" office:value="19.806" office:value-type="float">
            <text:p>19.8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.355" office:value-type="float">
            <text:p>1.355</text:p>
          </table:table-cell>
          <table:table-cell ns41:value-type="float" table:style-name="TL Data" office:value="7.979" office:value-type="float">
            <text:p>7.979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10.042" office:value-type="float">
            <text:p>10.042</text:p>
          </table:table-cell>
          <table:table-cell ns41:value-type="float" table:style-name="TL Data" office:value="1.174" office:value-type="float">
            <text:p>1.174</text:p>
          </table:table-cell>
          <table:table-cell ns41:value-type="float" table:style-name="TL Data" office:value="7.373" office:value-type="float">
            <text:p>7.373</text:p>
          </table:table-cell>
          <table:table-cell ns41:value-type="float" table:style-name="TL Data" office:value="1.352" office:value-type="float">
            <text:p>1.352</text:p>
          </table:table-cell>
          <table:table-cell ns41:value-type="float" table:style-name="TL Data" office:value="9.899" office:value-type="float">
            <text:p>9.899</text:p>
          </table:table-cell>
          <table:table-cell ns41:value-type="float" table:style-name="TL Data" office:value="19.941" office:value-type="float">
            <text:p>19.9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.192" office:value-type="float">
            <text:p>1.192</text:p>
          </table:table-cell>
          <table:table-cell ns41:value-type="float" table:style-name="TL Data" office:value="7.948" office:value-type="float">
            <text:p>7.948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9.9" office:value-type="float">
            <text:p>9.9</text:p>
          </table:table-cell>
          <table:table-cell ns41:value-type="float" table:style-name="TL Data" office:value="1.174" office:value-type="float">
            <text:p>1.174</text:p>
          </table:table-cell>
          <table:table-cell ns41:value-type="float" table:style-name="TL Data" office:value="7.284" office:value-type="float">
            <text:p>7.284</text:p>
          </table:table-cell>
          <table:table-cell ns41:value-type="float" table:style-name="TL Data" office:value="1.455" office:value-type="float">
            <text:p>1.455</text:p>
          </table:table-cell>
          <table:table-cell ns41:value-type="float" table:style-name="TL Data" office:value="9.913" office:value-type="float">
            <text:p>9.913</text:p>
          </table:table-cell>
          <table:table-cell ns41:value-type="float" table:style-name="TL Data" office:value="19.813" office:value-type="float">
            <text:p>19.8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.265" office:value-type="float">
            <text:p>1.265</text:p>
          </table:table-cell>
          <table:table-cell ns41:value-type="float" table:style-name="TL Data" office:value="8.076" office:value-type="float">
            <text:p>8.076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10.234" office:value-type="float">
            <text:p>10.234</text:p>
          </table:table-cell>
          <table:table-cell ns41:value-type="float" table:style-name="TL Data" office:value="1.243" office:value-type="float">
            <text:p>1.243</text:p>
          </table:table-cell>
          <table:table-cell ns41:value-type="float" table:style-name="TL Data" office:value="7.414" office:value-type="float">
            <text:p>7.414</text:p>
          </table:table-cell>
          <table:table-cell ns41:value-type="float" table:style-name="TL Data" office:value="1.692" office:value-type="float">
            <text:p>1.692</text:p>
          </table:table-cell>
          <table:table-cell ns41:value-type="float" table:style-name="TL Data" office:value="10.349" office:value-type="float">
            <text:p>10.349</text:p>
          </table:table-cell>
          <table:table-cell ns41:value-type="float" table:style-name="TL Data" office:value="20.583" office:value-type="float">
            <text:p>20.5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.275" office:value-type="float">
            <text:p>1.275</text:p>
          </table:table-cell>
          <table:table-cell ns41:value-type="float" table:style-name="TL Data" office:value="8.283" office:value-type="float">
            <text:p>8.283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10.508" office:value-type="float">
            <text:p>10.508</text:p>
          </table:table-cell>
          <table:table-cell ns41:value-type="float" table:style-name="TL Data" office:value="1.206" office:value-type="float">
            <text:p>1.206</text:p>
          </table:table-cell>
          <table:table-cell ns41:value-type="float" table:style-name="TL Data" office:value="7.143" office:value-type="float">
            <text:p>7.143</text:p>
          </table:table-cell>
          <table:table-cell ns41:value-type="float" table:style-name="TL Data" office:value="1.803" office:value-type="float">
            <text:p>1.803</text:p>
          </table:table-cell>
          <table:table-cell ns41:value-type="float" table:style-name="TL Data" office:value="10.152" office:value-type="float">
            <text:p>10.152</text:p>
          </table:table-cell>
          <table:table-cell ns41:value-type="float" table:style-name="TL Data" office:value="20.66" office:value-type="float">
            <text:p>20.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.01" office:value-type="float">
            <text:p>1.01</text:p>
          </table:table-cell>
          <table:table-cell ns41:value-type="float" table:style-name="TL Data" office:value="7.041" office:value-type="float">
            <text:p>7.041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8.904" office:value-type="float">
            <text:p>8.904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6.099" office:value-type="float">
            <text:p>6.099</text:p>
          </table:table-cell>
          <table:table-cell ns41:value-type="float" table:style-name="TL Data" office:value="1.519" office:value-type="float">
            <text:p>1.519</text:p>
          </table:table-cell>
          <table:table-cell ns41:value-type="float" table:style-name="TL Data" office:value="8.465" office:value-type="float">
            <text:p>8.465</text:p>
          </table:table-cell>
          <table:table-cell ns41:value-type="float" table:style-name="TL Data" office:value="17.369" office:value-type="float">
            <text:p>17.3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table:style-name="TL RowHeader"/>
          <table:table-cell ns41:value-type="string" table:style-name="TL RowHeader" office:value-type="string">
            <text:p>Over te brengen.</text:p>
          </table:table-cell>
          <table:table-cell/>
          <table:table-cell ns41:value-type="float" table:style-name="TL Data" office:value="631.717" office:value-type="float">
            <text:p>631.717</text:p>
          </table:table-cell>
          <table:table-cell ns41:value-type="float" table:style-name="TL Data" office:value="210.555" office:value-type="float">
            <text:p>210.555</text:p>
          </table:table-cell>
          <table:table-cell ns41:value-type="float" table:style-name="TL Data" office:value="12.369" office:value-type="float">
            <text:p>12.369</text:p>
          </table:table-cell>
          <table:table-cell ns41:value-type="float" table:style-name="TL Data" office:value="854.641" office:value-type="float">
            <text:p>854.641</text:p>
          </table:table-cell>
          <table:table-cell ns41:value-type="float" table:style-name="TL Data" office:value="586.167" office:value-type="float">
            <text:p>586.167</text:p>
          </table:table-cell>
          <table:table-cell ns41:value-type="float" table:style-name="TL Data" office:value="227.165" office:value-type="float">
            <text:p>227.165</text:p>
          </table:table-cell>
          <table:table-cell ns41:value-type="float" table:style-name="TL Data" office:value="21.127" office:value-type="float">
            <text:p>21.127</text:p>
          </table:table-cell>
          <table:table-cell ns41:value-type="float" table:style-name="TL Data" office:value="834.459" office:value-type="float">
            <text:p>834.459</text:p>
          </table:table-cell>
          <table:table-cell ns41:value-type="string" table:style-name="TL Data" office:value-type="string">
            <text:p>1,689,10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7.151" office:value-type="float">
            <text:p>7.151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9.086" office:value-type="float">
            <text:p>9.086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6.111" office:value-type="float">
            <text:p>6.111</text:p>
          </table:table-cell>
          <table:table-cell ns41:value-type="float" table:style-name="TL Data" office:value="1.687" office:value-type="float">
            <text:p>1.687</text:p>
          </table:table-cell>
          <table:table-cell ns41:value-type="float" table:style-name="TL Data" office:value="8.697" office:value-type="float">
            <text:p>8.697</text:p>
          </table:table-cell>
          <table:table-cell ns41:value-type="float" table:style-name="TL Data" office:value="17.783" office:value-type="float">
            <text:p>17.7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6.335" office:value-type="float">
            <text:p>6.335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.135" office:value-type="float">
            <text:p>8.135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5.584" office:value-type="float">
            <text:p>5.584</text:p>
          </table:table-cell>
          <table:table-cell ns41:value-type="float" table:style-name="TL Data" office:value="1.677" office:value-type="float">
            <text:p>1.677</text:p>
          </table:table-cell>
          <table:table-cell ns41:value-type="float" table:style-name="TL Data" office:value="8.116" office:value-type="float">
            <text:p>8.116</text:p>
          </table:table-cell>
          <table:table-cell ns41:value-type="float" table:style-name="TL Data" office:value="16.251" office:value-type="float">
            <text:p>16.2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5.765" office:value-type="float">
            <text:p>5.765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7.454" office:value-type="float">
            <text:p>7.454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5.354" office:value-type="float">
            <text:p>5.354</text:p>
          </table:table-cell>
          <table:table-cell ns41:value-type="float" table:style-name="TL Data" office:value="1.786" office:value-type="float">
            <text:p>1.786</text:p>
          </table:table-cell>
          <table:table-cell ns41:value-type="float" table:style-name="TL Data" office:value="8.013" office:value-type="float">
            <text:p>8.013</text:p>
          </table:table-cell>
          <table:table-cell ns41:value-type="float" table:style-name="TL Data" office:value="15.467" office:value-type="float">
            <text:p>15.4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5.462" office:value-type="float">
            <text:p>5.462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7.2" office:value-type="float">
            <text:p>7.2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4.94" office:value-type="float">
            <text:p>4.94</text:p>
          </table:table-cell>
          <table:table-cell ns41:value-type="float" table:style-name="TL Data" office:value="1.826" office:value-type="float">
            <text:p>1.826</text:p>
          </table:table-cell>
          <table:table-cell ns41:value-type="float" table:style-name="TL Data" office:value="7.572" office:value-type="float">
            <text:p>7.572</text:p>
          </table:table-cell>
          <table:table-cell ns41:value-type="float" table:style-name="TL Data" office:value="14.772" office:value-type="float">
            <text:p>14.77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5.27" office:value-type="float">
            <text:p>5.27</text:p>
          </table:table-cell>
          <table:table-cell ns41:value-type="float" table:style-name="TL Data" office:value="1.003" office:value-type="float">
            <text:p>1.003</text:p>
          </table:table-cell>
          <table:table-cell ns41:value-type="float" table:style-name="TL Data" office:value="6.985" office:value-type="float">
            <text:p>6.985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4.763" office:value-type="float">
            <text:p>4.763</text:p>
          </table:table-cell>
          <table:table-cell ns41:value-type="float" table:style-name="TL Data" office:value="1.95" office:value-type="float">
            <text:p>1.95</text:p>
          </table:table-cell>
          <table:table-cell ns41:value-type="float" table:style-name="TL Data" office:value="7.469" office:value-type="float">
            <text:p>7.469</text:p>
          </table:table-cell>
          <table:table-cell ns41:value-type="float" table:style-name="TL Data" office:value="14.454" office:value-type="float">
            <text:p>14.4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5.047" office:value-type="float">
            <text:p>5.047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6.671" office:value-type="float">
            <text:p>6.671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4.476" office:value-type="float">
            <text:p>4.476</text:p>
          </table:table-cell>
          <table:table-cell ns41:value-type="float" table:style-name="TL Data" office:value="1.915" office:value-type="float">
            <text:p>1.915</text:p>
          </table:table-cell>
          <table:table-cell ns41:value-type="float" table:style-name="TL Data" office:value="7.08" office:value-type="float">
            <text:p>7.08</text:p>
          </table:table-cell>
          <table:table-cell ns41:value-type="float" table:style-name="TL Data" office:value="13.751" office:value-type="float">
            <text:p>13.7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4.801" office:value-type="float">
            <text:p>4.801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6.353" office:value-type="float">
            <text:p>6.353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4.256" office:value-type="float">
            <text:p>4.256</text:p>
          </table:table-cell>
          <table:table-cell ns41:value-type="float" table:style-name="TL Data" office:value="1.98" office:value-type="float">
            <text:p>1.98</text:p>
          </table:table-cell>
          <table:table-cell ns41:value-type="float" table:style-name="TL Data" office:value="6.861" office:value-type="float">
            <text:p>6.861</text:p>
          </table:table-cell>
          <table:table-cell ns41:value-type="float" table:style-name="TL Data" office:value="13.214" office:value-type="float">
            <text:p>13.2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4.29" office:value-type="float">
            <text:p>4.29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5.882" office:value-type="float">
            <text:p>5.882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3.977" office:value-type="float">
            <text:p>3.977</text:p>
          </table:table-cell>
          <table:table-cell ns41:value-type="float" table:style-name="TL Data" office:value="2.12" office:value-type="float">
            <text:p>2.12</text:p>
          </table:table-cell>
          <table:table-cell ns41:value-type="float" table:style-name="TL Data" office:value="6.783" office:value-type="float">
            <text:p>6.783</text:p>
          </table:table-cell>
          <table:table-cell ns41:value-type="float" table:style-name="TL Data" office:value="12.665" office:value-type="float">
            <text:p>12.6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4.069" office:value-type="float">
            <text:p>4.069</text:p>
          </table:table-cell>
          <table:table-cell ns41:value-type="float" table:style-name="TL Data" office:value="1.038" office:value-type="float">
            <text:p>1.038</text:p>
          </table:table-cell>
          <table:table-cell ns41:value-type="float" table:style-name="TL Data" office:value="5.683" office:value-type="float">
            <text:p>5.683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3.684" office:value-type="float">
            <text:p>3.684</text:p>
          </table:table-cell>
          <table:table-cell ns41:value-type="float" table:style-name="TL Data" office:value="2.268" office:value-type="float">
            <text:p>2.268</text:p>
          </table:table-cell>
          <table:table-cell ns41:value-type="float" table:style-name="TL Data" office:value="6.71" office:value-type="float">
            <text:p>6.71</text:p>
          </table:table-cell>
          <table:table-cell ns41:value-type="float" table:style-name="TL Data" office:value="12.393" office:value-type="float">
            <text:p>12.3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3.842" office:value-type="float">
            <text:p>3.842</text:p>
          </table:table-cell>
          <table:table-cell ns41:value-type="float" table:style-name="TL Data" office:value="1.093" office:value-type="float">
            <text:p>1.093</text:p>
          </table:table-cell>
          <table:table-cell ns41:value-type="float" table:style-name="TL Data" office:value="5.497" office:value-type="float">
            <text:p>5.497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3.284" office:value-type="float">
            <text:p>3.284</text:p>
          </table:table-cell>
          <table:table-cell ns41:value-type="float" table:style-name="TL Data" office:value="2.145" office:value-type="float">
            <text:p>2.145</text:p>
          </table:table-cell>
          <table:table-cell ns41:value-type="float" table:style-name="TL Data" office:value="5.959" office:value-type="float">
            <text:p>5.959</text:p>
          </table:table-cell>
          <table:table-cell ns41:value-type="float" table:style-name="TL Data" office:value="11.456" office:value-type="float">
            <text:p>11.4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4.273" office:value-type="float">
            <text:p>4.273</text:p>
          </table:table-cell>
          <table:table-cell ns41:value-type="float" table:style-name="TL Data" office:value="1.228" office:value-type="float">
            <text:p>1.228</text:p>
          </table:table-cell>
          <table:table-cell ns41:value-type="float" table:style-name="TL Data" office:value="6.094" office:value-type="float">
            <text:p>6.094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3.291" office:value-type="float">
            <text:p>3.291</text:p>
          </table:table-cell>
          <table:table-cell ns41:value-type="float" table:style-name="TL Data" office:value="2.432" office:value-type="float">
            <text:p>2.432</text:p>
          </table:table-cell>
          <table:table-cell ns41:value-type="float" table:style-name="TL Data" office:value="6.319" office:value-type="float">
            <text:p>6.319</text:p>
          </table:table-cell>
          <table:table-cell ns41:value-type="float" table:style-name="TL Data" office:value="12.413" office:value-type="float">
            <text:p>12.4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3.535" office:value-type="float">
            <text:p>3.535</text:p>
          </table:table-cell>
          <table:table-cell ns41:value-type="float" table:style-name="TL Data" office:value="1.156" office:value-type="float">
            <text:p>1.156</text:p>
          </table:table-cell>
          <table:table-cell ns41:value-type="float" table:style-name="TL Data" office:value="5.181" office:value-type="float">
            <text:p>5.181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2.75" office:value-type="float">
            <text:p>2.75</text:p>
          </table:table-cell>
          <table:table-cell ns41:value-type="float" table:style-name="TL Data" office:value="2.317" office:value-type="float">
            <text:p>2.317</text:p>
          </table:table-cell>
          <table:table-cell ns41:value-type="float" table:style-name="TL Data" office:value="5.568" office:value-type="float">
            <text:p>5.568</text:p>
          </table:table-cell>
          <table:table-cell ns41:value-type="float" table:style-name="TL Data" office:value="10.749" office:value-type="float">
            <text:p>10.7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3.235" office:value-type="float">
            <text:p>3.235</text:p>
          </table:table-cell>
          <table:table-cell ns41:value-type="float" table:style-name="TL Data" office:value="1.161" office:value-type="float">
            <text:p>1.161</text:p>
          </table:table-cell>
          <table:table-cell ns41:value-type="float" table:style-name="TL Data" office:value="4.879" office:value-type="float">
            <text:p>4.879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2.577" office:value-type="float">
            <text:p>2.577</text:p>
          </table:table-cell>
          <table:table-cell ns41:value-type="float" table:style-name="TL Data" office:value="2.309" office:value-type="float">
            <text:p>2.309</text:p>
          </table:table-cell>
          <table:table-cell ns41:value-type="float" table:style-name="TL Data" office:value="5.408" office:value-type="float">
            <text:p>5.408</text:p>
          </table:table-cell>
          <table:table-cell ns41:value-type="float" table:style-name="TL Data" office:value="10.287" office:value-type="float">
            <text:p>10.28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.004" office:value-type="float">
            <text:p>3.004</text:p>
          </table:table-cell>
          <table:table-cell ns41:value-type="float" table:style-name="TL Data" office:value="1.103" office:value-type="float">
            <text:p>1.103</text:p>
          </table:table-cell>
          <table:table-cell ns41:value-type="float" table:style-name="TL Data" office:value="4.54" office:value-type="float">
            <text:p>4.54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.271" office:value-type="float">
            <text:p>2.271</text:p>
          </table:table-cell>
          <table:table-cell ns41:value-type="float" table:style-name="TL Data" office:value="2.176" office:value-type="float">
            <text:p>2.176</text:p>
          </table:table-cell>
          <table:table-cell ns41:value-type="float" table:style-name="TL Data" office:value="4.932" office:value-type="float">
            <text:p>4.932</text:p>
          </table:table-cell>
          <table:table-cell ns41:value-type="float" table:style-name="TL Data" office:value="9.472" office:value-type="float">
            <text:p>9.47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.631" office:value-type="float">
            <text:p>2.631</text:p>
          </table:table-cell>
          <table:table-cell ns41:value-type="float" table:style-name="TL Data" office:value="1.008" office:value-type="float">
            <text:p>1.008</text:p>
          </table:table-cell>
          <table:table-cell ns41:value-type="float" table:style-name="TL Data" office:value="3.988" office:value-type="float">
            <text:p>3.988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.92" office:value-type="float">
            <text:p>1.92</text:p>
          </table:table-cell>
          <table:table-cell ns41:value-type="float" table:style-name="TL Data" office:value="2.169" office:value-type="float">
            <text:p>2.169</text:p>
          </table:table-cell>
          <table:table-cell ns41:value-type="float" table:style-name="TL Data" office:value="4.486" office:value-type="float">
            <text:p>4.486</text:p>
          </table:table-cell>
          <table:table-cell ns41:value-type="float" table:style-name="TL Data" office:value="8.474" office:value-type="float">
            <text:p>8.4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.21" office:value-type="float">
            <text:p>2.21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3.509" office:value-type="float">
            <text:p>3.50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.614" office:value-type="float">
            <text:p>1.614</text:p>
          </table:table-cell>
          <table:table-cell ns41:value-type="float" table:style-name="TL Data" office:value="1.809" office:value-type="float">
            <text:p>1.809</text:p>
          </table:table-cell>
          <table:table-cell ns41:value-type="float" table:style-name="TL Data" office:value="3.753" office:value-type="float">
            <text:p>3.753</text:p>
          </table:table-cell>
          <table:table-cell ns41:value-type="float" table:style-name="TL Data" office:value="7.262" office:value-type="float">
            <text:p>7.2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.876" office:value-type="float">
            <text:p>1.876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3.073" office:value-type="float">
            <text:p>3.073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.395" office:value-type="float">
            <text:p>1.395</text:p>
          </table:table-cell>
          <table:table-cell ns41:value-type="float" table:style-name="TL Data" office:value="1.679" office:value-type="float">
            <text:p>1.679</text:p>
          </table:table-cell>
          <table:table-cell ns41:value-type="float" table:style-name="TL Data" office:value="3.403" office:value-type="float">
            <text:p>3.403</text:p>
          </table:table-cell>
          <table:table-cell ns41:value-type="float" table:style-name="TL Data" office:value="6.476" office:value-type="float">
            <text:p>6.4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.121" office:value-type="float">
            <text:p>2.121</text:p>
          </table:table-cell>
          <table:table-cell ns41:value-type="float" table:style-name="TL Data" office:value="1.093" office:value-type="float">
            <text:p>1.093</text:p>
          </table:table-cell>
          <table:table-cell ns41:value-type="float" table:style-name="TL Data" office:value="3.516" office:value-type="float">
            <text:p>3.516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.397" office:value-type="float">
            <text:p>1.397</text:p>
          </table:table-cell>
          <table:table-cell ns41:value-type="float" table:style-name="TL Data" office:value="2.038" office:value-type="float">
            <text:p>2.038</text:p>
          </table:table-cell>
          <table:table-cell ns41:value-type="float" table:style-name="TL Data" office:value="3.772" office:value-type="float">
            <text:p>3.772</text:p>
          </table:table-cell>
          <table:table-cell ns41:value-type="float" table:style-name="TL Data" office:value="7.288" office:value-type="float">
            <text:p>7.2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.791" office:value-type="float">
            <text:p>1.791</text:p>
          </table:table-cell>
          <table:table-cell ns41:value-type="float" table:style-name="TL Data" office:value="1.047" office:value-type="float">
            <text:p>1.047</text:p>
          </table:table-cell>
          <table:table-cell ns41:value-type="float" table:style-name="TL Data" office:value="3.13" office:value-type="float">
            <text:p>3.13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.184" office:value-type="float">
            <text:p>1.184</text:p>
          </table:table-cell>
          <table:table-cell ns41:value-type="float" table:style-name="TL Data" office:value="2.053" office:value-type="float">
            <text:p>2.053</text:p>
          </table:table-cell>
          <table:table-cell ns41:value-type="float" table:style-name="TL Data" office:value="3.551" office:value-type="float">
            <text:p>3.551</text:p>
          </table:table-cell>
          <table:table-cell ns41:value-type="float" table:style-name="TL Data" office:value="5.681" office:value-type="float">
            <text:p>5.6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.291" office:value-type="float">
            <text:p>1.291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2.373" office:value-type="float">
            <text:p>2.37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1.473" office:value-type="float">
            <text:p>1.473</text:p>
          </table:table-cell>
          <table:table-cell ns41:value-type="float" table:style-name="TL Data" office:value="2.619" office:value-type="float">
            <text:p>2.619</text:p>
          </table:table-cell>
          <table:table-cell ns41:value-type="float" table:style-name="TL Data" office:value="4.992" office:value-type="float">
            <text:p>4.99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.473" office:value-type="float">
            <text:p>1.473</text:p>
          </table:table-cell>
          <table:table-cell ns41:value-type="float" table:style-name="TL Data" office:value="1.072" office:value-type="float">
            <text:p>1.072</text:p>
          </table:table-cell>
          <table:table-cell ns41:value-type="float" table:style-name="TL Data" office:value="2.797" office:value-type="float">
            <text:p>2.79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1.651" office:value-type="float">
            <text:p>1.651</text:p>
          </table:table-cell>
          <table:table-cell ns41:value-type="float" table:style-name="TL Data" office:value="2.829" office:value-type="float">
            <text:p>2.829</text:p>
          </table:table-cell>
          <table:table-cell ns41:value-type="float" table:style-name="TL Data" office:value="5.626" office:value-type="float">
            <text:p>5.6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.125" office:value-type="float">
            <text:p>1.125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2.215" office:value-type="float">
            <text:p>2.21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.438" office:value-type="float">
            <text:p>1.438</text:p>
          </table:table-cell>
          <table:table-cell ns41:value-type="float" table:style-name="TL Data" office:value="2.37" office:value-type="float">
            <text:p>2.37</text:p>
          </table:table-cell>
          <table:table-cell ns41:value-type="float" table:style-name="TL Data" office:value="4.585" office:value-type="float">
            <text:p>4.58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.068" office:value-type="float">
            <text:p>1.068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2.176" office:value-type="float">
            <text:p>2.176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.426" office:value-type="float">
            <text:p>1.426</text:p>
          </table:table-cell>
          <table:table-cell ns41:value-type="float" table:style-name="TL Data" office:value="2.262" office:value-type="float">
            <text:p>2.262</text:p>
          </table:table-cell>
          <table:table-cell ns41:value-type="float" table:style-name="TL Data" office:value="4.438" office:value-type="float">
            <text:p>4.4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1.99" office:value-type="float">
            <text:p>1.9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.43" office:value-type="float">
            <text:p>1.43</text:p>
          </table:table-cell>
          <table:table-cell ns41:value-type="float" table:style-name="TL Data" office:value="2.159" office:value-type="float">
            <text:p>2.159</text:p>
          </table:table-cell>
          <table:table-cell ns41:value-type="float" table:style-name="TL Data" office:value="4.149" office:value-type="float">
            <text:p>4.1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1.73" office:value-type="float">
            <text:p>1.7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.211" office:value-type="float">
            <text:p>1.211</text:p>
          </table:table-cell>
          <table:table-cell ns41:value-type="float" table:style-name="TL Data" office:value="1.804" office:value-type="float">
            <text:p>1.804</text:p>
          </table:table-cell>
          <table:table-cell ns41:value-type="float" table:style-name="TL Data" office:value="3.534" office:value-type="float">
            <text:p>3.5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1.603" office:value-type="float">
            <text:p>1.60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.131" office:value-type="float">
            <text:p>1.131</text:p>
          </table:table-cell>
          <table:table-cell ns41:value-type="float" table:style-name="TL Data" office:value="1.657" office:value-type="float">
            <text:p>1.657</text:p>
          </table:table-cell>
          <table:table-cell ns41:value-type="float" table:style-name="TL Data" office:value="3.26" office:value-type="float">
            <text:p>3.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.174" office:value-type="float">
            <text:p>1.17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1.363" office:value-type="float">
            <text:p>1.363</text:p>
          </table:table-cell>
          <table:table-cell ns41:value-type="float" table:style-name="TL Data" office:value="2.537" office:value-type="float">
            <text:p>2.5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.256" office:value-type="float">
            <text:p>1.25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.057" office:value-type="float">
            <text:p>1.057</text:p>
          </table:table-cell>
          <table:table-cell ns41:value-type="float" table:style-name="TL Data" office:value="1.451" office:value-type="float">
            <text:p>1.451</text:p>
          </table:table-cell>
          <table:table-cell ns41:value-type="float" table:style-name="TL Data" office:value="2.707" office:value-type="float">
            <text:p>2.7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.151" office:value-type="float">
            <text:p>1.151</text:p>
          </table:table-cell>
          <table:table-cell ns41:value-type="float" table:style-name="TL Data" office:value="2.15" office:value-type="float">
            <text:p>2.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.402" office:value-type="float">
            <text:p>1.40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.311" office:value-type="float">
            <text:p>1.3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1.182" office:value-type="float">
            <text:p>1.1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938" office:value-type="float">
            <text:p>9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774" office:value-type="float">
            <text:p>7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569" office:value-type="float">
            <text:p>5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444" office:value-type="float">
            <text:p>4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11" office:value-type="float">
            <text:p>3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33" office:value-type="float">
            <text:p>3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68" office:value-type="float">
            <text:p>1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12" office:value-type="float">
            <text:p>1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4" office:value-type="float">
            <text:p>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tot 101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float" table:style-name="TL RowHeader" office:value="1747" office:value-type="float">
            <text:p>1747</text:p>
          </table:table-cell>
          <table:table-cell ns41:value-type="string" table:style-name="TL RowHeader" office:value-type="string">
            <text:p>van 102 tot 103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644.643" office:value-type="float">
            <text:p>644.643</text:p>
          </table:table-cell>
          <table:table-cell ns41:value-type="float" table:style-name="TL Data" office:value="297.145" office:value-type="float">
            <text:p>297.145</text:p>
          </table:table-cell>
          <table:table-cell ns41:value-type="float" table:style-name="TL Data" office:value="41.799" office:value-type="float">
            <text:p>41.799</text:p>
          </table:table-cell>
          <table:table-cell ns41:value-type="float" table:style-name="TL Data" office:value="983.587" office:value-type="float">
            <text:p>983.587</text:p>
          </table:table-cell>
          <table:table-cell ns41:value-type="float" table:style-name="TL Data" office:value="599.559" office:value-type="float">
            <text:p>599.559</text:p>
          </table:table-cell>
          <table:table-cell ns41:value-type="float" table:style-name="TL Data" office:value="297.789" office:value-type="float">
            <text:p>297.789</text:p>
          </table:table-cell>
          <table:table-cell ns41:value-type="float" table:style-name="TL Data" office:value="75.333" office:value-type="float">
            <text:p>75.333</text:p>
          </table:table-cell>
          <table:table-cell ns41:value-type="float" table:style-name="TL Data" office:value="972.681" office:value-type="float">
            <text:p>972.681</text:p>
          </table:table-cell>
          <table:table-cell ns41:value-type="string" table:style-name="TL Data" office:value-type="string">
            <text:p>1,956,2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40.344" office:value-type="float">
            <text:p>40.344</text:p>
          </table:table-cell>
          <table:table-cell table:style-name="TL Data" table:number-columns-repeated="2"/>
          <table:table-cell ns41:value-type="float" table:style-name="TL Data" office:value="40.344" office:value-type="float">
            <text:p>40.344</text:p>
          </table:table-cell>
          <table:table-cell ns41:value-type="float" table:style-name="TL Data" office:value="39.062" office:value-type="float">
            <text:p>39.062</text:p>
          </table:table-cell>
          <table:table-cell table:style-name="TL Data" table:number-columns-repeated="2"/>
          <table:table-cell ns41:value-type="float" table:style-name="TL Data" office:value="39.062" office:value-type="float">
            <text:p>39.062</text:p>
          </table:table-cell>
          <table:table-cell ns41:value-type="float" table:style-name="TL Data" office:value="79.406" office:value-type="float">
            <text:p>79.4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34.252" office:value-type="float">
            <text:p>34.252</text:p>
          </table:table-cell>
          <table:table-cell table:style-name="TL Data" table:number-columns-repeated="2"/>
          <table:table-cell ns41:value-type="float" table:style-name="TL Data" office:value="34.252" office:value-type="float">
            <text:p>34.252</text:p>
          </table:table-cell>
          <table:table-cell ns41:value-type="float" table:style-name="TL Data" office:value="33.809" office:value-type="float">
            <text:p>33.809</text:p>
          </table:table-cell>
          <table:table-cell table:style-name="TL Data" table:number-columns-repeated="2"/>
          <table:table-cell ns41:value-type="float" table:style-name="TL Data" office:value="33.809" office:value-type="float">
            <text:p>33.809</text:p>
          </table:table-cell>
          <table:table-cell ns41:value-type="float" table:style-name="TL Data" office:value="68.061" office:value-type="float">
            <text:p>68.0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31.901" office:value-type="float">
            <text:p>31.901</text:p>
          </table:table-cell>
          <table:table-cell table:style-name="TL Data" table:number-columns-repeated="2"/>
          <table:table-cell ns41:value-type="float" table:style-name="TL Data" office:value="31.901" office:value-type="float">
            <text:p>31.901</text:p>
          </table:table-cell>
          <table:table-cell ns41:value-type="float" table:style-name="TL Data" office:value="31.862" office:value-type="float">
            <text:p>31.862</text:p>
          </table:table-cell>
          <table:table-cell table:style-name="TL Data" table:number-columns-repeated="2"/>
          <table:table-cell ns41:value-type="float" table:style-name="TL Data" office:value="31.862" office:value-type="float">
            <text:p>31.862</text:p>
          </table:table-cell>
          <table:table-cell ns41:value-type="float" table:style-name="TL Data" office:value="63.763" office:value-type="float">
            <text:p>63.76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32.177" office:value-type="float">
            <text:p>32.177</text:p>
          </table:table-cell>
          <table:table-cell table:style-name="TL Data" table:number-columns-repeated="2"/>
          <table:table-cell ns41:value-type="float" table:style-name="TL Data" office:value="32.177" office:value-type="float">
            <text:p>32.177</text:p>
          </table:table-cell>
          <table:table-cell ns41:value-type="float" table:style-name="TL Data" office:value="31.712" office:value-type="float">
            <text:p>31.712</text:p>
          </table:table-cell>
          <table:table-cell table:style-name="TL Data" table:number-columns-repeated="2"/>
          <table:table-cell ns41:value-type="float" table:style-name="TL Data" office:value="31.712" office:value-type="float">
            <text:p>31.712</text:p>
          </table:table-cell>
          <table:table-cell ns41:value-type="float" table:style-name="TL Data" office:value="63.889" office:value-type="float">
            <text:p>63.8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34.825" office:value-type="float">
            <text:p>34.825</text:p>
          </table:table-cell>
          <table:table-cell table:style-name="TL Data" table:number-columns-repeated="2"/>
          <table:table-cell ns41:value-type="float" table:style-name="TL Data" office:value="34.825" office:value-type="float">
            <text:p>34.825</text:p>
          </table:table-cell>
          <table:table-cell ns41:value-type="float" table:style-name="TL Data" office:value="34.583" office:value-type="float">
            <text:p>34.583</text:p>
          </table:table-cell>
          <table:table-cell table:style-name="TL Data" table:number-columns-repeated="2"/>
          <table:table-cell ns41:value-type="float" table:style-name="TL Data" office:value="34.583" office:value-type="float">
            <text:p>34.583</text:p>
          </table:table-cell>
          <table:table-cell ns41:value-type="float" table:style-name="TL Data" office:value="69.408" office:value-type="float">
            <text:p>69.4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36.268" office:value-type="float">
            <text:p>36.268</text:p>
          </table:table-cell>
          <table:table-cell table:style-name="TL Data" table:number-columns-repeated="2"/>
          <table:table-cell ns41:value-type="float" table:style-name="TL Data" office:value="36.268" office:value-type="float">
            <text:p>36.268</text:p>
          </table:table-cell>
          <table:table-cell ns41:value-type="float" table:style-name="TL Data" office:value="35.233" office:value-type="float">
            <text:p>35.233</text:p>
          </table:table-cell>
          <table:table-cell table:style-name="TL Data" table:number-columns-repeated="2"/>
          <table:table-cell ns41:value-type="float" table:style-name="TL Data" office:value="35.233" office:value-type="float">
            <text:p>35.233</text:p>
          </table:table-cell>
          <table:table-cell ns41:value-type="float" table:style-name="TL Data" office:value="71.501" office:value-type="float">
            <text:p>71.50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34.816" office:value-type="float">
            <text:p>34.816</text:p>
          </table:table-cell>
          <table:table-cell table:style-name="TL Data" table:number-columns-repeated="2"/>
          <table:table-cell ns41:value-type="float" table:style-name="TL Data" office:value="34.816" office:value-type="float">
            <text:p>34.816</text:p>
          </table:table-cell>
          <table:table-cell ns41:value-type="float" table:style-name="TL Data" office:value="34.152" office:value-type="float">
            <text:p>34.152</text:p>
          </table:table-cell>
          <table:table-cell table:style-name="TL Data" table:number-columns-repeated="2"/>
          <table:table-cell ns41:value-type="float" table:style-name="TL Data" office:value="34.152" office:value-type="float">
            <text:p>34.152</text:p>
          </table:table-cell>
          <table:table-cell ns41:value-type="float" table:style-name="TL Data" office:value="68.968" office:value-type="float">
            <text:p>68.9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34.534" office:value-type="float">
            <text:p>34.534</text:p>
          </table:table-cell>
          <table:table-cell table:style-name="TL Data" table:number-columns-repeated="2"/>
          <table:table-cell ns41:value-type="float" table:style-name="TL Data" office:value="34.534" office:value-type="float">
            <text:p>34.534</text:p>
          </table:table-cell>
          <table:table-cell ns41:value-type="float" table:style-name="TL Data" office:value="34.103" office:value-type="float">
            <text:p>34.103</text:p>
          </table:table-cell>
          <table:table-cell table:style-name="TL Data" table:number-columns-repeated="2"/>
          <table:table-cell ns41:value-type="float" table:style-name="TL Data" office:value="34.103" office:value-type="float">
            <text:p>34.103</text:p>
          </table:table-cell>
          <table:table-cell ns41:value-type="float" table:style-name="TL Data" office:value="68.637" office:value-type="float">
            <text:p>68.6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34.64" office:value-type="float">
            <text:p>34.64</text:p>
          </table:table-cell>
          <table:table-cell table:style-name="TL Data" table:number-columns-repeated="2"/>
          <table:table-cell ns41:value-type="float" table:style-name="TL Data" office:value="34.64" office:value-type="float">
            <text:p>34.64</text:p>
          </table:table-cell>
          <table:table-cell ns41:value-type="float" table:style-name="TL Data" office:value="33.625" office:value-type="float">
            <text:p>33.625</text:p>
          </table:table-cell>
          <table:table-cell table:style-name="TL Data" table:number-columns-repeated="2"/>
          <table:table-cell ns41:value-type="float" table:style-name="TL Data" office:value="33.625" office:value-type="float">
            <text:p>33.625</text:p>
          </table:table-cell>
          <table:table-cell ns41:value-type="float" table:style-name="TL Data" office:value="68.265" office:value-type="float">
            <text:p>68.2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34.734" office:value-type="float">
            <text:p>34.734</text:p>
          </table:table-cell>
          <table:table-cell table:style-name="TL Data" table:number-columns-repeated="2"/>
          <table:table-cell ns41:value-type="float" table:style-name="TL Data" office:value="34.734" office:value-type="float">
            <text:p>34.734</text:p>
          </table:table-cell>
          <table:table-cell ns41:value-type="float" table:style-name="TL Data" office:value="34.171" office:value-type="float">
            <text:p>34.171</text:p>
          </table:table-cell>
          <table:table-cell table:style-name="TL Data" table:number-columns-repeated="2"/>
          <table:table-cell ns41:value-type="float" table:style-name="TL Data" office:value="34.171" office:value-type="float">
            <text:p>34.171</text:p>
          </table:table-cell>
          <table:table-cell ns41:value-type="float" table:style-name="TL Data" office:value="68.905" office:value-type="float">
            <text:p>68.90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34.703" office:value-type="float">
            <text:p>34.703</text:p>
          </table:table-cell>
          <table:table-cell table:style-name="TL Data" table:number-columns-repeated="2"/>
          <table:table-cell ns41:value-type="float" table:style-name="TL Data" office:value="34.703" office:value-type="float">
            <text:p>34.703</text:p>
          </table:table-cell>
          <table:table-cell ns41:value-type="float" table:style-name="TL Data" office:value="34.06" office:value-type="float">
            <text:p>34.06</text:p>
          </table:table-cell>
          <table:table-cell table:style-name="TL Data" table:number-columns-repeated="2"/>
          <table:table-cell ns41:value-type="float" table:style-name="TL Data" office:value="34.06" office:value-type="float">
            <text:p>34.06</text:p>
          </table:table-cell>
          <table:table-cell ns41:value-type="float" table:style-name="TL Data" office:value="68.763" office:value-type="float">
            <text:p>68.76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33.549" office:value-type="float">
            <text:p>33.549</text:p>
          </table:table-cell>
          <table:table-cell table:style-name="TL Data" table:number-columns-repeated="2"/>
          <table:table-cell ns41:value-type="float" table:style-name="TL Data" office:value="33.549" office:value-type="float">
            <text:p>33.549</text:p>
          </table:table-cell>
          <table:table-cell ns41:value-type="float" table:style-name="TL Data" office:value="33.234" office:value-type="float">
            <text:p>33.234</text:p>
          </table:table-cell>
          <table:table-cell table:style-name="TL Data" table:number-columns-repeated="2"/>
          <table:table-cell ns41:value-type="float" table:style-name="TL Data" office:value="33.234" office:value-type="float">
            <text:p>33.234</text:p>
          </table:table-cell>
          <table:table-cell ns41:value-type="float" table:style-name="TL Data" office:value="66.783" office:value-type="float">
            <text:p>66.7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33.072" office:value-type="float">
            <text:p>33.072</text:p>
          </table:table-cell>
          <table:table-cell table:style-name="TL Data" table:number-columns-repeated="2"/>
          <table:table-cell ns41:value-type="float" table:style-name="TL Data" office:value="33.072" office:value-type="float">
            <text:p>33.072</text:p>
          </table:table-cell>
          <table:table-cell ns41:value-type="float" table:style-name="TL Data" office:value="32.537" office:value-type="float">
            <text:p>32.537</text:p>
          </table:table-cell>
          <table:table-cell table:style-name="TL Data" table:number-columns-repeated="2"/>
          <table:table-cell ns41:value-type="float" table:style-name="TL Data" office:value="32.537" office:value-type="float">
            <text:p>32.537</text:p>
          </table:table-cell>
          <table:table-cell ns41:value-type="float" table:style-name="TL Data" office:value="65.609" office:value-type="float">
            <text:p>65.6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32.7" office:value-type="float">
            <text:p>32.7</text:p>
          </table:table-cell>
          <table:table-cell table:style-name="TL Data" table:number-columns-repeated="2"/>
          <table:table-cell ns41:value-type="float" table:style-name="TL Data" office:value="32.7" office:value-type="float">
            <text:p>32.7</text:p>
          </table:table-cell>
          <table:table-cell ns41:value-type="float" table:style-name="TL Data" office:value="31.441" office:value-type="float">
            <text:p>31.441</text:p>
          </table:table-cell>
          <table:table-cell table:style-name="TL Data" table:number-columns-repeated="2"/>
          <table:table-cell ns41:value-type="float" table:style-name="TL Data" office:value="31.441" office:value-type="float">
            <text:p>31.441</text:p>
          </table:table-cell>
          <table:table-cell ns41:value-type="float" table:style-name="TL Data" office:value="64.141" office:value-type="float">
            <text:p>64.1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32.228" office:value-type="float">
            <text:p>32.228</text:p>
          </table:table-cell>
          <table:table-cell table:style-name="TL Data" table:number-columns-repeated="2"/>
          <table:table-cell ns41:value-type="float" table:style-name="TL Data" office:value="32.228" office:value-type="float">
            <text:p>32.228</text:p>
          </table:table-cell>
          <table:table-cell ns41:value-type="float" table:style-name="TL Data" office:value="31.831" office:value-type="float">
            <text:p>31.831</text:p>
          </table:table-cell>
          <table:table-cell table:style-name="TL Data" table:number-columns-repeated="2"/>
          <table:table-cell ns41:value-type="float" table:style-name="TL Data" office:value="31.831" office:value-type="float">
            <text:p>31.831</text:p>
          </table:table-cell>
          <table:table-cell ns41:value-type="float" table:style-name="TL Data" office:value="64.059" office:value-type="float">
            <text:p>64.05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29.906" office:value-type="float">
            <text:p>29.906</text:p>
          </table:table-cell>
          <table:table-cell table:style-name="TL Data" table:number-columns-repeated="2"/>
          <table:table-cell ns41:value-type="float" table:style-name="TL Data" office:value="29.906" office:value-type="float">
            <text:p>29.906</text:p>
          </table:table-cell>
          <table:table-cell ns41:value-type="float" table:style-name="TL Data" office:value="29.607" office:value-type="float">
            <text:p>29.6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.608" office:value-type="float">
            <text:p>29.608</text:p>
          </table:table-cell>
          <table:table-cell ns41:value-type="float" table:style-name="TL Data" office:value="59.514" office:value-type="float">
            <text:p>59.5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30.33" office:value-type="float">
            <text:p>30.33</text:p>
          </table:table-cell>
          <table:table-cell table:style-name="TL Data" table:number-columns-repeated="2"/>
          <table:table-cell ns41:value-type="float" table:style-name="TL Data" office:value="30.33" office:value-type="float">
            <text:p>30.33</text:p>
          </table:table-cell>
          <table:table-cell ns41:value-type="float" table:style-name="TL Data" office:value="29.803" office:value-type="float">
            <text:p>29.80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.822" office:value-type="float">
            <text:p>29.822</text:p>
          </table:table-cell>
          <table:table-cell ns41:value-type="float" table:style-name="TL Data" office:value="60.152" office:value-type="float">
            <text:p>60.1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26.717" office:value-type="float">
            <text:p>26.71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TL Data" office:value-type="string">
            <text:p>26,721/A</text:p>
          </table:table-cell>
          <table:table-cell ns41:value-type="float" table:style-name="TL Data" office:value="26.963" office:value-type="float">
            <text:p>26.96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.023" office:value-type="float">
            <text:p>27.023</text:p>
          </table:table-cell>
          <table:table-cell ns41:value-type="float" table:style-name="TL Data" office:value="53.744" office:value-type="float">
            <text:p>53.7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26.812" office:value-type="float">
            <text:p>26.81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.863" office:value-type="float">
            <text:p>26.863</text:p>
          </table:table-cell>
          <table:table-cell ns41:value-type="float" table:style-name="TL Data" office:value="26.227" office:value-type="float">
            <text:p>26.22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.408" office:value-type="float">
            <text:p>26.408</text:p>
          </table:table-cell>
          <table:table-cell ns41:value-type="float" table:style-name="TL Data" office:value="53.271" office:value-type="float">
            <text:p>53.2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28.099" office:value-type="float">
            <text:p>28.09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28,235/B</text:p>
          </table:table-cell>
          <table:table-cell ns41:value-type="float" table:style-name="TL Data" office:value="28.207" office:value-type="float">
            <text:p>28.207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.827" office:value-type="float">
            <text:p>28.827</text:p>
          </table:table-cell>
          <table:table-cell ns41:value-type="float" table:style-name="TL Data" office:value="57.062" office:value-type="float">
            <text:p>57.0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28.04" office:value-type="float">
            <text:p>28.04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.454" office:value-type="float">
            <text:p>28.454</text:p>
          </table:table-cell>
          <table:table-cell ns41:value-type="float" table:style-name="TL Data" office:value="28.067" office:value-type="float">
            <text:p>28.067</text:p>
          </table:table-cell>
          <table:table-cell ns41:value-type="float" table:style-name="TL Data" office:value="1.343" office:value-type="float">
            <text:p>1.34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.436" office:value-type="float">
            <text:p>29.436</text:p>
          </table:table-cell>
          <table:table-cell ns41:value-type="float" table:style-name="TL Data" office:value="57.89" office:value-type="float">
            <text:p>57.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25.826" office:value-type="float">
            <text:p>25.826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TL Data" office:value-type="string">
            <text:p>26,484/A</text:p>
          </table:table-cell>
          <table:table-cell ns41:value-type="float" table:style-name="TL Data" office:value="24.672" office:value-type="float">
            <text:p>24.672</text:p>
          </table:table-cell>
          <table:table-cell ns41:value-type="float" table:style-name="TL Data" office:value="1.998" office:value-type="float">
            <text:p>1.99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6.713" office:value-type="float">
            <text:p>26.713</text:p>
          </table:table-cell>
          <table:table-cell ns41:value-type="float" table:style-name="TL Data" office:value="53.197" office:value-type="float">
            <text:p>53.1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24.354" office:value-type="float">
            <text:p>24.354</text:p>
          </table:table-cell>
          <table:table-cell ns41:value-type="float" table:style-name="TL Data" office:value="1.16" office:value-type="float">
            <text:p>1.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.532" office:value-type="float">
            <text:p>25.532</text:p>
          </table:table-cell>
          <table:table-cell ns41:value-type="float" table:style-name="TL Data" office:value="23.502" office:value-type="float">
            <text:p>23.502</text:p>
          </table:table-cell>
          <table:table-cell ns41:value-type="float" table:style-name="TL Data" office:value="3.155" office:value-type="float">
            <text:p>3.15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6.721" office:value-type="float">
            <text:p>26.721</text:p>
          </table:table-cell>
          <table:table-cell ns41:value-type="float" table:style-name="TL Data" office:value="52.253" office:value-type="float">
            <text:p>52.25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24.872" office:value-type="float">
            <text:p>24.872</text:p>
          </table:table-cell>
          <table:table-cell ns41:value-type="float" table:style-name="TL Data" office:value="2.3" office:value-type="float">
            <text:p>2.3</text:p>
          </table:table-cell>
          <table:table-cell ns41:value-type="float" table:style-name="TL Data" office:value="53" office:value-type="float">
            <text:p>53</text:p>
          </table:table-cell>
          <table:table-cell ns41:value-type="string" table:style-name="TL Data" office:value-type="string">
            <text:p>27,226/A</text:p>
          </table:table-cell>
          <table:table-cell ns41:value-type="float" table:style-name="TL Data" office:value="23.449" office:value-type="float">
            <text:p>23.449</text:p>
          </table:table-cell>
          <table:table-cell ns41:value-type="float" table:style-name="TL Data" office:value="4.997" office:value-type="float">
            <text:p>4.997</text:p>
          </table:table-cell>
          <table:table-cell ns41:value-type="float" table:style-name="TL Data" office:value="102" office:value-type="float">
            <text:p>102</text:p>
          </table:table-cell>
          <table:table-cell ns41:value-type="string" table:style-name="TL Data" office:value-type="string">
            <text:p>28,549/E</text:p>
          </table:table-cell>
          <table:table-cell ns41:value-type="float" table:style-name="TL Data" office:value="55.775" office:value-type="float">
            <text:p>55.7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23.235" office:value-type="float">
            <text:p>23.235</text:p>
          </table:table-cell>
          <table:table-cell ns41:value-type="float" table:style-name="TL Data" office:value="3.9" office:value-type="float">
            <text:p>3.9</text:p>
          </table:table-cell>
          <table:table-cell ns41:value-type="float" table:style-name="TL Data" office:value="79" office:value-type="float">
            <text:p>79</text:p>
          </table:table-cell>
          <table:table-cell ns41:value-type="string" table:style-name="TL Data" office:value-type="string">
            <text:p>27,216/B</text:p>
          </table:table-cell>
          <table:table-cell ns41:value-type="float" table:style-name="TL Data" office:value="21.764" office:value-type="float">
            <text:p>21.764</text:p>
          </table:table-cell>
          <table:table-cell ns41:value-type="float" table:style-name="TL Data" office:value="6.861" office:value-type="float">
            <text:p>6.86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8.795" office:value-type="float">
            <text:p>28.795</text:p>
          </table:table-cell>
          <table:table-cell ns41:value-type="float" table:style-name="TL Data" office:value="56.011" office:value-type="float">
            <text:p>56.0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22.268" office:value-type="float">
            <text:p>22.268</text:p>
          </table:table-cell>
          <table:table-cell ns41:value-type="float" table:style-name="TL Data" office:value="5.954" office:value-type="float">
            <text:p>5.954</text:p>
          </table:table-cell>
          <table:table-cell ns41:value-type="float" table:style-name="TL Data" office:value="130" office:value-type="float">
            <text:p>130</text:p>
          </table:table-cell>
          <table:table-cell ns41:value-type="string" table:style-name="TL Data" office:value-type="string">
            <text:p>28,354/B</text:p>
          </table:table-cell>
          <table:table-cell ns41:value-type="float" table:style-name="TL Data" office:value="19.773" office:value-type="float">
            <text:p>19.773</text:p>
          </table:table-cell>
          <table:table-cell ns41:value-type="float" table:style-name="TL Data" office:value="8.77" office:value-type="float">
            <text:p>8.77</text:p>
          </table:table-cell>
          <table:table-cell ns41:value-type="float" table:style-name="TL Data" office:value="230" office:value-type="float">
            <text:p>230</text:p>
          </table:table-cell>
          <table:table-cell ns41:value-type="string" table:style-name="TL Data" office:value-type="string">
            <text:p>28,774/E</text:p>
          </table:table-cell>
          <table:table-cell ns41:value-type="float" table:style-name="TL Data" office:value="57.128" office:value-type="float">
            <text:p>57.1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8.889" office:value-type="float">
            <text:p>18.889</text:p>
          </table:table-cell>
          <table:table-cell ns41:value-type="float" table:style-name="TL Data" office:value="7.407" office:value-type="float">
            <text:p>7.407</text:p>
          </table:table-cell>
          <table:table-cell ns41:value-type="float" table:style-name="TL Data" office:value="168" office:value-type="float">
            <text:p>168</text:p>
          </table:table-cell>
          <table:table-cell ns41:value-type="string" table:style-name="TL Data" office:value-type="string">
            <text:p>26,465/A</text:p>
          </table:table-cell>
          <table:table-cell ns41:value-type="float" table:style-name="TL Data" office:value="17.013" office:value-type="float">
            <text:p>17.013</text:p>
          </table:table-cell>
          <table:table-cell ns41:value-type="float" table:style-name="TL Data" office:value="10.297" office:value-type="float">
            <text:p>10.29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7.579" office:value-type="float">
            <text:p>27.579</text:p>
          </table:table-cell>
          <table:table-cell ns41:value-type="float" table:style-name="TL Data" office:value="54.044" office:value-type="float">
            <text:p>54.0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6.368" office:value-type="float">
            <text:p>16.368</text:p>
          </table:table-cell>
          <table:table-cell ns41:value-type="float" table:style-name="TL Data" office:value="9.065" office:value-type="float">
            <text:p>9.06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5.671" office:value-type="float">
            <text:p>25.671</text:p>
          </table:table-cell>
          <table:table-cell ns41:value-type="float" table:style-name="TL Data" office:value="14.28" office:value-type="float">
            <text:p>14.28</text:p>
          </table:table-cell>
          <table:table-cell ns41:value-type="float" table:style-name="TL Data" office:value="11.364" office:value-type="float">
            <text:p>11.364</text:p>
          </table:table-cell>
          <table:table-cell ns41:value-type="float" table:style-name="TL Data" office:value="359" office:value-type="float">
            <text:p>359</text:p>
          </table:table-cell>
          <table:table-cell ns41:value-type="string" table:style-name="TL Data" office:value-type="string">
            <text:p>26,004/E</text:p>
          </table:table-cell>
          <table:table-cell ns41:value-type="float" table:style-name="TL Data" office:value="51.675" office:value-type="float">
            <text:p>51.6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3.733" office:value-type="float">
            <text:p>13.733</text:p>
          </table:table-cell>
          <table:table-cell ns41:value-type="float" table:style-name="TL Data" office:value="10.151" office:value-type="float">
            <text:p>10.15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4.143" office:value-type="float">
            <text:p>24.143</text:p>
          </table:table-cell>
          <table:table-cell ns41:value-type="float" table:style-name="TL Data" office:value="12.663" office:value-type="float">
            <text:p>12.663</text:p>
          </table:table-cell>
          <table:table-cell ns41:value-type="float" table:style-name="TL Data" office:value="11.958" office:value-type="float">
            <text:p>11.95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25.015" office:value-type="float">
            <text:p>25.015</text:p>
          </table:table-cell>
          <table:table-cell ns41:value-type="float" table:style-name="TL Data" office:value="49.158" office:value-type="float">
            <text:p>49.1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11.629" office:value-type="float">
            <text:p>11.629</text:p>
          </table:table-cell>
          <table:table-cell ns41:value-type="float" table:style-name="TL Data" office:value="10.525" office:value-type="float">
            <text:p>10.525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2.417" office:value-type="float">
            <text:p>22.417</text:p>
          </table:table-cell>
          <table:table-cell ns41:value-type="float" table:style-name="TL Data" office:value="10.417" office:value-type="float">
            <text:p>10.417</text:p>
          </table:table-cell>
          <table:table-cell ns41:value-type="float" table:style-name="TL Data" office:value="12.39" office:value-type="float">
            <text:p>12.39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23.305" office:value-type="float">
            <text:p>23.305</text:p>
          </table:table-cell>
          <table:table-cell ns41:value-type="float" table:style-name="TL Data" office:value="45.722" office:value-type="float">
            <text:p>45.7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11.01" office:value-type="float">
            <text:p>11.01</text:p>
          </table:table-cell>
          <table:table-cell ns41:value-type="float" table:style-name="TL Data" office:value="12.531" office:value-type="float">
            <text:p>12.531</text:p>
          </table:table-cell>
          <table:table-cell ns41:value-type="float" table:style-name="TL Data" office:value="409" office:value-type="float">
            <text:p>409</text:p>
          </table:table-cell>
          <table:table-cell ns41:value-type="string" table:style-name="TL Data" office:value-type="string">
            <text:p>23,952/B</text:p>
          </table:table-cell>
          <table:table-cell ns41:value-type="float" table:style-name="TL Data" office:value="10.199" office:value-type="float">
            <text:p>10.199</text:p>
          </table:table-cell>
          <table:table-cell ns41:value-type="float" table:style-name="TL Data" office:value="14.339" office:value-type="float">
            <text:p>14.339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25.152" office:value-type="float">
            <text:p>25.152</text:p>
          </table:table-cell>
          <table:table-cell ns41:value-type="float" table:style-name="TL Data" office:value="49.104" office:value-type="float">
            <text:p>49.1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8.187" office:value-type="float">
            <text:p>8.187</text:p>
          </table:table-cell>
          <table:table-cell ns41:value-type="float" table:style-name="TL Data" office:value="11.841" office:value-type="float">
            <text:p>11.841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0.433" office:value-type="float">
            <text:p>20.433</text:p>
          </table:table-cell>
          <table:table-cell ns41:value-type="float" table:style-name="TL Data" office:value="7.107" office:value-type="float">
            <text:p>7.107</text:p>
          </table:table-cell>
          <table:table-cell ns41:value-type="float" table:style-name="TL Data" office:value="13.163" office:value-type="float">
            <text:p>13.163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20.878" office:value-type="float">
            <text:p>20.878</text:p>
          </table:table-cell>
          <table:table-cell ns41:value-type="float" table:style-name="TL Data" office:value="41.311" office:value-type="float">
            <text:p>41.3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7.53" office:value-type="float">
            <text:p>7.53</text:p>
          </table:table-cell>
          <table:table-cell ns41:value-type="float" table:style-name="TL Data" office:value="12.643" office:value-type="float">
            <text:p>12.643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0.608" office:value-type="float">
            <text:p>20.608</text:p>
          </table:table-cell>
          <table:table-cell ns41:value-type="float" table:style-name="TL Data" office:value="6.758" office:value-type="float">
            <text:p>6.758</text:p>
          </table:table-cell>
          <table:table-cell ns41:value-type="float" table:style-name="TL Data" office:value="13.781" office:value-type="float">
            <text:p>13.78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.25" office:value-type="float">
            <text:p>21.25</text:p>
          </table:table-cell>
          <table:table-cell ns41:value-type="float" table:style-name="TL Data" office:value="41.858" office:value-type="float">
            <text:p>41.8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7.108" office:value-type="float">
            <text:p>7.108</text:p>
          </table:table-cell>
          <table:table-cell ns41:value-type="float" table:style-name="TL Data" office:value="14.033" office:value-type="float">
            <text:p>14.033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1.654" office:value-type="float">
            <text:p>21.654</text:p>
          </table:table-cell>
          <table:table-cell ns41:value-type="float" table:style-name="TL Data" office:value="6.531" office:value-type="float">
            <text:p>6.531</text:p>
          </table:table-cell>
          <table:table-cell ns41:value-type="float" table:style-name="TL Data" office:value="15.256" office:value-type="float">
            <text:p>15.256</text:p>
          </table:table-cell>
          <table:table-cell ns41:value-type="float" table:style-name="TL Data" office:value="193" office:value-type="float">
            <text:p>193</text:p>
          </table:table-cell>
          <table:table-cell ns41:value-type="string" table:style-name="TL Data" office:value-type="string">
            <text:p>22,681/E</text:p>
          </table:table-cell>
          <table:table-cell ns41:value-type="float" table:style-name="TL Data" office:value="41.335" office:value-type="float">
            <text:p>41.33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6.137" office:value-type="float">
            <text:p>6.137</text:p>
          </table:table-cell>
          <table:table-cell ns41:value-type="float" table:style-name="TL Data" office:value="13.934" office:value-type="float">
            <text:p>13.934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20.599" office:value-type="float">
            <text:p>20.599</text:p>
          </table:table-cell>
          <table:table-cell ns41:value-type="float" table:style-name="TL Data" office:value="5.478" office:value-type="float">
            <text:p>5.478</text:p>
          </table:table-cell>
          <table:table-cell ns41:value-type="float" table:style-name="TL Data" office:value="14.674" office:value-type="float">
            <text:p>14.674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21.091" office:value-type="float">
            <text:p>21.091</text:p>
          </table:table-cell>
          <table:table-cell ns41:value-type="float" table:style-name="TL Data" office:value="41.69" office:value-type="float">
            <text:p>41.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5.23" office:value-type="float">
            <text:p>5.23</text:p>
          </table:table-cell>
          <table:table-cell ns41:value-type="float" table:style-name="TL Data" office:value="13.865" office:value-type="float">
            <text:p>13.865</text:p>
          </table:table-cell>
          <table:table-cell ns41:value-type="float" table:style-name="TL Data" office:value="555" office:value-type="float">
            <text:p>555</text:p>
          </table:table-cell>
          <table:table-cell ns41:value-type="string" table:style-name="TL Data" office:value-type="string">
            <text:p>19,651/A</text:p>
          </table:table-cell>
          <table:table-cell ns41:value-type="float" table:style-name="TL Data" office:value="4.91" office:value-type="float">
            <text:p>4.91</text:p>
          </table:table-cell>
          <table:table-cell ns41:value-type="float" table:style-name="TL Data" office:value="14.589" office:value-type="float">
            <text:p>14.589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20.496" office:value-type="float">
            <text:p>20.496</text:p>
          </table:table-cell>
          <table:table-cell ns41:value-type="float" table:style-name="TL Data" office:value="40.147" office:value-type="float">
            <text:p>40.1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4.815" office:value-type="float">
            <text:p>4.815</text:p>
          </table:table-cell>
          <table:table-cell ns41:value-type="float" table:style-name="TL Data" office:value="14.058" office:value-type="float">
            <text:p>14.058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9.511" office:value-type="float">
            <text:p>19.511</text:p>
          </table:table-cell>
          <table:table-cell ns41:value-type="float" table:style-name="TL Data" office:value="4.466" office:value-type="float">
            <text:p>4.466</text:p>
          </table:table-cell>
          <table:table-cell ns41:value-type="float" table:style-name="TL Data" office:value="14.808" office:value-type="float">
            <text:p>14.808</text:p>
          </table:table-cell>
          <table:table-cell ns41:value-type="float" table:style-name="TL Data" office:value="1.137" office:value-type="float">
            <text:p>1.137</text:p>
          </table:table-cell>
          <table:table-cell ns41:value-type="float" table:style-name="TL Data" office:value="20.411" office:value-type="float">
            <text:p>20.411</text:p>
          </table:table-cell>
          <table:table-cell ns41:value-type="float" table:style-name="TL Data" office:value="39.922" office:value-type="float">
            <text:p>39.9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3.789" office:value-type="float">
            <text:p>3.789</text:p>
          </table:table-cell>
          <table:table-cell ns41:value-type="float" table:style-name="TL Data" office:value="13.65" office:value-type="float">
            <text:p>13.65</text:p>
          </table:table-cell>
          <table:table-cell ns41:value-type="float" table:style-name="TL Data" office:value="636" office:value-type="float">
            <text:p>636</text:p>
          </table:table-cell>
          <table:table-cell ns41:value-type="string" table:style-name="TL Data" office:value-type="string">
            <text:p>18,078/C</text:p>
          </table:table-cell>
          <table:table-cell ns41:value-type="float" table:style-name="TL Data" office:value="3.775" office:value-type="float">
            <text:p>3.775</text:p>
          </table:table-cell>
          <table:table-cell ns41:value-type="float" table:style-name="TL Data" office:value="13.746" office:value-type="float">
            <text:p>13.746</text:p>
          </table:table-cell>
          <table:table-cell ns41:value-type="float" table:style-name="TL Data" office:value="1.162" office:value-type="float">
            <text:p>1.162</text:p>
          </table:table-cell>
          <table:table-cell ns41:value-type="float" table:style-name="TL Data" office:value="18.683" office:value-type="float">
            <text:p>18.683</text:p>
          </table:table-cell>
          <table:table-cell ns41:value-type="float" table:style-name="TL Data" office:value="36.761" office:value-type="float">
            <text:p>36.7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3.635" office:value-type="float">
            <text:p>3.635</text:p>
          </table:table-cell>
          <table:table-cell ns41:value-type="float" table:style-name="TL Data" office:value="14.593" office:value-type="float">
            <text:p>14.593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8.974" office:value-type="float">
            <text:p>18.974</text:p>
          </table:table-cell>
          <table:table-cell ns41:value-type="float" table:style-name="TL Data" office:value="3.953" office:value-type="float">
            <text:p>3.953</text:p>
          </table:table-cell>
          <table:table-cell ns41:value-type="float" table:style-name="TL Data" office:value="14.638" office:value-type="float">
            <text:p>14.638</text:p>
          </table:table-cell>
          <table:table-cell ns41:value-type="float" table:style-name="TL Data" office:value="1.342" office:value-type="float">
            <text:p>1.342</text:p>
          </table:table-cell>
          <table:table-cell ns41:value-type="float" table:style-name="TL Data" office:value="19.933" office:value-type="float">
            <text:p>19.933</text:p>
          </table:table-cell>
          <table:table-cell ns41:value-type="float" table:style-name="TL Data" office:value="38.907" office:value-type="float">
            <text:p>38.9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3.194" office:value-type="float">
            <text:p>3.194</text:p>
          </table:table-cell>
          <table:table-cell ns41:value-type="float" table:style-name="TL Data" office:value="13.919" office:value-type="float">
            <text:p>13.919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7.816" office:value-type="float">
            <text:p>17.816</text:p>
          </table:table-cell>
          <table:table-cell ns41:value-type="float" table:style-name="TL Data" office:value="3.519" office:value-type="float">
            <text:p>3.519</text:p>
          </table:table-cell>
          <table:table-cell ns41:value-type="float" table:style-name="TL Data" office:value="14.111" office:value-type="float">
            <text:p>14.111</text:p>
          </table:table-cell>
          <table:table-cell ns41:value-type="float" table:style-name="TL Data" office:value="1.414" office:value-type="float">
            <text:p>1.414</text:p>
          </table:table-cell>
          <table:table-cell ns41:value-type="float" table:style-name="TL Data" office:value="19.044" office:value-type="float">
            <text:p>19.044</text:p>
          </table:table-cell>
          <table:table-cell ns41:value-type="float" table:style-name="TL Data" office:value="36.86" office:value-type="float">
            <text:p>36.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3.086" office:value-type="float">
            <text:p>3.086</text:p>
          </table:table-cell>
          <table:table-cell ns41:value-type="float" table:style-name="TL Data" office:value="13.431" office:value-type="float">
            <text:p>13.431</text:p>
          </table:table-cell>
          <table:table-cell ns41:value-type="float" table:style-name="TL Data" office:value="783" office:value-type="float">
            <text:p>783</text:p>
          </table:table-cell>
          <table:table-cell ns41:value-type="string" table:style-name="TL Data" office:value-type="string">
            <text:p>17,301/A</text:p>
          </table:table-cell>
          <table:table-cell ns41:value-type="float" table:style-name="TL Data" office:value="3.537" office:value-type="float">
            <text:p>3.537</text:p>
          </table:table-cell>
          <table:table-cell ns41:value-type="float" table:style-name="TL Data" office:value="13.453" office:value-type="float">
            <text:p>13.453</text:p>
          </table:table-cell>
          <table:table-cell ns41:value-type="float" table:style-name="TL Data" office:value="1.529" office:value-type="float">
            <text:p>1.529</text:p>
          </table:table-cell>
          <table:table-cell ns41:value-type="float" table:style-name="TL Data" office:value="18.519" office:value-type="float">
            <text:p>18.519</text:p>
          </table:table-cell>
          <table:table-cell ns41:value-type="float" table:style-name="TL Data" office:value="35.82" office:value-type="float">
            <text:p>35.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2.382" office:value-type="float">
            <text:p>2.382</text:p>
          </table:table-cell>
          <table:table-cell ns41:value-type="float" table:style-name="TL Data" office:value="12.086" office:value-type="float">
            <text:p>12.086</text:p>
          </table:table-cell>
          <table:table-cell ns41:value-type="float" table:style-name="TL Data" office:value="680" office:value-type="float">
            <text:p>680</text:p>
          </table:table-cell>
          <table:table-cell ns41:value-type="string" table:style-name="TL Data" office:value-type="string">
            <text:p>15,149/A</text:p>
          </table:table-cell>
          <table:table-cell ns41:value-type="float" table:style-name="TL Data" office:value="2.555" office:value-type="float">
            <text:p>2.555</text:p>
          </table:table-cell>
          <table:table-cell ns41:value-type="float" table:style-name="TL Data" office:value="11.63" office:value-type="float">
            <text:p>11.63</text:p>
          </table:table-cell>
          <table:table-cell ns41:value-type="float" table:style-name="TL Data" office:value="1.366" office:value-type="float">
            <text:p>1.366</text:p>
          </table:table-cell>
          <table:table-cell ns41:value-type="float" table:style-name="TL Data" office:value="15.551" office:value-type="float">
            <text:p>15.551</text:p>
          </table:table-cell>
          <table:table-cell ns41:value-type="float" table:style-name="TL Data" office:value="30.7" office:value-type="float">
            <text:p>30.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2.325" office:value-type="float">
            <text:p>2.325</text:p>
          </table:table-cell>
          <table:table-cell ns41:value-type="float" table:style-name="TL Data" office:value="12.92" office:value-type="float">
            <text:p>12.92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16.038" office:value-type="float">
            <text:p>16.038</text:p>
          </table:table-cell>
          <table:table-cell ns41:value-type="float" table:style-name="TL Data" office:value="2.814" office:value-type="float">
            <text:p>2.814</text:p>
          </table:table-cell>
          <table:table-cell ns41:value-type="float" table:style-name="TL Data" office:value="12.729" office:value-type="float">
            <text:p>12.729</text:p>
          </table:table-cell>
          <table:table-cell ns41:value-type="float" table:style-name="TL Data" office:value="1.634" office:value-type="float">
            <text:p>1.634</text:p>
          </table:table-cell>
          <table:table-cell ns41:value-type="float" table:style-name="TL Data" office:value="17.177" office:value-type="float">
            <text:p>17.177</text:p>
          </table:table-cell>
          <table:table-cell ns41:value-type="float" table:style-name="TL Data" office:value="33.215" office:value-type="float">
            <text:p>33.2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2.193" office:value-type="float">
            <text:p>2.193</text:p>
          </table:table-cell>
          <table:table-cell ns41:value-type="float" table:style-name="TL Data" office:value="12.86" office:value-type="float">
            <text:p>12.86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15.865" office:value-type="float">
            <text:p>15.865</text:p>
          </table:table-cell>
          <table:table-cell ns41:value-type="float" table:style-name="TL Data" office:value="2.557" office:value-type="float">
            <text:p>2.557</text:p>
          </table:table-cell>
          <table:table-cell ns41:value-type="float" table:style-name="TL Data" office:value="12.441" office:value-type="float">
            <text:p>12.441</text:p>
          </table:table-cell>
          <table:table-cell ns41:value-type="float" table:style-name="TL Data" office:value="1.688" office:value-type="float">
            <text:p>1.688</text:p>
          </table:table-cell>
          <table:table-cell ns41:value-type="float" table:style-name="TL Data" office:value="16.686" office:value-type="float">
            <text:p>16.686</text:p>
          </table:table-cell>
          <table:table-cell ns41:value-type="float" table:style-name="TL Data" office:value="32.551" office:value-type="float">
            <text:p>32.5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2.201" office:value-type="float">
            <text:p>2.201</text:p>
          </table:table-cell>
          <table:table-cell ns41:value-type="float" table:style-name="TL Data" office:value="12.764" office:value-type="float">
            <text:p>12.764</text:p>
          </table:table-cell>
          <table:table-cell ns41:value-type="float" table:style-name="TL Data" office:value="932" office:value-type="float">
            <text:p>932</text:p>
          </table:table-cell>
          <table:table-cell ns41:value-type="string" table:style-name="TL Data" office:value-type="string">
            <text:p>15,898/A</text:p>
          </table:table-cell>
          <table:table-cell ns41:value-type="float" table:style-name="TL Data" office:value="2.543" office:value-type="float">
            <text:p>2.543</text:p>
          </table:table-cell>
          <table:table-cell ns41:value-type="float" table:style-name="TL Data" office:value="12.339" office:value-type="float">
            <text:p>12.339</text:p>
          </table:table-cell>
          <table:table-cell ns41:value-type="float" table:style-name="TL Data" office:value="1.88" office:value-type="float">
            <text:p>1.88</text:p>
          </table:table-cell>
          <table:table-cell ns41:value-type="string" table:style-name="TL Data" office:value-type="string">
            <text:p>16,763/E</text:p>
          </table:table-cell>
          <table:table-cell ns41:value-type="float" table:style-name="TL Data" office:value="32.661" office:value-type="float">
            <text:p>32.6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2.153" office:value-type="float">
            <text:p>2.153</text:p>
          </table:table-cell>
          <table:table-cell ns41:value-type="float" table:style-name="TL Data" office:value="12.398" office:value-type="float">
            <text:p>12.398</text:p>
          </table:table-cell>
          <table:table-cell ns41:value-type="float" table:style-name="TL Data" office:value="941" office:value-type="float">
            <text:p>941</text:p>
          </table:table-cell>
          <table:table-cell ns41:value-type="string" table:style-name="TL Data" office:value-type="string">
            <text:p>15,493/A</text:p>
          </table:table-cell>
          <table:table-cell ns41:value-type="float" table:style-name="TL Data" office:value="2.456" office:value-type="float">
            <text:p>2.456</text:p>
          </table:table-cell>
          <table:table-cell ns41:value-type="float" table:style-name="TL Data" office:value="11.929" office:value-type="float">
            <text:p>11.929</text:p>
          </table:table-cell>
          <table:table-cell ns41:value-type="float" table:style-name="TL Data" office:value="1.922" office:value-type="float">
            <text:p>1.922</text:p>
          </table:table-cell>
          <table:table-cell ns41:value-type="float" table:style-name="TL Data" office:value="16.307" office:value-type="float">
            <text:p>16.307</text:p>
          </table:table-cell>
          <table:table-cell ns41:value-type="float" table:style-name="TL Data" office:value="31.8" office:value-type="float">
            <text:p>31.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2.109" office:value-type="float">
            <text:p>2.109</text:p>
          </table:table-cell>
          <table:table-cell ns41:value-type="float" table:style-name="TL Data" office:value="12.426" office:value-type="float">
            <text:p>12.426</text:p>
          </table:table-cell>
          <table:table-cell ns41:value-type="float" table:style-name="TL Data" office:value="987" office:value-type="float">
            <text:p>987</text:p>
          </table:table-cell>
          <table:table-cell ns41:value-type="string" table:style-name="TL Data" office:value-type="string">
            <text:p>15,523/A</text:p>
          </table:table-cell>
          <table:table-cell ns41:value-type="float" table:style-name="TL Data" office:value="2.38" office:value-type="float">
            <text:p>2.38</text:p>
          </table:table-cell>
          <table:table-cell ns41:value-type="float" table:style-name="TL Data" office:value="11.795" office:value-type="float">
            <text:p>11.795</text:p>
          </table:table-cell>
          <table:table-cell ns41:value-type="float" table:style-name="TL Data" office:value="2.099" office:value-type="float">
            <text:p>2.099</text:p>
          </table:table-cell>
          <table:table-cell ns41:value-type="float" table:style-name="TL Data" office:value="16.274" office:value-type="float">
            <text:p>16.274</text:p>
          </table:table-cell>
          <table:table-cell ns41:value-type="float" table:style-name="TL Data" office:value="31.797" office:value-type="float">
            <text:p>31.7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.934" office:value-type="float">
            <text:p>1.934</text:p>
          </table:table-cell>
          <table:table-cell ns41:value-type="float" table:style-name="TL Data" office:value="12.498" office:value-type="float">
            <text:p>12.498</text:p>
          </table:table-cell>
          <table:table-cell ns41:value-type="float" table:style-name="TL Data" office:value="1.046" office:value-type="float">
            <text:p>1.046</text:p>
          </table:table-cell>
          <table:table-cell ns41:value-type="float" table:style-name="TL Data" office:value="15.478" office:value-type="float">
            <text:p>15.478</text:p>
          </table:table-cell>
          <table:table-cell ns41:value-type="float" table:style-name="TL Data" office:value="2.313" office:value-type="float">
            <text:p>2.313</text:p>
          </table:table-cell>
          <table:table-cell ns41:value-type="float" table:style-name="TL Data" office:value="11.595" office:value-type="float">
            <text:p>11.595</text:p>
          </table:table-cell>
          <table:table-cell ns41:value-type="float" table:style-name="TL Data" office:value="2.362" office:value-type="float">
            <text:p>2.362</text:p>
          </table:table-cell>
          <table:table-cell ns41:value-type="float" table:style-name="TL Data" office:value="16.27" office:value-type="float">
            <text:p>16.27</text:p>
          </table:table-cell>
          <table:table-cell ns41:value-type="float" table:style-name="TL Data" office:value="31.748" office:value-type="float">
            <text:p>31.7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.744" office:value-type="float">
            <text:p>1.744</text:p>
          </table:table-cell>
          <table:table-cell ns41:value-type="float" table:style-name="TL Data" office:value="12.127" office:value-type="float">
            <text:p>12.127</text:p>
          </table:table-cell>
          <table:table-cell ns41:value-type="float" table:style-name="TL Data" office:value="1.136" office:value-type="float">
            <text:p>1.136</text:p>
          </table:table-cell>
          <table:table-cell ns41:value-type="string" table:style-name="TL Data" office:value-type="string">
            <text:p>15,008/A</text:p>
          </table:table-cell>
          <table:table-cell ns41:value-type="float" table:style-name="TL Data" office:value="2.319" office:value-type="float">
            <text:p>2.319</text:p>
          </table:table-cell>
          <table:table-cell ns41:value-type="float" table:style-name="TL Data" office:value="11.39" office:value-type="float">
            <text:p>11.39</text:p>
          </table:table-cell>
          <table:table-cell ns41:value-type="float" table:style-name="TL Data" office:value="2.583" office:value-type="float">
            <text:p>2.583</text:p>
          </table:table-cell>
          <table:table-cell ns41:value-type="float" table:style-name="TL Data" office:value="16.292" office:value-type="float">
            <text:p>16.292</text:p>
          </table:table-cell>
          <table:table-cell ns41:value-type="float" table:style-name="TL Data" office:value="31.3" office:value-type="float">
            <text:p>31.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.819" office:value-type="float">
            <text:p>1.819</text:p>
          </table:table-cell>
          <table:table-cell ns41:value-type="float" table:style-name="TL Data" office:value="12.59" office:value-type="float">
            <text:p>12.59</text:p>
          </table:table-cell>
          <table:table-cell ns41:value-type="float" table:style-name="TL Data" office:value="1.312" office:value-type="float">
            <text:p>1.312</text:p>
          </table:table-cell>
          <table:table-cell ns41:value-type="float" table:style-name="TL Data" office:value="15.721" office:value-type="float">
            <text:p>15.721</text:p>
          </table:table-cell>
          <table:table-cell ns41:value-type="float" table:style-name="TL Data" office:value="2.532" office:value-type="float">
            <text:p>2.532</text:p>
          </table:table-cell>
          <table:table-cell ns41:value-type="float" table:style-name="TL Data" office:value="11.753" office:value-type="float">
            <text:p>11.753</text:p>
          </table:table-cell>
          <table:table-cell ns41:value-type="float" table:style-name="TL Data" office:value="3.07" office:value-type="float">
            <text:p>3.07</text:p>
          </table:table-cell>
          <table:table-cell ns41:value-type="float" table:style-name="TL Data" office:value="17.355" office:value-type="float">
            <text:p>17.355</text:p>
          </table:table-cell>
          <table:table-cell ns41:value-type="float" table:style-name="TL Data" office:value="33.076" office:value-type="float">
            <text:p>33.0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.786" office:value-type="float">
            <text:p>1.786</text:p>
          </table:table-cell>
          <table:table-cell ns41:value-type="float" table:style-name="TL Data" office:value="12.688" office:value-type="float">
            <text:p>12.688</text:p>
          </table:table-cell>
          <table:table-cell ns41:value-type="float" table:style-name="TL Data" office:value="1.408" office:value-type="float">
            <text:p>1.408</text:p>
          </table:table-cell>
          <table:table-cell ns41:value-type="string" table:style-name="TL Data" office:value-type="string">
            <text:p>15,885/C</text:p>
          </table:table-cell>
          <table:table-cell ns41:value-type="float" table:style-name="TL Data" office:value="2.454" office:value-type="float">
            <text:p>2.454</text:p>
          </table:table-cell>
          <table:table-cell ns41:value-type="float" table:style-name="TL Data" office:value="11.32" office:value-type="float">
            <text:p>11.32</text:p>
          </table:table-cell>
          <table:table-cell ns41:value-type="float" table:style-name="TL Data" office:value="3.243" office:value-type="float">
            <text:p>3.243</text:p>
          </table:table-cell>
          <table:table-cell ns41:value-type="float" table:style-name="TL Data" office:value="17.017" office:value-type="float">
            <text:p>17.017</text:p>
          </table:table-cell>
          <table:table-cell ns41:value-type="float" table:style-name="TL Data" office:value="32.902" office:value-type="float">
            <text:p>32.90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.457" office:value-type="float">
            <text:p>1.457</text:p>
          </table:table-cell>
          <table:table-cell ns41:value-type="float" table:style-name="TL Data" office:value="10.873" office:value-type="float">
            <text:p>10.873</text:p>
          </table:table-cell>
          <table:table-cell ns41:value-type="float" table:style-name="TL Data" office:value="1.29" office:value-type="float">
            <text:p>1.29</text:p>
          </table:table-cell>
          <table:table-cell ns41:value-type="string" table:style-name="TL Data" office:value-type="string">
            <text:p>13,621/A</text:p>
          </table:table-cell>
          <table:table-cell ns41:value-type="float" table:style-name="TL Data" office:value="1.834" office:value-type="float">
            <text:p>1.834</text:p>
          </table:table-cell>
          <table:table-cell ns41:value-type="float" table:style-name="TL Data" office:value="9.605" office:value-type="float">
            <text:p>9.605</text:p>
          </table:table-cell>
          <table:table-cell ns41:value-type="float" table:style-name="TL Data" office:value="2.681" office:value-type="float">
            <text:p>2.681</text:p>
          </table:table-cell>
          <table:table-cell ns41:value-type="float" table:style-name="TL Data" office:value="14.12" office:value-type="float">
            <text:p>14.12</text:p>
          </table:table-cell>
          <table:table-cell ns41:value-type="float" table:style-name="TL Data" office:value="27.741" office:value-type="float">
            <text:p>27.7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ver te brengen.</text:p>
          </table:table-cell>
          <table:table-cell/>
          <table:table-cell ns41:value-type="float" table:style-name="TL Data" office:value="951.645" office:value-type="float">
            <text:p>951.645</text:p>
          </table:table-cell>
          <table:table-cell ns41:value-type="float" table:style-name="TL Data" office:value="336.417" office:value-type="float">
            <text:p>336.417</text:p>
          </table:table-cell>
          <table:table-cell ns41:value-type="float" table:style-name="TL Data" office:value="18.928" office:value-type="float">
            <text:p>18.928</text:p>
          </table:table-cell>
          <table:table-cell ns41:value-type="string" table:style-name="TL Data" office:value-type="string">
            <text:p>1,307,016</text:p>
          </table:table-cell>
          <table:table-cell ns41:value-type="float" table:style-name="TL Data" office:value="928.812" office:value-type="float">
            <text:p>928.812</text:p>
          </table:table-cell>
          <table:table-cell ns41:value-type="float" table:style-name="TL Data" office:value="359.059" office:value-type="float">
            <text:p>359.059</text:p>
          </table:table-cell>
          <table:table-cell ns41:value-type="float" table:style-name="TL Data" office:value="38.068" office:value-type="float">
            <text:p>38.068</text:p>
          </table:table-cell>
          <table:table-cell ns41:value-type="string" table:style-name="TL Data" office:value-type="string">
            <text:p>1,325,944</text:p>
          </table:table-cell>
          <table:table-cell ns41:value-type="string" table:style-name="TL Data" office:value-type="string">
            <text:p>2,632,9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.378" office:value-type="float">
            <text:p>1.378</text:p>
          </table:table-cell>
          <table:table-cell ns41:value-type="float" table:style-name="TL Data" office:value="10.88" office:value-type="float">
            <text:p>10.88</text:p>
          </table:table-cell>
          <table:table-cell ns41:value-type="float" table:style-name="TL Data" office:value="1.422" office:value-type="float">
            <text:p>1.422</text:p>
          </table:table-cell>
          <table:table-cell ns41:value-type="string" table:style-name="TL Data" office:value-type="string">
            <text:p>13,681/A</text:p>
          </table:table-cell>
          <table:table-cell ns41:value-type="float" table:style-name="TL Data" office:value="1.916" office:value-type="float">
            <text:p>1.916</text:p>
          </table:table-cell>
          <table:table-cell ns41:value-type="float" table:style-name="TL Data" office:value="9.582" office:value-type="float">
            <text:p>9.582</text:p>
          </table:table-cell>
          <table:table-cell ns41:value-type="float" table:style-name="TL Data" office:value="3.041" office:value-type="float">
            <text:p>3.041</text:p>
          </table:table-cell>
          <table:table-cell ns41:value-type="float" table:style-name="TL Data" office:value="14.539" office:value-type="float">
            <text:p>14.539</text:p>
          </table:table-cell>
          <table:table-cell ns41:value-type="float" table:style-name="TL Data" office:value="28.22" office:value-type="float">
            <text:p>28.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1.295" office:value-type="float">
            <text:p>1.295</text:p>
          </table:table-cell>
          <table:table-cell ns41:value-type="float" table:style-name="TL Data" office:value="9.685" office:value-type="float">
            <text:p>9.685</text:p>
          </table:table-cell>
          <table:table-cell ns41:value-type="float" table:style-name="TL Data" office:value="1.312" office:value-type="float">
            <text:p>1.312</text:p>
          </table:table-cell>
          <table:table-cell ns41:value-type="float" table:style-name="TL Data" office:value="12.292" office:value-type="float">
            <text:p>12.292</text:p>
          </table:table-cell>
          <table:table-cell ns41:value-type="float" table:style-name="TL Data" office:value="1.753" office:value-type="float">
            <text:p>1.753</text:p>
          </table:table-cell>
          <table:table-cell ns41:value-type="float" table:style-name="TL Data" office:value="8.707" office:value-type="float">
            <text:p>8.707</text:p>
          </table:table-cell>
          <table:table-cell ns41:value-type="float" table:style-name="TL Data" office:value="2.977" office:value-type="float">
            <text:p>2.977</text:p>
          </table:table-cell>
          <table:table-cell ns41:value-type="float" table:style-name="TL Data" office:value="13.437" office:value-type="float">
            <text:p>13.437</text:p>
          </table:table-cell>
          <table:table-cell ns41:value-type="float" table:style-name="TL Data" office:value="25.729" office:value-type="float">
            <text:p>25.7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1.179" office:value-type="float">
            <text:p>1.179</text:p>
          </table:table-cell>
          <table:table-cell ns41:value-type="float" table:style-name="TL Data" office:value="8.861" office:value-type="float">
            <text:p>8.861</text:p>
          </table:table-cell>
          <table:table-cell ns41:value-type="float" table:style-name="TL Data" office:value="1.296" office:value-type="float">
            <text:p>1.296</text:p>
          </table:table-cell>
          <table:table-cell ns41:value-type="string" table:style-name="TL Data" office:value-type="string">
            <text:p>11,337/A</text:p>
          </table:table-cell>
          <table:table-cell ns41:value-type="float" table:style-name="TL Data" office:value="1.868" office:value-type="float">
            <text:p>1.868</text:p>
          </table:table-cell>
          <table:table-cell ns41:value-type="float" table:style-name="TL Data" office:value="8.301" office:value-type="float">
            <text:p>8.301</text:p>
          </table:table-cell>
          <table:table-cell ns41:value-type="float" table:style-name="TL Data" office:value="3.236" office:value-type="float">
            <text:p>3.236</text:p>
          </table:table-cell>
          <table:table-cell ns41:value-type="float" table:style-name="TL Data" office:value="13.405" office:value-type="float">
            <text:p>13.405</text:p>
          </table:table-cell>
          <table:table-cell ns41:value-type="float" table:style-name="TL Data" office:value="24.742" office:value-type="float">
            <text:p>24.7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1.173" office:value-type="float">
            <text:p>1.173</text:p>
          </table:table-cell>
          <table:table-cell ns41:value-type="float" table:style-name="TL Data" office:value="8.395" office:value-type="float">
            <text:p>8.395</text:p>
          </table:table-cell>
          <table:table-cell ns41:value-type="float" table:style-name="TL Data" office:value="1.383" office:value-type="float">
            <text:p>1.383</text:p>
          </table:table-cell>
          <table:table-cell ns41:value-type="float" table:style-name="TL Data" office:value="10.951" office:value-type="float">
            <text:p>10.951</text:p>
          </table:table-cell>
          <table:table-cell ns41:value-type="float" table:style-name="TL Data" office:value="1.69" office:value-type="float">
            <text:p>1.69</text:p>
          </table:table-cell>
          <table:table-cell ns41:value-type="float" table:style-name="TL Data" office:value="7.65" office:value-type="float">
            <text:p>7.65</text:p>
          </table:table-cell>
          <table:table-cell ns41:value-type="float" table:style-name="TL Data" office:value="3.169" office:value-type="float">
            <text:p>3.169</text:p>
          </table:table-cell>
          <table:table-cell ns41:value-type="float" table:style-name="TL Data" office:value="12.509" office:value-type="float">
            <text:p>12.509</text:p>
          </table:table-cell>
          <table:table-cell ns41:value-type="float" table:style-name="TL Data" office:value="23.46" office:value-type="float">
            <text:p>23.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1.017" office:value-type="float">
            <text:p>1.017</text:p>
          </table:table-cell>
          <table:table-cell ns41:value-type="float" table:style-name="TL Data" office:value="8.116" office:value-type="float">
            <text:p>8.116</text:p>
          </table:table-cell>
          <table:table-cell ns41:value-type="float" table:style-name="TL Data" office:value="1.44" office:value-type="float">
            <text:p>1.44</text:p>
          </table:table-cell>
          <table:table-cell ns41:value-type="float" table:style-name="TL Data" office:value="10.573" office:value-type="float">
            <text:p>10.573</text:p>
          </table:table-cell>
          <table:table-cell ns41:value-type="float" table:style-name="TL Data" office:value="1.582" office:value-type="float">
            <text:p>1.582</text:p>
          </table:table-cell>
          <table:table-cell ns41:value-type="float" table:style-name="TL Data" office:value="7.344" office:value-type="float">
            <text:p>7.344</text:p>
          </table:table-cell>
          <table:table-cell ns41:value-type="float" table:style-name="TL Data" office:value="3.407" office:value-type="float">
            <text:p>3.407</text:p>
          </table:table-cell>
          <table:table-cell ns41:value-type="float" table:style-name="TL Data" office:value="12.333" office:value-type="float">
            <text:p>12.333</text:p>
          </table:table-cell>
          <table:table-cell ns41:value-type="float" table:style-name="TL Data" office:value="22.906" office:value-type="float">
            <text:p>22.9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7.84" office:value-type="float">
            <text:p>7.84</text:p>
          </table:table-cell>
          <table:table-cell ns41:value-type="float" table:style-name="TL Data" office:value="1.42" office:value-type="float">
            <text:p>1.42</text:p>
          </table:table-cell>
          <table:table-cell ns41:value-type="float" table:style-name="TL Data" office:value="10.25" office:value-type="float">
            <text:p>10.25</text:p>
          </table:table-cell>
          <table:table-cell ns41:value-type="float" table:style-name="TL Data" office:value="1.525" office:value-type="float">
            <text:p>1.525</text:p>
          </table:table-cell>
          <table:table-cell ns41:value-type="float" table:style-name="TL Data" office:value="7.048" office:value-type="float">
            <text:p>7.048</text:p>
          </table:table-cell>
          <table:table-cell ns41:value-type="float" table:style-name="TL Data" office:value="3.381" office:value-type="float">
            <text:p>3.381</text:p>
          </table:table-cell>
          <table:table-cell ns41:value-type="float" table:style-name="TL Data" office:value="11.954" office:value-type="float">
            <text:p>11.954</text:p>
          </table:table-cell>
          <table:table-cell ns41:value-type="float" table:style-name="TL Data" office:value="22.204" office:value-type="float">
            <text:p>22.2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7.33" office:value-type="float">
            <text:p>7.33</text:p>
          </table:table-cell>
          <table:table-cell ns41:value-type="float" table:style-name="TL Data" office:value="1.404" office:value-type="float">
            <text:p>1.404</text:p>
          </table:table-cell>
          <table:table-cell ns41:value-type="string" table:style-name="TL Data" office:value-type="string">
            <text:p>9,609/A</text:p>
          </table:table-cell>
          <table:table-cell ns41:value-type="float" table:style-name="TL Data" office:value="1.424" office:value-type="float">
            <text:p>1.424</text:p>
          </table:table-cell>
          <table:table-cell ns41:value-type="float" table:style-name="TL Data" office:value="6.55" office:value-type="float">
            <text:p>6.55</text:p>
          </table:table-cell>
          <table:table-cell ns41:value-type="float" table:style-name="TL Data" office:value="3.349" office:value-type="float">
            <text:p>3.349</text:p>
          </table:table-cell>
          <table:table-cell ns41:value-type="float" table:style-name="TL Data" office:value="11.323" office:value-type="float">
            <text:p>11.323</text:p>
          </table:table-cell>
          <table:table-cell ns41:value-type="float" table:style-name="TL Data" office:value="20.932" office:value-type="float">
            <text:p>20.9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6.497" office:value-type="float">
            <text:p>6.497</text:p>
          </table:table-cell>
          <table:table-cell ns41:value-type="float" table:style-name="TL Data" office:value="1.454" office:value-type="float">
            <text:p>1.454</text:p>
          </table:table-cell>
          <table:table-cell ns41:value-type="float" table:style-name="TL Data" office:value="8.827" office:value-type="float">
            <text:p>8.827</text:p>
          </table:table-cell>
          <table:table-cell ns41:value-type="float" table:style-name="TL Data" office:value="1.53" office:value-type="float">
            <text:p>1.53</text:p>
          </table:table-cell>
          <table:table-cell ns41:value-type="float" table:style-name="TL Data" office:value="6.12" office:value-type="float">
            <text:p>6.12</text:p>
          </table:table-cell>
          <table:table-cell ns41:value-type="float" table:style-name="TL Data" office:value="3.71" office:value-type="float">
            <text:p>3.71</text:p>
          </table:table-cell>
          <table:table-cell ns41:value-type="float" table:style-name="TL Data" office:value="11.36" office:value-type="float">
            <text:p>11.36</text:p>
          </table:table-cell>
          <table:table-cell ns41:value-type="float" table:style-name="TL Data" office:value="20.187" office:value-type="float">
            <text:p>20.18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6.148" office:value-type="float">
            <text:p>6.148</text:p>
          </table:table-cell>
          <table:table-cell ns41:value-type="float" table:style-name="TL Data" office:value="1.481" office:value-type="float">
            <text:p>1.481</text:p>
          </table:table-cell>
          <table:table-cell ns41:value-type="float" table:style-name="TL Data" office:value="8.454" office:value-type="float">
            <text:p>8.454</text:p>
          </table:table-cell>
          <table:table-cell ns41:value-type="float" table:style-name="TL Data" office:value="1.631" office:value-type="float">
            <text:p>1.631</text:p>
          </table:table-cell>
          <table:table-cell ns41:value-type="float" table:style-name="TL Data" office:value="5.681" office:value-type="float">
            <text:p>5.681</text:p>
          </table:table-cell>
          <table:table-cell ns41:value-type="float" table:style-name="TL Data" office:value="3.968" office:value-type="float">
            <text:p>3.968</text:p>
          </table:table-cell>
          <table:table-cell ns41:value-type="string" table:style-name="TL Data" office:value-type="string">
            <text:p>11,281/E</text:p>
          </table:table-cell>
          <table:table-cell ns41:value-type="float" table:style-name="TL Data" office:value="19.735" office:value-type="float">
            <text:p>19.73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5.749" office:value-type="float">
            <text:p>5.749</text:p>
          </table:table-cell>
          <table:table-cell ns41:value-type="float" table:style-name="TL Data" office:value="1.586" office:value-type="float">
            <text:p>1.586</text:p>
          </table:table-cell>
          <table:table-cell ns41:value-type="float" table:style-name="TL Data" office:value="8.109" office:value-type="float">
            <text:p>8.109</text:p>
          </table:table-cell>
          <table:table-cell ns41:value-type="float" table:style-name="TL Data" office:value="1.221" office:value-type="float">
            <text:p>1.221</text:p>
          </table:table-cell>
          <table:table-cell ns41:value-type="float" table:style-name="TL Data" office:value="5.045" office:value-type="float">
            <text:p>5.045</text:p>
          </table:table-cell>
          <table:table-cell ns41:value-type="float" table:style-name="TL Data" office:value="3.642" office:value-type="float">
            <text:p>3.642</text:p>
          </table:table-cell>
          <table:table-cell ns41:value-type="float" table:style-name="TL Data" office:value="9.908" office:value-type="float">
            <text:p>9.908</text:p>
          </table:table-cell>
          <table:table-cell ns41:value-type="float" table:style-name="TL Data" office:value="18.017" office:value-type="float">
            <text:p>18.0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6.334" office:value-type="float">
            <text:p>6.334</text:p>
          </table:table-cell>
          <table:table-cell ns41:value-type="float" table:style-name="TL Data" office:value="1.814" office:value-type="float">
            <text:p>1.814</text:p>
          </table:table-cell>
          <table:table-cell ns41:value-type="float" table:style-name="TL Data" office:value="8.967" office:value-type="float">
            <text:p>8.967</text:p>
          </table:table-cell>
          <table:table-cell ns41:value-type="float" table:style-name="TL Data" office:value="1.37" office:value-type="float">
            <text:p>1.37</text:p>
          </table:table-cell>
          <table:table-cell ns41:value-type="float" table:style-name="TL Data" office:value="5.03" office:value-type="float">
            <text:p>5.03</text:p>
          </table:table-cell>
          <table:table-cell ns41:value-type="float" table:style-name="TL Data" office:value="4.167" office:value-type="float">
            <text:p>4.167</text:p>
          </table:table-cell>
          <table:table-cell ns41:value-type="float" table:style-name="TL Data" office:value="10.567" office:value-type="float">
            <text:p>10.567</text:p>
          </table:table-cell>
          <table:table-cell ns41:value-type="float" table:style-name="TL Data" office:value="19.534" office:value-type="float">
            <text:p>19.5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5.269" office:value-type="float">
            <text:p>5.269</text:p>
          </table:table-cell>
          <table:table-cell ns41:value-type="float" table:style-name="TL Data" office:value="1.65" office:value-type="float">
            <text:p>1.65</text:p>
          </table:table-cell>
          <table:table-cell ns41:value-type="float" table:style-name="TL Data" office:value="7.597" office:value-type="float">
            <text:p>7.597</text:p>
          </table:table-cell>
          <table:table-cell ns41:value-type="float" table:style-name="TL Data" office:value="1.164" office:value-type="float">
            <text:p>1.164</text:p>
          </table:table-cell>
          <table:table-cell ns41:value-type="float" table:style-name="TL Data" office:value="4.182" office:value-type="float">
            <text:p>4.182</text:p>
          </table:table-cell>
          <table:table-cell ns41:value-type="float" table:style-name="TL Data" office:value="3.928" office:value-type="float">
            <text:p>3.928</text:p>
          </table:table-cell>
          <table:table-cell ns41:value-type="float" table:style-name="TL Data" office:value="9.274" office:value-type="float">
            <text:p>9.274</text:p>
          </table:table-cell>
          <table:table-cell ns41:value-type="float" table:style-name="TL Data" office:value="16.871" office:value-type="float">
            <text:p>16.8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4.78" office:value-type="float">
            <text:p>4.78</text:p>
          </table:table-cell>
          <table:table-cell ns41:value-type="float" table:style-name="TL Data" office:value="1.708" office:value-type="float">
            <text:p>1.708</text:p>
          </table:table-cell>
          <table:table-cell ns41:value-type="float" table:style-name="TL Data" office:value="7.151" office:value-type="float">
            <text:p>7.151</text:p>
          </table:table-cell>
          <table:table-cell ns41:value-type="float" table:style-name="TL Data" office:value="1.135" office:value-type="float">
            <text:p>1.135</text:p>
          </table:table-cell>
          <table:table-cell ns41:value-type="float" table:style-name="TL Data" office:value="3.874" office:value-type="float">
            <text:p>3.874</text:p>
          </table:table-cell>
          <table:table-cell ns41:value-type="float" table:style-name="TL Data" office:value="3.911" office:value-type="float">
            <text:p>3.911</text:p>
          </table:table-cell>
          <table:table-cell ns41:value-type="float" table:style-name="TL Data" office:value="8.92" office:value-type="float">
            <text:p>8.92</text:p>
          </table:table-cell>
          <table:table-cell ns41:value-type="float" table:style-name="TL Data" office:value="16.071" office:value-type="float">
            <text:p>16.0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4.402" office:value-type="float">
            <text:p>4.402</text:p>
          </table:table-cell>
          <table:table-cell ns41:value-type="float" table:style-name="TL Data" office:value="1.578" office:value-type="float">
            <text:p>1.578</text:p>
          </table:table-cell>
          <table:table-cell ns41:value-type="float" table:style-name="TL Data" office:value="6.581" office:value-type="float">
            <text:p>6.581</text:p>
          </table:table-cell>
          <table:table-cell ns41:value-type="float" table:style-name="TL Data" office:value="1.102" office:value-type="float">
            <text:p>1.102</text:p>
          </table:table-cell>
          <table:table-cell ns41:value-type="float" table:style-name="TL Data" office:value="3.423" office:value-type="float">
            <text:p>3.423</text:p>
          </table:table-cell>
          <table:table-cell ns41:value-type="float" table:style-name="TL Data" office:value="3.648" office:value-type="float">
            <text:p>3.648</text:p>
          </table:table-cell>
          <table:table-cell ns41:value-type="float" table:style-name="TL Data" office:value="8.173" office:value-type="float">
            <text:p>8.173</text:p>
          </table:table-cell>
          <table:table-cell ns41:value-type="float" table:style-name="TL Data" office:value="14.754" office:value-type="float">
            <text:p>14.7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3.899" office:value-type="float">
            <text:p>3.899</text:p>
          </table:table-cell>
          <table:table-cell ns41:value-type="float" table:style-name="TL Data" office:value="1.476" office:value-type="float">
            <text:p>1.476</text:p>
          </table:table-cell>
          <table:table-cell ns41:value-type="float" table:style-name="TL Data" office:value="5.867" office:value-type="float">
            <text:p>5.867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2.906" office:value-type="float">
            <text:p>2.906</text:p>
          </table:table-cell>
          <table:table-cell ns41:value-type="float" table:style-name="TL Data" office:value="3.519" office:value-type="float">
            <text:p>3.519</text:p>
          </table:table-cell>
          <table:table-cell ns41:value-type="float" table:style-name="TL Data" office:value="7.35" office:value-type="float">
            <text:p>7.35</text:p>
          </table:table-cell>
          <table:table-cell ns41:value-type="float" table:style-name="TL Data" office:value="13.217" office:value-type="float">
            <text:p>13.2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.24" office:value-type="float">
            <text:p>3.24</text:p>
          </table:table-cell>
          <table:table-cell ns41:value-type="float" table:style-name="TL Data" office:value="1.383" office:value-type="float">
            <text:p>1.383</text:p>
          </table:table-cell>
          <table:table-cell ns41:value-type="float" table:style-name="TL Data" office:value="5.085" office:value-type="float">
            <text:p>5.085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2.491" office:value-type="float">
            <text:p>2.491</text:p>
          </table:table-cell>
          <table:table-cell ns41:value-type="float" table:style-name="TL Data" office:value="3.053" office:value-type="float">
            <text:p>3.053</text:p>
          </table:table-cell>
          <table:table-cell ns41:value-type="float" table:style-name="TL Data" office:value="6.291" office:value-type="float">
            <text:p>6.291</text:p>
          </table:table-cell>
          <table:table-cell ns41:value-type="float" table:style-name="TL Data" office:value="11.376" office:value-type="float">
            <text:p>11.3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.801" office:value-type="float">
            <text:p>2.801</text:p>
          </table:table-cell>
          <table:table-cell ns41:value-type="float" table:style-name="TL Data" office:value="1.262" office:value-type="float">
            <text:p>1.262</text:p>
          </table:table-cell>
          <table:table-cell ns41:value-type="float" table:style-name="TL Data" office:value="4.484" office:value-type="float">
            <text:p>4.484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2.087" office:value-type="float">
            <text:p>2.087</text:p>
          </table:table-cell>
          <table:table-cell ns41:value-type="float" table:style-name="TL Data" office:value="2.854" office:value-type="float">
            <text:p>2.854</text:p>
          </table:table-cell>
          <table:table-cell ns41:value-type="float" table:style-name="TL Data" office:value="5.648" office:value-type="float">
            <text:p>5.648</text:p>
          </table:table-cell>
          <table:table-cell ns41:value-type="float" table:style-name="TL Data" office:value="10.132" office:value-type="float">
            <text:p>10.1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.081" office:value-type="float">
            <text:p>3.081</text:p>
          </table:table-cell>
          <table:table-cell ns41:value-type="float" table:style-name="TL Data" office:value="1.586" office:value-type="float">
            <text:p>1.586</text:p>
          </table:table-cell>
          <table:table-cell ns41:value-type="float" table:style-name="TL Data" office:value="5.092" office:value-type="float">
            <text:p>5.092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2.122" office:value-type="float">
            <text:p>2.122</text:p>
          </table:table-cell>
          <table:table-cell ns41:value-type="float" table:style-name="TL Data" office:value="3.459" office:value-type="float">
            <text:p>3.459</text:p>
          </table:table-cell>
          <table:table-cell ns41:value-type="float" table:style-name="TL Data" office:value="6.357" office:value-type="float">
            <text:p>6.357</text:p>
          </table:table-cell>
          <table:table-cell ns41:value-type="float" table:style-name="TL Data" office:value="11.449" office:value-type="float">
            <text:p>11.4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2.615" office:value-type="float">
            <text:p>2.615</text:p>
          </table:table-cell>
          <table:table-cell ns41:value-type="float" table:style-name="TL Data" office:value="1.512" office:value-type="float">
            <text:p>1.512</text:p>
          </table:table-cell>
          <table:table-cell ns41:value-type="float" table:style-name="TL Data" office:value="4.524" office:value-type="float">
            <text:p>4.524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.78" office:value-type="float">
            <text:p>1.78</text:p>
          </table:table-cell>
          <table:table-cell ns41:value-type="float" table:style-name="TL Data" office:value="3.419" office:value-type="float">
            <text:p>3.419</text:p>
          </table:table-cell>
          <table:table-cell ns41:value-type="float" table:style-name="TL Data" office:value="5.932" office:value-type="float">
            <text:p>5.932</text:p>
          </table:table-cell>
          <table:table-cell ns41:value-type="float" table:style-name="TL Data" office:value="10.456" office:value-type="float">
            <text:p>10.4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.901" office:value-type="float">
            <text:p>1.901</text:p>
          </table:table-cell>
          <table:table-cell ns41:value-type="float" table:style-name="TL Data" office:value="1.298" office:value-type="float">
            <text:p>1.298</text:p>
          </table:table-cell>
          <table:table-cell ns41:value-type="float" table:style-name="TL Data" office:value="3.505" office:value-type="float">
            <text:p>3.505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.348" office:value-type="float">
            <text:p>1.348</text:p>
          </table:table-cell>
          <table:table-cell ns41:value-type="float" table:style-name="TL Data" office:value="2.479" office:value-type="float">
            <text:p>2.479</text:p>
          </table:table-cell>
          <table:table-cell ns41:value-type="float" table:style-name="TL Data" office:value="4.376" office:value-type="float">
            <text:p>4.376</text:p>
          </table:table-cell>
          <table:table-cell ns41:value-type="float" table:style-name="TL Data" office:value="7.881" office:value-type="float">
            <text:p>7.8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.108" office:value-type="float">
            <text:p>2.108</text:p>
          </table:table-cell>
          <table:table-cell ns41:value-type="float" table:style-name="TL Data" office:value="1.561" office:value-type="float">
            <text:p>1.561</text:p>
          </table:table-cell>
          <table:table-cell ns41:value-type="float" table:style-name="TL Data" office:value="4.015" office:value-type="float">
            <text:p>4.015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1.386" office:value-type="float">
            <text:p>1.386</text:p>
          </table:table-cell>
          <table:table-cell ns41:value-type="float" table:style-name="TL Data" office:value="2.863" office:value-type="float">
            <text:p>2.863</text:p>
          </table:table-cell>
          <table:table-cell ns41:value-type="float" table:style-name="TL Data" office:value="4.836" office:value-type="float">
            <text:p>4.836</text:p>
          </table:table-cell>
          <table:table-cell ns41:value-type="float" table:style-name="TL Data" office:value="8.851" office:value-type="float">
            <text:p>8.8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.627" office:value-type="float">
            <text:p>1.627</text:p>
          </table:table-cell>
          <table:table-cell ns41:value-type="float" table:style-name="TL Data" office:value="1.32" office:value-type="float">
            <text:p>1.32</text:p>
          </table:table-cell>
          <table:table-cell ns41:value-type="float" table:style-name="TL Data" office:value="3.21" office:value-type="float">
            <text:p>3.21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.124" office:value-type="float">
            <text:p>1.124</text:p>
          </table:table-cell>
          <table:table-cell ns41:value-type="float" table:style-name="TL Data" office:value="2.514" office:value-type="float">
            <text:p>2.514</text:p>
          </table:table-cell>
          <table:table-cell ns41:value-type="float" table:style-name="TL Data" office:value="4.101" office:value-type="float">
            <text:p>4.101</text:p>
          </table:table-cell>
          <table:table-cell ns41:value-type="float" table:style-name="TL Data" office:value="7.311" office:value-type="float">
            <text:p>7.3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.527" office:value-type="float">
            <text:p>1.527</text:p>
          </table:table-cell>
          <table:table-cell ns41:value-type="float" table:style-name="TL Data" office:value="1.287" office:value-type="float">
            <text:p>1.287</text:p>
          </table:table-cell>
          <table:table-cell ns41:value-type="float" table:style-name="TL Data" office:value="3.102" office:value-type="float">
            <text:p>3.102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2.508" office:value-type="float">
            <text:p>2.508</text:p>
          </table:table-cell>
          <table:table-cell ns41:value-type="float" table:style-name="TL Data" office:value="3.945" office:value-type="float">
            <text:p>3.945</text:p>
          </table:table-cell>
          <table:table-cell ns41:value-type="float" table:style-name="TL Data" office:value="7.047" office:value-type="float">
            <text:p>7.0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.354" office:value-type="float">
            <text:p>1.354</text:p>
          </table:table-cell>
          <table:table-cell ns41:value-type="float" table:style-name="TL Data" office:value="1.277" office:value-type="float">
            <text:p>1.277</text:p>
          </table:table-cell>
          <table:table-cell ns41:value-type="float" table:style-name="TL Data" office:value="2.902" office:value-type="float">
            <text:p>2.902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2.429" office:value-type="float">
            <text:p>2.429</text:p>
          </table:table-cell>
          <table:table-cell ns41:value-type="float" table:style-name="TL Data" office:value="3.712" office:value-type="float">
            <text:p>3.712</text:p>
          </table:table-cell>
          <table:table-cell ns41:value-type="float" table:style-name="TL Data" office:value="6.614" office:value-type="float">
            <text:p>6.6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.194" office:value-type="float">
            <text:p>1.194</text:p>
          </table:table-cell>
          <table:table-cell ns41:value-type="float" table:style-name="TL Data" office:value="1.156" office:value-type="float">
            <text:p>1.156</text:p>
          </table:table-cell>
          <table:table-cell ns41:value-type="float" table:style-name="TL Data" office:value="2.568" office:value-type="float">
            <text:p>2.568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2.094" office:value-type="float">
            <text:p>2.094</text:p>
          </table:table-cell>
          <table:table-cell ns41:value-type="float" table:style-name="TL Data" office:value="3.131" office:value-type="float">
            <text:p>3.131</text:p>
          </table:table-cell>
          <table:table-cell ns41:value-type="float" table:style-name="TL Data" office:value="5.699" office:value-type="float">
            <text:p>5.6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.023" office:value-type="float">
            <text:p>1.023</text:p>
          </table:table-cell>
          <table:table-cell ns41:value-type="float" table:style-name="TL Data" office:value="1.071" office:value-type="float">
            <text:p>1.071</text:p>
          </table:table-cell>
          <table:table-cell ns41:value-type="float" table:style-name="TL Data" office:value="2.309" office:value-type="float">
            <text:p>2.309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.998" office:value-type="float">
            <text:p>1.998</text:p>
          </table:table-cell>
          <table:table-cell ns41:value-type="string" table:style-name="TL Data" office:value-type="string">
            <text:p>2,919/E</text:p>
          </table:table-cell>
          <table:table-cell ns41:value-type="float" table:style-name="TL Data" office:value="5.228" office:value-type="float">
            <text:p>5.2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1.706" office:value-type="float">
            <text:p>1.706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.634" office:value-type="float">
            <text:p>1.634</text:p>
          </table:table-cell>
          <table:table-cell ns41:value-type="float" table:style-name="TL Data" office:value="2.377" office:value-type="float">
            <text:p>2.377</text:p>
          </table:table-cell>
          <table:table-cell ns41:value-type="float" table:style-name="TL Data" office:value="4.083" office:value-type="float">
            <text:p>4.0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1.828" office:value-type="float">
            <text:p>1.828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.797" office:value-type="float">
            <text:p>1.797</text:p>
          </table:table-cell>
          <table:table-cell ns41:value-type="float" table:style-name="TL Data" office:value="2.484" office:value-type="float">
            <text:p>2.484</text:p>
          </table:table-cell>
          <table:table-cell ns41:value-type="float" table:style-name="TL Data" office:value="4.312" office:value-type="float">
            <text:p>4.3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1.475" office:value-type="float">
            <text:p>1.47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.527" office:value-type="float">
            <text:p>1.527</text:p>
          </table:table-cell>
          <table:table-cell ns41:value-type="float" table:style-name="TL Data" office:value="2.082" office:value-type="float">
            <text:p>2.082</text:p>
          </table:table-cell>
          <table:table-cell ns41:value-type="float" table:style-name="TL Data" office:value="3.557" office:value-type="float">
            <text:p>3.5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.036" office:value-type="float">
            <text:p>1.03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.014" office:value-type="float">
            <text:p>1.014</text:p>
          </table:table-cell>
          <table:table-cell ns41:value-type="float" table:style-name="TL Data" office:value="1.354" office:value-type="float">
            <text:p>1.354</text:p>
          </table:table-cell>
          <table:table-cell ns41:value-type="float" table:style-name="TL Data" office:value="2.39" office:value-type="float">
            <text:p>2.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1.184" office:value-type="float">
            <text:p>1.184</text:p>
          </table:table-cell>
          <table:table-cell ns41:value-type="float" table:style-name="TL Data" office:value="2.119" office:value-type="float">
            <text:p>2.1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1.128" office:value-type="float">
            <text:p>1.128</text:p>
          </table:table-cell>
          <table:table-cell ns41:value-type="float" table:style-name="TL Data" office:value="1.989" office:value-type="float">
            <text:p>1.9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1.556" office:value-type="float">
            <text:p>1.5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.26" office:value-type="float">
            <text:p>1.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951" office:value-type="float">
            <text:p>9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745" office:value-type="float">
            <text:p>7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540" office:value-type="float">
            <text:p>5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546" office:value-type="float">
            <text:p>5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01" office:value-type="float">
            <text:p>30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54" office:value-type="float">
            <text:p>1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2" office:value-type="float">
            <text:p>1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9" office:value-type="float">
            <text:p>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tot 101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47" office:value-type="float">
            <text:p>1747</text:p>
          </table:table-cell>
          <table:table-cell ns41:value-type="string" table:style-name="TL RowHeader" office:value-type="string">
            <text:p>van 102 tot 103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45" office:value-type="float">
            <text:p>1745</text:p>
          </table:table-cell>
          <table:table-cell ns41:value-type="string" table:style-name="TL RowHeader" office:value-type="string">
            <text:p>van 104 tot 105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TL Data" office:value-type="string">
            <text:p>135/D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97/F</text:p>
          </table:table-cell>
          <table:table-cell ns41:value-type="float" table:style-name="TL Data" office:value="232" office:value-type="float">
            <text:p>232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969.916" office:value-type="float">
            <text:p>969.916</text:p>
          </table:table-cell>
          <table:table-cell ns41:value-type="float" table:style-name="TL Data" office:value="466.846" office:value-type="float">
            <text:p>466.846</text:p>
          </table:table-cell>
          <table:table-cell ns41:value-type="float" table:style-name="TL Data" office:value="61.976" office:value-type="float">
            <text:p>61.976</text:p>
          </table:table-cell>
          <table:table-cell ns41:value-type="string" table:style-name="TL Data" office:value-type="string">
            <text:p>1,498,811/G</text:p>
          </table:table-cell>
          <table:table-cell ns41:value-type="float" table:style-name="TL Data" office:value="958.607" office:value-type="float">
            <text:p>958.607</text:p>
          </table:table-cell>
          <table:table-cell ns41:value-type="float" table:style-name="TL Data" office:value="467.898" office:value-type="float">
            <text:p>467.898</text:p>
          </table:table-cell>
          <table:table-cell ns41:value-type="float" table:style-name="TL Data" office:value="131.55" office:value-type="float">
            <text:p>131.55</text:p>
          </table:table-cell>
          <table:table-cell ns41:value-type="string" table:style-name="TL Data" office:value-type="string">
            <text:p>1,558,068/H</text:p>
          </table:table-cell>
          <table:table-cell ns41:value-type="string" table:style-name="TL Data" office:value-type="string">
            <text:p>3,056,879/I</text:p>
          </table:table-cell>
          <table:table-cell table:number-columns-repeated="1011"/>
        </table:table-row>
        <table:table-row table:style-name="ro4" table:number-rows-repeated="10482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5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 table:number-columns-repeated="4"/>
        <table:table-column table:style-name="co5" table:default-cell-style-name="Default" table:number-columns-repeated="1017"/>
        <table:table-row table:style-name="ro4">
          <table:table-cell table:style-name="ce37" table:number-columns-repeated="175"/>
          <table:table-cell table:number-columns-repeated="849"/>
        </table:table-row>
        <table:table-row table:style-name="ro4">
          <table:table-cell ns41:value-type="string" table:style-name="TL Metadata" office:value-type="string">
            <text:p>Editregel</text:p>
          </table:table-cell>
          <table:table-cell ns41:value-type="string" table:style-name="TL Metadata" office:value-type="string">
            <text:p>Deel telling</text:p>
          </table:table-cell>
          <table:table-cell ns41:value-type="string" table:style-name="TL Metadata" office:value-type="string">
            <text:p>Rolnummer</text:p>
          </table:table-cell>
          <table:table-cell ns41:value-type="string" table:style-name="TL Metadata" office:value-type="string">
            <text:p>Noten</text:p>
          </table:table-cell>
          <table:table-cell table:number-columns-repeated="1020"/>
        </table:table-row>
        <table:table-row table:style-name="ro4">
          <table:table-cell table:style-name="TL Metadata" table:number-columns-repeated="175"/>
          <table:table-cell table:number-columns-repeated="84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TL Metadata" office:value="16889" office:value-type="float">
            <text:p>1688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01" office:value-type="float">
            <text:p>380380000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90" office:value-type="float">
            <text:p>1689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02" office:value-type="float">
            <text:p>380380000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91" office:value-type="float">
            <text:p>1689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03" office:value-type="float">
            <text:p>380380000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92" office:value-type="float">
            <text:p>1689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04" office:value-type="float">
            <text:p>380380000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93" office:value-type="float">
            <text:p>1689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05" office:value-type="float">
            <text:p>380380000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94" office:value-type="float">
            <text:p>1689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06" office:value-type="float">
            <text:p>380380000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95" office:value-type="float">
            <text:p>1689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07" office:value-type="float">
            <text:p>380380000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96" office:value-type="float">
            <text:p>1689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08" office:value-type="float">
            <text:p>380380000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97" office:value-type="float">
            <text:p>1689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09" office:value-type="float">
            <text:p>380380000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98" office:value-type="float">
            <text:p>1689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10" office:value-type="float">
            <text:p>380380000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899" office:value-type="float">
            <text:p>1689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11" office:value-type="float">
            <text:p>380380000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00" office:value-type="float">
            <text:p>1690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12" office:value-type="float">
            <text:p>380380000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01" office:value-type="float">
            <text:p>1690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13" office:value-type="float">
            <text:p>380380000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02" office:value-type="float">
            <text:p>1690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14" office:value-type="float">
            <text:p>380380000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03" office:value-type="float">
            <text:p>1690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15" office:value-type="float">
            <text:p>380380000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04" office:value-type="float">
            <text:p>1690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16" office:value-type="float">
            <text:p>380380000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05" office:value-type="float">
            <text:p>1690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17" office:value-type="float">
            <text:p>380380000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06" office:value-type="float">
            <text:p>1690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18" office:value-type="float">
            <text:p>380380000601018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07" office:value-type="float">
            <text:p>1690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19" office:value-type="float">
            <text:p>380380000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08" office:value-type="float">
            <text:p>1690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20" office:value-type="float">
            <text:p>380380000601020</text:p>
          </table:table-cell>
          <table:table-cell ns41:value-type="string" table:style-name="TL Metadata" office:value-type="string">
            <text:p>380380000601020B <text:s/>Hieronder twe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09" office:value-type="float">
            <text:p>1690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21" office:value-type="float">
            <text:p>380380000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10" office:value-type="float">
            <text:p>1691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22" office:value-type="float">
            <text:p>380380000601022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11" office:value-type="float">
            <text:p>1691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23" office:value-type="float">
            <text:p>380380000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12" office:value-type="float">
            <text:p>1691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24" office:value-type="float">
            <text:p>380380000601024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3803800006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13" office:value-type="float">
            <text:p>1691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25" office:value-type="float">
            <text:p>380380000601025</text:p>
          </table:table-cell>
          <table:table-cell ns41:value-type="string" table:style-name="TL Metadata" office:value-type="string">
            <text:p>380380000601020B <text:s/>Hieronder twe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14" office:value-type="float">
            <text:p>1691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26" office:value-type="float">
            <text:p>380380000601026</text:p>
          </table:table-cell>
          <table:table-cell ns41:value-type="string" table:style-name="TL Metadata" office:value-type="string">
            <text:p>380380000601020B <text:s/>Hieronder twee, waarvan de burgerlijke staat onbekend is.</text:p>
          </table:table-cell>
          <table:table-cell ns41:value-type="string" table:style-name="TL Metadata" office:value-type="string">
            <text:p>3803800006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15" office:value-type="float">
            <text:p>1691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27" office:value-type="float">
            <text:p>380380000601027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16" office:value-type="float">
            <text:p>1691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28" office:value-type="float">
            <text:p>380380000601028</text:p>
          </table:table-cell>
          <table:table-cell ns41:value-type="string" table:style-name="TL Metadata" office:value-type="string">
            <text:p>380380000601024E <text:s/>Hieronder een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17" office:value-type="float">
            <text:p>1691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29" office:value-type="float">
            <text:p>380380000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18" office:value-type="float">
            <text:p>1691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30" office:value-type="float">
            <text:p>380380000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19" office:value-type="float">
            <text:p>1691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31" office:value-type="float">
            <text:p>380380000601031</text:p>
          </table:table-cell>
          <table:table-cell ns41:value-type="string" table:style-name="TL Metadata" office:value-type="string">
            <text:p>380380000601020B <text:s/>Hieronder twe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20" office:value-type="float">
            <text:p>1692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32" office:value-type="float">
            <text:p>380380000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21" office:value-type="float">
            <text:p>1692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33" office:value-type="float">
            <text:p>380380000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22" office:value-type="float">
            <text:p>1692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34" office:value-type="float">
            <text:p>380380000601034</text:p>
          </table:table-cell>
          <table:table-cell ns41:value-type="string" table:style-name="TL Metadata" office:value-type="string">
            <text:p>380380000601024E <text:s/>Hieronder een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23" office:value-type="float">
            <text:p>1692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35" office:value-type="float">
            <text:p>380380000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24" office:value-type="float">
            <text:p>1692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36" office:value-type="float">
            <text:p>380380000601036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25" office:value-type="float">
            <text:p>1692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37" office:value-type="float">
            <text:p>380380000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26" office:value-type="float">
            <text:p>1692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38" office:value-type="float">
            <text:p>380380000601038</text:p>
          </table:table-cell>
          <table:table-cell ns41:value-type="string" table:style-name="TL Metadata" office:value-type="string">
            <text:p>380380000601038C <text:s/>Hieronder dri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27" office:value-type="float">
            <text:p>1692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39" office:value-type="float">
            <text:p>380380000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28" office:value-type="float">
            <text:p>1692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40" office:value-type="float">
            <text:p>380380000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29" office:value-type="float">
            <text:p>1692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41" office:value-type="float">
            <text:p>380380000601041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30" office:value-type="float">
            <text:p>1693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42" office:value-type="float">
            <text:p>380380000601042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31" office:value-type="float">
            <text:p>1693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43" office:value-type="float">
            <text:p>380380000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32" office:value-type="float">
            <text:p>1693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44" office:value-type="float">
            <text:p>380380000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33" office:value-type="float">
            <text:p>1693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45" office:value-type="float">
            <text:p>380380000601045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3803800006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34" office:value-type="float">
            <text:p>1693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46" office:value-type="float">
            <text:p>380380000601046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35" office:value-type="float">
            <text:p>1693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47" office:value-type="float">
            <text:p>380380000601047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36" office:value-type="float">
            <text:p>1693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48" office:value-type="float">
            <text:p>380380000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37" office:value-type="float">
            <text:p>1693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49" office:value-type="float">
            <text:p>380380000601049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38" office:value-type="float">
            <text:p>1693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50" office:value-type="float">
            <text:p>380380000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39" office:value-type="float">
            <text:p>1693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51" office:value-type="float">
            <text:p>380380000601051</text:p>
          </table:table-cell>
          <table:table-cell ns41:value-type="string" table:style-name="TL Metadata" office:value-type="string">
            <text:p>380380000601038C <text:s/>Hieronder dri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40" office:value-type="float">
            <text:p>1694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52" office:value-type="float">
            <text:p>380380000601052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41" office:value-type="float">
            <text:p>1694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53" office:value-type="float">
            <text:p>380380000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42" office:value-type="float">
            <text:p>1694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54" office:value-type="float">
            <text:p>380380000601054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43" office:value-type="float">
            <text:p>1694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55" office:value-type="float">
            <text:p>3803800006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44" office:value-type="float">
            <text:p>1694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56" office:value-type="float">
            <text:p>380380000601056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45" office:value-type="float">
            <text:p>1694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57" office:value-type="float">
            <text:p>3803800006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46" office:value-type="float">
            <text:p>1694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58" office:value-type="float">
            <text:p>3803800006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47" office:value-type="float">
            <text:p>1694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59" office:value-type="float">
            <text:p>3803800006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48" office:value-type="float">
            <text:p>1694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60" office:value-type="float">
            <text:p>380380000601060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49" office:value-type="float">
            <text:p>1694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61" office:value-type="float">
            <text:p>3803800006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50" office:value-type="float">
            <text:p>1695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62" office:value-type="float">
            <text:p>380380000601062</text:p>
          </table:table-cell>
          <table:table-cell ns41:value-type="string" table:style-name="TL Metadata" office:value-type="string">
            <text:p>380380000601024E <text:s/>Hieronder een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51" office:value-type="float">
            <text:p>1695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63" office:value-type="float">
            <text:p>3803800006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52" office:value-type="float">
            <text:p>1695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64" office:value-type="float">
            <text:p>3803800006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53" office:value-type="float">
            <text:p>1695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65" office:value-type="float">
            <text:p>3803800006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54" office:value-type="float">
            <text:p>1695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66" office:value-type="float">
            <text:p>3803800006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55" office:value-type="float">
            <text:p>1695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67" office:value-type="float">
            <text:p>3803800006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56" office:value-type="float">
            <text:p>1695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68" office:value-type="float">
            <text:p>3803800006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57" office:value-type="float">
            <text:p>1695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69" office:value-type="float">
            <text:p>3803800006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58" office:value-type="float">
            <text:p>1695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70" office:value-type="float">
            <text:p>3803800006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59" office:value-type="float">
            <text:p>1695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71" office:value-type="float">
            <text:p>3803800006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60" office:value-type="float">
            <text:p>1696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72" office:value-type="float">
            <text:p>3803800006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61" office:value-type="float">
            <text:p>1696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73" office:value-type="float">
            <text:p>3803800006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62" office:value-type="float">
            <text:p>1696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74" office:value-type="float">
            <text:p>3803800006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63" office:value-type="float">
            <text:p>1696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75" office:value-type="float">
            <text:p>3803800006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64" office:value-type="float">
            <text:p>1696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76" office:value-type="float">
            <text:p>3803800006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65" office:value-type="float">
            <text:p>1696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77" office:value-type="float">
            <text:p>3803800006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66" office:value-type="float">
            <text:p>1696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78" office:value-type="float">
            <text:p>3803800006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67" office:value-type="float">
            <text:p>1696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79" office:value-type="float">
            <text:p>380380000601079</text:p>
          </table:table-cell>
          <table:table-cell ns41:value-type="string" table:style-name="TL Metadata" office:value-type="string">
            <text:p>380380000601024E <text:s/>Hieronder een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68" office:value-type="float">
            <text:p>1696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80" office:value-type="float">
            <text:p>3803800006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69" office:value-type="float">
            <text:p>1696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81" office:value-type="float">
            <text:p>3803800006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70" office:value-type="float">
            <text:p>1697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82" office:value-type="float">
            <text:p>3803800006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71" office:value-type="float">
            <text:p>1697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83" office:value-type="float">
            <text:p>3803800006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72" office:value-type="float">
            <text:p>1697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84" office:value-type="float">
            <text:p>3803800006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73" office:value-type="float">
            <text:p>1697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85" office:value-type="float">
            <text:p>3803800006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74" office:value-type="float">
            <text:p>1697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86" office:value-type="float">
            <text:p>3803800006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75" office:value-type="float">
            <text:p>1697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87" office:value-type="float">
            <text:p>3803800006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76" office:value-type="float">
            <text:p>1697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88" office:value-type="float">
            <text:p>3803800006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77" office:value-type="float">
            <text:p>1697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89" office:value-type="float">
            <text:p>3803800006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78" office:value-type="float">
            <text:p>1697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90" office:value-type="float">
            <text:p>3803800006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79" office:value-type="float">
            <text:p>1697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91" office:value-type="float">
            <text:p>3803800006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80" office:value-type="float">
            <text:p>1698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92" office:value-type="float">
            <text:p>3803800006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81" office:value-type="float">
            <text:p>1698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93" office:value-type="float">
            <text:p>3803800006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82" office:value-type="float">
            <text:p>1698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94" office:value-type="float">
            <text:p>3803800006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83" office:value-type="float">
            <text:p>1698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95" office:value-type="float">
            <text:p>3803800006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84" office:value-type="float">
            <text:p>1698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96" office:value-type="float">
            <text:p>3803800006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85" office:value-type="float">
            <text:p>1698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97" office:value-type="float">
            <text:p>3803800006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86" office:value-type="float">
            <text:p>1698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98" office:value-type="float">
            <text:p>3803800006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87" office:value-type="float">
            <text:p>1698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099" office:value-type="float">
            <text:p>3803800006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88" office:value-type="float">
            <text:p>1698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100" office:value-type="float">
            <text:p>3803800006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89" office:value-type="float">
            <text:p>1698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101" office:value-type="float">
            <text:p>3803800006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90" office:value-type="float">
            <text:p>1699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102" office:value-type="float">
            <text:p>3803800006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91" office:value-type="float">
            <text:p>1699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103" office:value-type="float">
            <text:p>3803800006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92" office:value-type="float">
            <text:p>1699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104" office:value-type="float">
            <text:p>380380000601104</text:p>
          </table:table-cell>
          <table:table-cell ns41:value-type="string" table:style-name="TL Metadata" office:value-type="string">
            <text:p>380380000601104F <text:s/>Hieronder zes, waarvan tevens de burgerlijke staat onbekend is.</text:p>
          </table:table-cell>
          <table:table-cell ns41:value-type="string" table:style-name="TL Metadata" office:value-type="string">
            <text:p>380380000601104D <text:s/>Hieronder vier en veertig, waarvan tevens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93" office:value-type="float">
            <text:p>1699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601105" office:value-type="float">
            <text:p>380380000601105</text:p>
          </table:table-cell>
          <table:table-cell ns41:value-type="string" table:style-name="TL Metadata" office:value-type="string">
            <text:p>380380000601105G <text:s/>Hieronder drie en zeventig, waarvan de burgerlijke staat onbekend is.</text:p>
          </table:table-cell>
          <table:table-cell ns41:value-type="string" table:style-name="TL Metadata" office:value-type="string">
            <text:p>380380000601105H <text:s/>Hieronder dertien, waarvan de burgerlijke staat onbekend is.</text:p>
          </table:table-cell>
          <table:table-cell ns41:value-type="string" office:value-type="string">
            <text:p>380380000601105I <text:s/>Hieronder zes en tachtig, waarvan de burgerlijke staat onbekend is.</text:p>
          </table:table-cell>
          <table:table-cell table:number-columns-repeated="1018"/>
        </table:table-row>
        <table:table-row table:style-name="ro4">
          <table:table-cell ns41:value-type="float" table:style-name="TL Metadata" office:value="16994" office:value-type="float">
            <text:p>1699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01" office:value-type="float">
            <text:p>380380000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95" office:value-type="float">
            <text:p>1699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02" office:value-type="float">
            <text:p>380380000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96" office:value-type="float">
            <text:p>1699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03" office:value-type="float">
            <text:p>380380000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97" office:value-type="float">
            <text:p>1699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04" office:value-type="float">
            <text:p>380380000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98" office:value-type="float">
            <text:p>1699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05" office:value-type="float">
            <text:p>380380000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999" office:value-type="float">
            <text:p>1699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06" office:value-type="float">
            <text:p>380380000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00" office:value-type="float">
            <text:p>1700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07" office:value-type="float">
            <text:p>380380000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01" office:value-type="float">
            <text:p>1700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08" office:value-type="float">
            <text:p>380380000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02" office:value-type="float">
            <text:p>1700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09" office:value-type="float">
            <text:p>380380000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03" office:value-type="float">
            <text:p>1700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10" office:value-type="float">
            <text:p>380380000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04" office:value-type="float">
            <text:p>1700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11" office:value-type="float">
            <text:p>380380000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05" office:value-type="float">
            <text:p>1700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12" office:value-type="float">
            <text:p>380380000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06" office:value-type="float">
            <text:p>1700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13" office:value-type="float">
            <text:p>380380000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07" office:value-type="float">
            <text:p>1700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14" office:value-type="float">
            <text:p>380380000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08" office:value-type="float">
            <text:p>1700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15" office:value-type="float">
            <text:p>380380000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09" office:value-type="float">
            <text:p>1700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16" office:value-type="float">
            <text:p>380380000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10" office:value-type="float">
            <text:p>1701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17" office:value-type="float">
            <text:p>380380000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11" office:value-type="float">
            <text:p>1701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18" office:value-type="float">
            <text:p>380380000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12" office:value-type="float">
            <text:p>1701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19" office:value-type="float">
            <text:p>380380000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13" office:value-type="float">
            <text:p>1701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20" office:value-type="float">
            <text:p>380380000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14" office:value-type="float">
            <text:p>1701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21" office:value-type="float">
            <text:p>380380000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15" office:value-type="float">
            <text:p>1701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22" office:value-type="float">
            <text:p>380380000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16" office:value-type="float">
            <text:p>1701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23" office:value-type="float">
            <text:p>380380000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17" office:value-type="float">
            <text:p>1701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24" office:value-type="float">
            <text:p>380380000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18" office:value-type="float">
            <text:p>1701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25" office:value-type="float">
            <text:p>380380000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19" office:value-type="float">
            <text:p>1701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26" office:value-type="float">
            <text:p>380380000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20" office:value-type="float">
            <text:p>1702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27" office:value-type="float">
            <text:p>380380000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21" office:value-type="float">
            <text:p>1702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28" office:value-type="float">
            <text:p>380380000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22" office:value-type="float">
            <text:p>1702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29" office:value-type="float">
            <text:p>380380000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23" office:value-type="float">
            <text:p>1702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30" office:value-type="float">
            <text:p>380380000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24" office:value-type="float">
            <text:p>1702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31" office:value-type="float">
            <text:p>380380000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25" office:value-type="float">
            <text:p>1702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32" office:value-type="float">
            <text:p>380380000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26" office:value-type="float">
            <text:p>1702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33" office:value-type="float">
            <text:p>380380000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27" office:value-type="float">
            <text:p>1702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34" office:value-type="float">
            <text:p>380380000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28" office:value-type="float">
            <text:p>1702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35" office:value-type="float">
            <text:p>380380000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29" office:value-type="float">
            <text:p>1702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36" office:value-type="float">
            <text:p>380380000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30" office:value-type="float">
            <text:p>1703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37" office:value-type="float">
            <text:p>380380000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31" office:value-type="float">
            <text:p>1703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38" office:value-type="float">
            <text:p>380380000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32" office:value-type="float">
            <text:p>1703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39" office:value-type="float">
            <text:p>380380000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33" office:value-type="float">
            <text:p>1703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40" office:value-type="float">
            <text:p>380380000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34" office:value-type="float">
            <text:p>1703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41" office:value-type="float">
            <text:p>380380000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35" office:value-type="float">
            <text:p>1703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42" office:value-type="float">
            <text:p>380380000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36" office:value-type="float">
            <text:p>1703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43" office:value-type="float">
            <text:p>380380000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37" office:value-type="float">
            <text:p>1703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44" office:value-type="float">
            <text:p>380380000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38" office:value-type="float">
            <text:p>1703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45" office:value-type="float">
            <text:p>380380000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39" office:value-type="float">
            <text:p>1703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46" office:value-type="float">
            <text:p>380380000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40" office:value-type="float">
            <text:p>1704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47" office:value-type="float">
            <text:p>380380000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41" office:value-type="float">
            <text:p>1704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48" office:value-type="float">
            <text:p>380380000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42" office:value-type="float">
            <text:p>1704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49" office:value-type="float">
            <text:p>380380000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43" office:value-type="float">
            <text:p>1704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50" office:value-type="float">
            <text:p>380380000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44" office:value-type="float">
            <text:p>1704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51" office:value-type="float">
            <text:p>3803800007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45" office:value-type="float">
            <text:p>1704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52" office:value-type="float">
            <text:p>3803800007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46" office:value-type="float">
            <text:p>1704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53" office:value-type="float">
            <text:p>3803800007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47" office:value-type="float">
            <text:p>1704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54" office:value-type="float">
            <text:p>3803800007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48" office:value-type="float">
            <text:p>1704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55" office:value-type="float">
            <text:p>3803800007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49" office:value-type="float">
            <text:p>1704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56" office:value-type="float">
            <text:p>3803800007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50" office:value-type="float">
            <text:p>1705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57" office:value-type="float">
            <text:p>3803800007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51" office:value-type="float">
            <text:p>1705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58" office:value-type="float">
            <text:p>3803800007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52" office:value-type="float">
            <text:p>1705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59" office:value-type="float">
            <text:p>3803800007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53" office:value-type="float">
            <text:p>1705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60" office:value-type="float">
            <text:p>3803800007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54" office:value-type="float">
            <text:p>1705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61" office:value-type="float">
            <text:p>3803800007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55" office:value-type="float">
            <text:p>1705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62" office:value-type="float">
            <text:p>3803800007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56" office:value-type="float">
            <text:p>1705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63" office:value-type="float">
            <text:p>3803800007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57" office:value-type="float">
            <text:p>1705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64" office:value-type="float">
            <text:p>3803800007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58" office:value-type="float">
            <text:p>1705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65" office:value-type="float">
            <text:p>3803800007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59" office:value-type="float">
            <text:p>1705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66" office:value-type="float">
            <text:p>3803800007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60" office:value-type="float">
            <text:p>1706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67" office:value-type="float">
            <text:p>3803800007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61" office:value-type="float">
            <text:p>1706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68" office:value-type="float">
            <text:p>3803800007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62" office:value-type="float">
            <text:p>1706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69" office:value-type="float">
            <text:p>3803800007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63" office:value-type="float">
            <text:p>1706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70" office:value-type="float">
            <text:p>3803800007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64" office:value-type="float">
            <text:p>1706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71" office:value-type="float">
            <text:p>3803800007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65" office:value-type="float">
            <text:p>1706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72" office:value-type="float">
            <text:p>3803800007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66" office:value-type="float">
            <text:p>1706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73" office:value-type="float">
            <text:p>3803800007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67" office:value-type="float">
            <text:p>1706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74" office:value-type="float">
            <text:p>3803800007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68" office:value-type="float">
            <text:p>1706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75" office:value-type="float">
            <text:p>3803800007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69" office:value-type="float">
            <text:p>1706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76" office:value-type="float">
            <text:p>3803800007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70" office:value-type="float">
            <text:p>1707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77" office:value-type="float">
            <text:p>3803800007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71" office:value-type="float">
            <text:p>1707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78" office:value-type="float">
            <text:p>3803800007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72" office:value-type="float">
            <text:p>1707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79" office:value-type="float">
            <text:p>3803800007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73" office:value-type="float">
            <text:p>1707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80" office:value-type="float">
            <text:p>3803800007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74" office:value-type="float">
            <text:p>1707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81" office:value-type="float">
            <text:p>3803800007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75" office:value-type="float">
            <text:p>1707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82" office:value-type="float">
            <text:p>3803800007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76" office:value-type="float">
            <text:p>1707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83" office:value-type="float">
            <text:p>3803800007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77" office:value-type="float">
            <text:p>1707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84" office:value-type="float">
            <text:p>3803800007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78" office:value-type="float">
            <text:p>1707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85" office:value-type="float">
            <text:p>3803800007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79" office:value-type="float">
            <text:p>1707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86" office:value-type="float">
            <text:p>3803800007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80" office:value-type="float">
            <text:p>1708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87" office:value-type="float">
            <text:p>3803800007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81" office:value-type="float">
            <text:p>1708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88" office:value-type="float">
            <text:p>3803800007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82" office:value-type="float">
            <text:p>1708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89" office:value-type="float">
            <text:p>3803800007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83" office:value-type="float">
            <text:p>1708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90" office:value-type="float">
            <text:p>3803800007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84" office:value-type="float">
            <text:p>1708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91" office:value-type="float">
            <text:p>3803800007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85" office:value-type="float">
            <text:p>1708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92" office:value-type="float">
            <text:p>3803800007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86" office:value-type="float">
            <text:p>1708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93" office:value-type="float">
            <text:p>3803800007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87" office:value-type="float">
            <text:p>1708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94" office:value-type="float">
            <text:p>3803800007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88" office:value-type="float">
            <text:p>1708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95" office:value-type="float">
            <text:p>3803800007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89" office:value-type="float">
            <text:p>1708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96" office:value-type="float">
            <text:p>3803800007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90" office:value-type="float">
            <text:p>1709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97" office:value-type="float">
            <text:p>3803800007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91" office:value-type="float">
            <text:p>1709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98" office:value-type="float">
            <text:p>3803800007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92" office:value-type="float">
            <text:p>1709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099" office:value-type="float">
            <text:p>3803800007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93" office:value-type="float">
            <text:p>1709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100" office:value-type="float">
            <text:p>3803800007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94" office:value-type="float">
            <text:p>1709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101" office:value-type="float">
            <text:p>3803800007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95" office:value-type="float">
            <text:p>1709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102" office:value-type="float">
            <text:p>3803800007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96" office:value-type="float">
            <text:p>1709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103" office:value-type="float">
            <text:p>3803800007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97" office:value-type="float">
            <text:p>1709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104" office:value-type="float">
            <text:p>3803800007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98" office:value-type="float">
            <text:p>1709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0000701105" office:value-type="float">
            <text:p>3803800007011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099" office:value-type="float">
            <text:p>1709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01" office:value-type="float">
            <text:p>380381000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00" office:value-type="float">
            <text:p>1710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02" office:value-type="float">
            <text:p>380381000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01" office:value-type="float">
            <text:p>1710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03" office:value-type="float">
            <text:p>380381000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02" office:value-type="float">
            <text:p>1710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04" office:value-type="float">
            <text:p>380381000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03" office:value-type="float">
            <text:p>1710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05" office:value-type="float">
            <text:p>380381000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04" office:value-type="float">
            <text:p>1710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06" office:value-type="float">
            <text:p>380381000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05" office:value-type="float">
            <text:p>1710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07" office:value-type="float">
            <text:p>380381000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06" office:value-type="float">
            <text:p>1710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08" office:value-type="float">
            <text:p>380381000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07" office:value-type="float">
            <text:p>1710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09" office:value-type="float">
            <text:p>380381000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08" office:value-type="float">
            <text:p>1710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10" office:value-type="float">
            <text:p>380381000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09" office:value-type="float">
            <text:p>1710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11" office:value-type="float">
            <text:p>380381000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10" office:value-type="float">
            <text:p>1711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12" office:value-type="float">
            <text:p>380381000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11" office:value-type="float">
            <text:p>1711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13" office:value-type="float">
            <text:p>380381000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12" office:value-type="float">
            <text:p>1711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14" office:value-type="float">
            <text:p>380381000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13" office:value-type="float">
            <text:p>1711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15" office:value-type="float">
            <text:p>380381000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14" office:value-type="float">
            <text:p>1711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16" office:value-type="float">
            <text:p>380381000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15" office:value-type="float">
            <text:p>1711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17" office:value-type="float">
            <text:p>380381000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16" office:value-type="float">
            <text:p>1711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18" office:value-type="float">
            <text:p>380381000801018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17" office:value-type="float">
            <text:p>1711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19" office:value-type="float">
            <text:p>380381000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18" office:value-type="float">
            <text:p>1711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20" office:value-type="float">
            <text:p>380381000801020</text:p>
          </table:table-cell>
          <table:table-cell ns41:value-type="string" table:style-name="TL Metadata" office:value-type="string">
            <text:p>380381000801020B <text:s/>Hieronder twe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19" office:value-type="float">
            <text:p>1711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21" office:value-type="float">
            <text:p>380381000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20" office:value-type="float">
            <text:p>1712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22" office:value-type="float">
            <text:p>380381000801022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21" office:value-type="float">
            <text:p>1712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23" office:value-type="float">
            <text:p>380381000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22" office:value-type="float">
            <text:p>1712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24" office:value-type="float">
            <text:p>380381000801024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3803810008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23" office:value-type="float">
            <text:p>1712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25" office:value-type="float">
            <text:p>380381000801025</text:p>
          </table:table-cell>
          <table:table-cell ns41:value-type="string" table:style-name="TL Metadata" office:value-type="string">
            <text:p>380381000801020B <text:s/>Hieronder twe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24" office:value-type="float">
            <text:p>1712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26" office:value-type="float">
            <text:p>380381000801026</text:p>
          </table:table-cell>
          <table:table-cell ns41:value-type="string" table:style-name="TL Metadata" office:value-type="string">
            <text:p>380381000801020B <text:s/>Hieronder twee, waarvan de burgerlijke staat onbekend is.</text:p>
          </table:table-cell>
          <table:table-cell ns41:value-type="string" table:style-name="TL Metadata" office:value-type="string">
            <text:p>3803810008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25" office:value-type="float">
            <text:p>1712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27" office:value-type="float">
            <text:p>380381000801027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26" office:value-type="float">
            <text:p>1712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28" office:value-type="float">
            <text:p>380381000801028</text:p>
          </table:table-cell>
          <table:table-cell ns41:value-type="string" table:style-name="TL Metadata" office:value-type="string">
            <text:p>380381000801024E <text:s/>Hieronder eene, waarvan de burgerlijke staat onbekend is.</text:p>
          </table:table-cell>
          <table:table-cell table:number-columns-repeated="1020"/>
        </table:table-row>
        <table:table-row table:style-name="ro4">
          <table:table-cell ns41:value-type="float" table:style-name="TL Metadata" office:value="17127" office:value-type="float">
            <text:p>1712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29" office:value-type="float">
            <text:p>380381000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28" office:value-type="float">
            <text:p>1712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30" office:value-type="float">
            <text:p>380381000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29" office:value-type="float">
            <text:p>1712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31" office:value-type="float">
            <text:p>380381000801031</text:p>
          </table:table-cell>
          <table:table-cell ns41:value-type="string" table:style-name="TL Metadata" office:value-type="string">
            <text:p>380381000801020B <text:s/>Hieronder twe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30" office:value-type="float">
            <text:p>1713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32" office:value-type="float">
            <text:p>380381000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31" office:value-type="float">
            <text:p>1713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33" office:value-type="float">
            <text:p>380381000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32" office:value-type="float">
            <text:p>1713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34" office:value-type="float">
            <text:p>380381000801034</text:p>
          </table:table-cell>
          <table:table-cell ns41:value-type="string" table:style-name="TL Metadata" office:value-type="string">
            <text:p>380381000801024E <text:s/>Hieronder een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33" office:value-type="float">
            <text:p>1713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35" office:value-type="float">
            <text:p>380381000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34" office:value-type="float">
            <text:p>1713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36" office:value-type="float">
            <text:p>380381000801036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35" office:value-type="float">
            <text:p>1713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37" office:value-type="float">
            <text:p>380381000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36" office:value-type="float">
            <text:p>1713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38" office:value-type="float">
            <text:p>380381000801038</text:p>
          </table:table-cell>
          <table:table-cell ns41:value-type="string" table:style-name="TL Metadata" office:value-type="string">
            <text:p>380381000801038C <text:s/>Hieronder dri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37" office:value-type="float">
            <text:p>1713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39" office:value-type="float">
            <text:p>380381000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38" office:value-type="float">
            <text:p>1713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40" office:value-type="float">
            <text:p>380381000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39" office:value-type="float">
            <text:p>1713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41" office:value-type="float">
            <text:p>380381000801041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40" office:value-type="float">
            <text:p>1714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42" office:value-type="float">
            <text:p>380381000801042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41" office:value-type="float">
            <text:p>1714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43" office:value-type="float">
            <text:p>380381000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42" office:value-type="float">
            <text:p>1714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44" office:value-type="float">
            <text:p>380381000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43" office:value-type="float">
            <text:p>1714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45" office:value-type="float">
            <text:p>380381000801045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3803810008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44" office:value-type="float">
            <text:p>1714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46" office:value-type="float">
            <text:p>380381000801046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45" office:value-type="float">
            <text:p>1714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47" office:value-type="float">
            <text:p>380381000801047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46" office:value-type="float">
            <text:p>1714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48" office:value-type="float">
            <text:p>380381000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47" office:value-type="float">
            <text:p>1714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49" office:value-type="float">
            <text:p>380381000801049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48" office:value-type="float">
            <text:p>1714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50" office:value-type="float">
            <text:p>380381000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49" office:value-type="float">
            <text:p>1714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51" office:value-type="float">
            <text:p>380381000801051</text:p>
          </table:table-cell>
          <table:table-cell ns41:value-type="string" table:style-name="TL Metadata" office:value-type="string">
            <text:p>380381000801038C <text:s/>Hieronder dri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2"/>
          <table:table-cell ns41:value-type="string" table:style-name="ce2" office:value-type="string">
            <text:p>Kolom K: er staat 15885/E; Dit moet zijn 15885/C</text:p>
          </table:table-cell>
          <table:table-cell table:number-columns-repeated="1016"/>
        </table:table-row>
        <table:table-row table:style-name="ro4">
          <table:table-cell ns41:value-type="float" table:style-name="TL Metadata" office:value="17150" office:value-type="float">
            <text:p>1715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52" office:value-type="float">
            <text:p>380381000801052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51" office:value-type="float">
            <text:p>1715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53" office:value-type="float">
            <text:p>380381000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52" office:value-type="float">
            <text:p>1715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54" office:value-type="float">
            <text:p>380381000801054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53" office:value-type="float">
            <text:p>1715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55" office:value-type="float">
            <text:p>3803810008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54" office:value-type="float">
            <text:p>1715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56" office:value-type="float">
            <text:p>380381000801056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55" office:value-type="float">
            <text:p>1715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57" office:value-type="float">
            <text:p>3803810008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56" office:value-type="float">
            <text:p>1715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58" office:value-type="float">
            <text:p>3803810008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57" office:value-type="float">
            <text:p>1715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59" office:value-type="float">
            <text:p>3803810008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58" office:value-type="float">
            <text:p>1715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60" office:value-type="float">
            <text:p>380381000801060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59" office:value-type="float">
            <text:p>1715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61" office:value-type="float">
            <text:p>3803810008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60" office:value-type="float">
            <text:p>1716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62" office:value-type="float">
            <text:p>380381000801062</text:p>
          </table:table-cell>
          <table:table-cell ns41:value-type="string" table:style-name="TL Metadata" office:value-type="string">
            <text:p>380381000801024E <text:s/>Hieronder een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61" office:value-type="float">
            <text:p>1716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63" office:value-type="float">
            <text:p>3803810008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62" office:value-type="float">
            <text:p>1716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64" office:value-type="float">
            <text:p>3803810008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63" office:value-type="float">
            <text:p>1716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65" office:value-type="float">
            <text:p>3803810008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64" office:value-type="float">
            <text:p>1716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66" office:value-type="float">
            <text:p>3803810008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65" office:value-type="float">
            <text:p>1716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67" office:value-type="float">
            <text:p>3803810008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66" office:value-type="float">
            <text:p>1716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68" office:value-type="float">
            <text:p>3803810008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67" office:value-type="float">
            <text:p>1716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69" office:value-type="float">
            <text:p>3803810008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68" office:value-type="float">
            <text:p>1716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70" office:value-type="float">
            <text:p>3803810008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69" office:value-type="float">
            <text:p>1716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71" office:value-type="float">
            <text:p>3803810008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70" office:value-type="float">
            <text:p>1717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72" office:value-type="float">
            <text:p>3803810008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71" office:value-type="float">
            <text:p>1717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73" office:value-type="float">
            <text:p>3803810008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72" office:value-type="float">
            <text:p>1717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74" office:value-type="float">
            <text:p>3803810008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73" office:value-type="float">
            <text:p>1717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75" office:value-type="float">
            <text:p>3803810008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74" office:value-type="float">
            <text:p>1717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76" office:value-type="float">
            <text:p>3803810008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75" office:value-type="float">
            <text:p>1717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77" office:value-type="float">
            <text:p>3803810008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76" office:value-type="float">
            <text:p>1717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78" office:value-type="float">
            <text:p>3803810008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77" office:value-type="float">
            <text:p>1717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79" office:value-type="float">
            <text:p>380381000801079</text:p>
          </table:table-cell>
          <table:table-cell ns41:value-type="string" table:style-name="TL Metadata" office:value-type="string">
            <text:p>380381000801024E <text:s/>Hieronder een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78" office:value-type="float">
            <text:p>1717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80" office:value-type="float">
            <text:p>3803810008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79" office:value-type="float">
            <text:p>1717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81" office:value-type="float">
            <text:p>3803810008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80" office:value-type="float">
            <text:p>1718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82" office:value-type="float">
            <text:p>3803810008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81" office:value-type="float">
            <text:p>1718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83" office:value-type="float">
            <text:p>3803810008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82" office:value-type="float">
            <text:p>1718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84" office:value-type="float">
            <text:p>3803810008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83" office:value-type="float">
            <text:p>1718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85" office:value-type="float">
            <text:p>3803810008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84" office:value-type="float">
            <text:p>1718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86" office:value-type="float">
            <text:p>3803810008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85" office:value-type="float">
            <text:p>1718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87" office:value-type="float">
            <text:p>3803810008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86" office:value-type="float">
            <text:p>1718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88" office:value-type="float">
            <text:p>3803810008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87" office:value-type="float">
            <text:p>1718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89" office:value-type="float">
            <text:p>3803810008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88" office:value-type="float">
            <text:p>1718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90" office:value-type="float">
            <text:p>3803810008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89" office:value-type="float">
            <text:p>1718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91" office:value-type="float">
            <text:p>3803810008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90" office:value-type="float">
            <text:p>1719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92" office:value-type="float">
            <text:p>3803810008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91" office:value-type="float">
            <text:p>1719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93" office:value-type="float">
            <text:p>3803810008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92" office:value-type="float">
            <text:p>1719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94" office:value-type="float">
            <text:p>3803810008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93" office:value-type="float">
            <text:p>1719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95" office:value-type="float">
            <text:p>3803810008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94" office:value-type="float">
            <text:p>1719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96" office:value-type="float">
            <text:p>3803810008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95" office:value-type="float">
            <text:p>1719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97" office:value-type="float">
            <text:p>3803810008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96" office:value-type="float">
            <text:p>1719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98" office:value-type="float">
            <text:p>3803810008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97" office:value-type="float">
            <text:p>1719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099" office:value-type="float">
            <text:p>3803810008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98" office:value-type="float">
            <text:p>1719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100" office:value-type="float">
            <text:p>3803810008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199" office:value-type="float">
            <text:p>1719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101" office:value-type="float">
            <text:p>3803810008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200" office:value-type="float">
            <text:p>1720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102" office:value-type="float">
            <text:p>3803810008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201" office:value-type="float">
            <text:p>1720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103" office:value-type="float">
            <text:p>3803810008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202" office:value-type="float">
            <text:p>1720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104" office:value-type="float">
            <text:p>3803810008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203" office:value-type="float">
            <text:p>1720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105" office:value-type="float">
            <text:p>380381000801105</text:p>
          </table:table-cell>
          <table:table-cell ns41:value-type="string" table:style-name="TL Metadata" office:value-type="string">
            <text:p>380381000801105D <text:s/>Hieronder vier en veertig, waarvan tevens de burgerlijke staat onbekend is.</text:p>
          </table:table-cell>
          <table:table-cell ns41:value-type="string" table:style-name="TL Metadata" office:value-type="string">
            <text:p>380381000801105F <text:s/>Hieronder zes, waarvan tevens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7204" office:value-type="float">
            <text:p>1720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TL Metadata" office:value="380381000801106" office:value-type="float">
            <text:p>380381000801106</text:p>
          </table:table-cell>
          <table:table-cell ns41:value-type="string" table:style-name="TL Metadata" office:value-type="string">
            <text:p>380381000801106G <text:s/>Hieronder drie en zeventig, waarvan de burgerlijke staat onbekend is.</text:p>
          </table:table-cell>
          <table:table-cell ns41:value-type="string" table:style-name="TL Metadata" office:value-type="string">
            <text:p>380381000801106H <text:s/>Hieronder dertien, waarvan de burgerlijke staat onbekend is.</text:p>
          </table:table-cell>
          <table:table-cell ns41:value-type="string" office:value-type="string">
            <text:p>380381000801106I <text:s/>Hieronder zes en tachtig, waarvan de burgerlijke staat onbekend is.</text:p>
          </table:table-cell>
          <table:table-cell table:number-columns-repeated="1018"/>
        </table:table-row>
        <table:table-row table:style-name="ro4" table:number-rows-repeated="10482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31:40</meta:creation-date>
    <dc:creator>Helpdesk</dc:creator>
    <dc:date>2004-12-20T18:20:59</dc:date>
    <meta:document-statistic meta:object-count="0" meta:cell-count="4854" meta:table-count="2"/>
    <meta:generator>ODFPY/1.3.0dev</meta:generator>
  </office:meta>
</office:document-meta>
</file>